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1" fo:font-size="17pt" style:text-underline-style="none" fo:font-weight="bold" officeooo:rsid="30bfac1e" officeooo:paragraph-rsid="307d1787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3ab67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308cdc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307d17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3ac0c0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8cdc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7f09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8170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87e4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8851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801f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92da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9059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307d17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308eb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cc4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95d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9b1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9d23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a04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d92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1ed07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0ea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1f03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04db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48dfa0" officeooo:paragraph-rsid="32a51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48dfa0" officeooo:paragraph-rsid="329847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48dfa0" officeooo:paragraph-rsid="32989b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48dfa0" officeooo:paragraph-rsid="3299da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48dfa0" officeooo:paragraph-rsid="329d98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48dfa0" officeooo:paragraph-rsid="32a15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797f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92c8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a3ef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068d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ed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f759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5ce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a3efa5" officeooo:paragraph-rsid="33d248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a7b4b" officeooo:paragraph-rsid="33e074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a7b4b" officeooo:paragraph-rsid="33c16b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1db95" officeooo:paragraph-rsid="3331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576b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b5f88" officeooo:paragraph-rsid="33c8f0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b5f88" officeooo:paragraph-rsid="33c84e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b5f88" officeooo:paragraph-rsid="3402e2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b5f88" officeooo:paragraph-rsid="3400d6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d83030" officeooo:paragraph-rsid="33289e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d83030" officeooo:paragraph-rsid="332505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6936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a678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a4e4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a5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a91a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b0e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c930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b97b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dba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d9c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d73c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e29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d83c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dd03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e16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d64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cf09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4e5c8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4e772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4f088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4faff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4ff3f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505b8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4fd5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5182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1effd3" officeooo:paragraph-rsid="35182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37c3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5de1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50f5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69d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6b2d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478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5e8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a613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97e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f1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e7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a9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4aa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5282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598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b8f3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c39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c3f1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9293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1169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6d89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11c0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e24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fd7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0a0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045d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00f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0557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0062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824af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8267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091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e566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71f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77f60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d619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74d1a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b3a6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57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b53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988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ce8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ef1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d0af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b378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df10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7df5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13d49f" officeooo:paragraph-rsid="3611c0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13d49f" officeooo:paragraph-rsid="362ab8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13d49f" officeooo:paragraph-rsid="3660d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13d49f" officeooo:paragraph-rsid="36e566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270a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2cd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354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5d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4e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b8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c7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a5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aa1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3cf1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367862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8e6ff4" officeooo:paragraph-rsid="38a00b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06703c" officeooo:paragraph-rsid="390670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06703c" officeooo:paragraph-rsid="3904c5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06703c" officeooo:paragraph-rsid="390b4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06703c" officeooo:paragraph-rsid="39dc24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06703c" officeooo:paragraph-rsid="39e8dd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be4a3b" officeooo:paragraph-rsid="36be4a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6f0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8b02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71c0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27dc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465c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48e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2909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1be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8d68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8dad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9191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2535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8621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9ea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a4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a224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861c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84b1c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85d1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16564f" officeooo:paragraph-rsid="371461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16564f" officeooo:paragraph-rsid="375897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4a2f03" officeooo:paragraph-rsid="3748e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4a2f03" officeooo:paragraph-rsid="374bc2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81495a" officeooo:paragraph-rsid="3783d2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a70be3" officeooo:paragraph-rsid="37a224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a96ed2" officeooo:paragraph-rsid="37a96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a96ed2" officeooo:paragraph-rsid="37b94f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a96ed2" officeooo:paragraph-rsid="37ad6a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a96ed2" officeooo:paragraph-rsid="37c25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098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92d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cf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738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89a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b15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ba4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d70a5" officeooo:paragraph-rsid="3a32ca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d70a5" officeooo:paragraph-rsid="3a332f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d70a5" officeooo:paragraph-rsid="3a4d0e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d70a5" officeooo:paragraph-rsid="3a49d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71e2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6f56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66fa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6830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098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aa3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a8c7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aa7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abdf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ecf41" officeooo:paragraph-rsid="3a098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ca2835" officeooo:paragraph-rsid="3ac0c0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3e8a30" officeooo:paragraph-rsid="3ac0c0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ab674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56df93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562f46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cc4e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d73a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add23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aa56b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a297e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ab76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abed2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d92b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1ed07c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1f0376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0ea5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0caae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2075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0f193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116fb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0ab9d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1fad23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1282b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12e87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1611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18039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0cee7d" officeooo:paragraph-rsid="31ed07c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25ddb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27c71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47ad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47b1a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54775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7c9f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7ab3f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81aad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803ee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80017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762e3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8684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8ef0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917f8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936b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96719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a517c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a1300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a234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797f4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b0b0b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b1875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b26e2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b3a6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305ed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bf0b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92c88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bbad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adea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a3ef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e629e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0a899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f759d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f954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f9ef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3248e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3caf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98a03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9cc9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5ebf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25a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5ce2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6aa0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e94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eda6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d3d3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43a0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830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0250b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eaa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05c0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563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4c13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89e3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9a91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a993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1696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2846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32a8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8372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af21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592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505e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abe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b509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c5d3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e03d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0b2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305dc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fb37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5a334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6936c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9bd44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a35ae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916f7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9ef7a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8dad5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900b0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99d06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9811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8e393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a4e47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07089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a678f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a91a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c930c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d73cc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d0c8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d1f4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a7b8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d1628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dfeb2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5c8d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960b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c33a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f088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fd52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18211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2353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2a0ba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31866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2d887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286e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2e8af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344b4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3be6c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3660a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37c3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4ed9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5071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4f519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75e89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4aa4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4694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4aab5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5f2d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598e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5282a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5a7f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3e1c9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4256a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6c3d6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f813f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b8f3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f9285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fb44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a98f1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ca7f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a3678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889d0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9293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6a30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bc2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a46c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e82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f69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11c0e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2ec99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3219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35c96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2e11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2ab84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5cfe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0d8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1d78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1820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209b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3232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5cfa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2b891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e566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fd770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082c5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23241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d1a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92f9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71f3b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04c55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081cf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d4d92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d7cd2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ec11e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84102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8a193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b3a62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fe357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f6b3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fa877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f905e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579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b539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ef14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534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dd1fe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7c674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7ab2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fa79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00e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dce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801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1329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07e1f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091e4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0a7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14617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0ab8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098c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8b028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10e27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1110a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1634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ffa9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172a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0f6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3367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4e7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6939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1ea7d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f1bd3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607e8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2909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385a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3aa9a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32bc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108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3e42e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3f40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4434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34ba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6041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f28e9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f48ed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25359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258f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8d68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f56df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93d93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946a0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944bd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df2b7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7fa1a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83d2b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8793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e17b76" officeooo:paragraph-rsid="33e17b7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e17b76" officeooo:paragraph-rsid="33e6b32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b7cf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e4c82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ba7b4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5272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dd867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3494c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e0dec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1e2b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4ad1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23a7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20af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3eaa4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4239c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3bde4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2474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38060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378e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4af12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46ce7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4323b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1c62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45729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ef23c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f4c5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c0ef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c0aca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c16b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27fc3c" officeooo:paragraph-rsid="342bf9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27fc3c" officeooo:paragraph-rsid="3438060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27fc3c" officeooo:paragraph-rsid="34423a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1db95" officeooo:paragraph-rsid="333248e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367f3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38724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51493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52ea5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53e12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87a9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87680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840c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86fe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88f9b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89164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5516e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561be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42ac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443f9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43a17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3f6fc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3cbc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3eb0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40850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576b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593c9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5b05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73acf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91a5f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9002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7ad8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8d9e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f5304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c84ec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c8f0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ca50b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0fa26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13f4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1a80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14a5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cba7a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00d6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0115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08842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10ed0" officeooo:paragraph-rsid="32f10ed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10ed0" officeooo:paragraph-rsid="32f454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1f133" officeooo:paragraph-rsid="3564b53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fcc4f1" officeooo:paragraph-rsid="35fcc4f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063b04" officeooo:paragraph-rsid="36063b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1549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173b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1946e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1d712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1d91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f260a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a0461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b8272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a839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2f28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3171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aab2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9e16f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4649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8b73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ff528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92f9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fb57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03c0a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9cb7a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a00b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a04c0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dd209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c0e6b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c25aa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c392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c7774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c951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e217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df57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0ef31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a9e15a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1002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effe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0a4e7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0296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04a7a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16762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18ecf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1cab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19e7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b84e80" officeooo:paragraph-rsid="39ba24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64abc1" officeooo:paragraph-rsid="3966b27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64abc1" officeooo:paragraph-rsid="39a64fc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64abc1" officeooo:paragraph-rsid="3967dce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8a316" officeooo:paragraph-rsid="3892f9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a1215b" officeooo:paragraph-rsid="38ebb4d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a1215b" officeooo:paragraph-rsid="36a1215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7ab25a" officeooo:paragraph-rsid="377ab2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35349f" officeooo:paragraph-rsid="3735349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35349f" officeooo:paragraph-rsid="3748e8b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35349f" officeooo:paragraph-rsid="376269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250f30" officeooo:paragraph-rsid="3725359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81495a" officeooo:paragraph-rsid="378149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81495a" officeooo:paragraph-rsid="37863e6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892043" officeooo:paragraph-rsid="378793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892043" officeooo:paragraph-rsid="3789204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9ea0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a224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1a5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a9812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121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aa3e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a7e0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a96ed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ad6a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1247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aa41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b125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d012b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cfa53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d2e5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d56ef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d5f6e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d9eb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f3da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9e15ac" officeooo:paragraph-rsid="3a9e15a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141c1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197a4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16762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19e7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fa36a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4b1c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faa9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5090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5113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54ae4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55f8d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58c25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59bd9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66f4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a098c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a1b899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a198b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a2954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2fa09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391f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3a25b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3b09a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3e404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41d3d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5a96b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43d84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462aa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49f37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47773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4b1c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6029e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4c9bde" officeooo:paragraph-rsid="384e72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098c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954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92d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cfe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ef54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2ca6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89a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36bd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915d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d70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1c8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32f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33b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3f53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5fcf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b15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eea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5407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ba49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d95c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15f9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d0e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014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1226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400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e87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7e8f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231d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9d1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b34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8553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f8e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6188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698f5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003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a8c7f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af909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b5c1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4d0e7e" officeooo:paragraph-rsid="3a4d0e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4ef54c" officeooo:paragraph-rsid="3a4ef54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7d321c" officeooo:paragraph-rsid="308eb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7d321c" officeooo:paragraph-rsid="3092da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7d321c" officeooo:paragraph-rsid="36f00e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7d321c" officeooo:paragraph-rsid="36ffa7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05997" officeooo:paragraph-rsid="309059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93c6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bfc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b25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c51c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cc4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d73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cd28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c575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c584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c966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a04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25dd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27c7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2b56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3560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3d88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40e5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42e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3c92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3ad9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3d7f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445c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4635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adc7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6e110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6e4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6e24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6e566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af71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afab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45347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b0b0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47b1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5477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762e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8b5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88ab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8f09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a51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34b2947" officeooo:paragraph-rsid="334b2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3ba7b4b" officeooo:paragraph-rsid="33ba7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3ba7b4b" officeooo:paragraph-rsid="33e87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3ba7b4b" officeooo:paragraph-rsid="33ef23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3ba7b4b" officeooo:paragraph-rsid="33f4c5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bbad30" officeooo:paragraph-rsid="33349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2f45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31e03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3305d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32fb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5e4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5c17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8e3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9ef7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5cf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6936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71b9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738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52e8af6" officeooo:paragraph-rsid="36d619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52e8af6" officeooo:paragraph-rsid="3904c5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0dd2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10ef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15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173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19d3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1cf4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4225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3cd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4313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41a6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464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892f9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8f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03c0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1d7124" officeooo:paragraph-rsid="391d91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1d7124" officeooo:paragraph-rsid="391d7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1d7124" officeooo:paragraph-rsid="39aab2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1d7124" officeooo:paragraph-rsid="39b0dc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fd81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fce7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92f9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979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a00b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be28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a04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b0b0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a57a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a97e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ad06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6ffa7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6f801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0b1d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07e1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df2b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92ab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bb12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cfa5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d2e5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d5f6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08da82" officeooo:paragraph-rsid="3707e1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d4d81f" officeooo:paragraph-rsid="37d4d8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d4d81f" officeooo:paragraph-rsid="37d56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a224d9" officeooo:paragraph-rsid="37c25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a224d9" officeooo:paragraph-rsid="37c392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a224d9" officeooo:paragraph-rsid="37c777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57395" officeooo:paragraph-rsid="37df5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57395" officeooo:paragraph-rsid="3a9e1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57395" officeooo:paragraph-rsid="381002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a9e1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7df5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7edd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7effe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a098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a2954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04a7a2" officeooo:paragraph-rsid="380a4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04a7a2" officeooo:paragraph-rsid="3804a7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138983" officeooo:paragraph-rsid="3819e7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512260" officeooo:paragraph-rsid="3a512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4" style:family="paragraph" style:parent-style-name="Standard" style:list-style-name="L1">
      <style:text-properties fo:color="#333333" fo:font-weight="bold" officeooo:paragraph-rsid="3ac0c012" style:font-weight-asian="bold" style:font-weight-complex="bold"/>
    </style:style>
    <style:style style:name="P7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308eb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a9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98c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56e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598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81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a727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a958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821d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a97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9940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9c1d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9b84e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b3a6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57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ef6b2d" officeooo:paragraph-rsid="39ef6b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92d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cf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561be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10ed0" officeooo:paragraph-rsid="32f4a6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d3d3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c00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960b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c33a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6c3d6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d40e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d307a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d0cdb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ec5d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e566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b3a62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579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10e27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0f6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2f4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ff2a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fab5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0ce7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fd58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0a7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7289e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564b53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6b82d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17175" officeooo:paragraph-rsid="35d171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1c19c" officeooo:paragraph-rsid="35d243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bb797" officeooo:paragraph-rsid="35e240a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bb797" officeooo:paragraph-rsid="35d40e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bb797" officeooo:paragraph-rsid="35e7284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5b0ab" officeooo:paragraph-rsid="35e1812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5b0ab" officeooo:paragraph-rsid="35d7df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ff468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b8272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b9313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baff8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a00cb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3789a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37428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dfd23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b84e80" officeooo:paragraph-rsid="39ba24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ef6b2d" officeooo:paragraph-rsid="39b1aee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ef6b2d" officeooo:paragraph-rsid="39ef6b2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400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7e8f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64e1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6188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5400c4" officeooo:paragraph-rsid="3a5400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9b931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36ed2d" officeooo:paragraph-rsid="391cf4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36ed2d" officeooo:paragraph-rsid="39392c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892f9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c74de3" officeooo:paragraph-rsid="38a04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b59e8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b78ec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60650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785e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c117f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e16e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cd42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c9e26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098c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20678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e9f3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ce8b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be4a3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8f36f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ef14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8ead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534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df10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ee613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78d8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ef72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f157c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0a7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680eb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27dc9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25359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f48ed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ab86c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6b82d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baff8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b9313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1cf43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4649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482c6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fb57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03c0a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f58b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0d45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a9e1ee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04a7a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16762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17b91" officeooo:paragraph-rsid="3a21ea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a1215b" officeooo:paragraph-rsid="38ee0a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a1215b" officeooo:paragraph-rsid="3a74df2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250f30" officeooo:paragraph-rsid="37250f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892043" officeooo:paragraph-rsid="3a9d19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1cab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66fa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1e8fa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098c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b5c1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b6e71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06703c" officeooo:paragraph-rsid="3a1e8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b3a6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57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ab86c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d0af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cf05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d1fe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53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6f0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2535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a741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9b931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892f9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7edd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2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d5914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30bb419d"/>
    </style:style>
    <style:style style:name="T3" style:family="text">
      <style:text-properties style:font-name="標楷體1" style:font-name-asian="標楷體1"/>
    </style:style>
    <style:style style:name="T4" style:family="text">
      <style:text-properties style:font-name="標楷體1" officeooo:rsid="30bfac1e" style:font-name-asian="標楷體1"/>
    </style:style>
    <style:style style:name="T5" style:family="text">
      <style:text-properties style:font-name="標楷體1" officeooo:rsid="30801fec" style:font-name-asian="標楷體1"/>
    </style:style>
    <style:style style:name="T6" style:family="text">
      <style:text-properties style:font-name="標楷體1" officeooo:rsid="308170a9" style:font-name-asian="標楷體1"/>
    </style:style>
    <style:style style:name="T7" style:family="text">
      <style:text-properties style:font-name="標楷體1" officeooo:rsid="30905997" style:font-name-asian="標楷體1"/>
    </style:style>
    <style:style style:name="T8" style:family="text">
      <style:text-properties style:font-name="標楷體1" officeooo:rsid="30a78825" style:font-name-asian="標楷體1"/>
    </style:style>
    <style:style style:name="T9" style:family="text">
      <style:text-properties style:font-name="標楷體1" officeooo:rsid="30abed2c" style:font-name-asian="標楷體1"/>
    </style:style>
    <style:style style:name="T10" style:family="text">
      <style:text-properties style:font-name="標楷體1" officeooo:rsid="310a8fcc" style:font-name-asian="標楷體1"/>
    </style:style>
    <style:style style:name="T11" style:family="text">
      <style:text-properties style:font-name="標楷體1" officeooo:rsid="310e8aa9" style:font-name-asian="標楷體1"/>
    </style:style>
    <style:style style:name="T12" style:family="text">
      <style:text-properties style:font-name="標楷體1" officeooo:rsid="31fed1ef" style:font-name-asian="標楷體1"/>
    </style:style>
    <style:style style:name="T13" style:family="text">
      <style:text-properties style:font-name="標楷體1" officeooo:rsid="3200c2c1" style:font-name-asian="標楷體1"/>
    </style:style>
    <style:style style:name="T14" style:family="text">
      <style:text-properties style:font-name="標楷體1" officeooo:rsid="3227c714" style:font-name-asian="標楷體1"/>
    </style:style>
    <style:style style:name="T15" style:family="text">
      <style:text-properties style:font-name="標楷體1" officeooo:rsid="322a2819" style:font-name-asian="標楷體1"/>
    </style:style>
    <style:style style:name="T16" style:family="text">
      <style:text-properties style:font-name="標楷體1" officeooo:rsid="3247ade2" style:font-name-asian="標楷體1"/>
    </style:style>
    <style:style style:name="T17" style:family="text">
      <style:text-properties style:font-name="標楷體1" officeooo:rsid="3248dfa0" style:font-name-asian="標楷體1"/>
    </style:style>
    <style:style style:name="T18" style:family="text">
      <style:text-properties style:font-name="標楷體1" officeooo:rsid="3093c665" style:font-name-asian="標楷體1"/>
    </style:style>
    <style:style style:name="T19" style:family="text">
      <style:text-properties style:font-name="標楷體1" officeooo:rsid="32868404" style:font-name-asian="標楷體1"/>
    </style:style>
    <style:style style:name="T20" style:family="text">
      <style:text-properties style:font-name="標楷體1" officeooo:rsid="3225ddbd" style:font-name-asian="標楷體1"/>
    </style:style>
    <style:style style:name="T21" style:family="text">
      <style:text-properties style:font-name="標楷體1" officeooo:rsid="3340853d" style:font-name-asian="標楷體1"/>
    </style:style>
    <style:style style:name="T22" style:family="text">
      <style:text-properties style:font-name="標楷體1" officeooo:rsid="339afa2a" style:font-name-asian="標楷體1"/>
    </style:style>
    <style:style style:name="T23" style:family="text">
      <style:text-properties style:font-name="標楷體1" officeooo:rsid="32bbad30" style:font-name-asian="標楷體1"/>
    </style:style>
    <style:style style:name="T24" style:family="text">
      <style:text-properties style:font-name="標楷體1" officeooo:rsid="32bc7115" style:font-name-asian="標楷體1"/>
    </style:style>
    <style:style style:name="T25" style:family="text">
      <style:text-properties style:font-name="標楷體1" officeooo:rsid="32c10dd3" style:font-name-asian="標楷體1"/>
    </style:style>
    <style:style style:name="T26" style:family="text">
      <style:text-properties style:font-name="標楷體1" officeooo:rsid="32c48e1f" style:font-name-asian="標楷體1"/>
    </style:style>
    <style:style style:name="T27" style:family="text">
      <style:text-properties style:font-name="標楷體1" officeooo:rsid="32d83030" style:font-name-asian="標楷體1"/>
    </style:style>
    <style:style style:name="T28" style:family="text">
      <style:text-properties style:font-name="標楷體1" officeooo:rsid="32d974a4" style:font-name-asian="標楷體1"/>
    </style:style>
    <style:style style:name="T29" style:family="text">
      <style:text-properties style:font-name="標楷體1" officeooo:rsid="32dba7ef" style:font-name-asian="標楷體1"/>
    </style:style>
    <style:style style:name="T30" style:family="text">
      <style:text-properties style:font-name="標楷體1" officeooo:rsid="32dd3d3d" style:font-name-asian="標楷體1"/>
    </style:style>
    <style:style style:name="T31" style:family="text">
      <style:text-properties style:font-name="標楷體1" officeooo:rsid="32de94be" style:font-name-asian="標楷體1"/>
    </style:style>
    <style:style style:name="T32" style:family="text">
      <style:text-properties style:font-name="標楷體1" officeooo:rsid="32deaae3" style:font-name-asian="標楷體1"/>
    </style:style>
    <style:style style:name="T33" style:family="text">
      <style:text-properties style:font-name="標楷體1" officeooo:rsid="32e16969" style:font-name-asian="標楷體1"/>
    </style:style>
    <style:style style:name="T34" style:family="text">
      <style:text-properties style:font-name="標楷體1" officeooo:rsid="32e28460" style:font-name-asian="標楷體1"/>
    </style:style>
    <style:style style:name="T35" style:family="text">
      <style:text-properties style:font-name="標楷體1" officeooo:rsid="32e32a8d" style:font-name-asian="標楷體1"/>
    </style:style>
    <style:style style:name="T36" style:family="text">
      <style:text-properties style:font-name="標楷體1" officeooo:rsid="32f10ed0" style:font-name-asian="標楷體1"/>
    </style:style>
    <style:style style:name="T37" style:family="text">
      <style:text-properties style:font-name="標楷體1" officeooo:rsid="32f203a3" style:font-name-asian="標楷體1"/>
    </style:style>
    <style:style style:name="T38" style:family="text">
      <style:text-properties style:font-name="標楷體1" officeooo:rsid="32f3d5ac" style:font-name-asian="標楷體1"/>
    </style:style>
    <style:style style:name="T39" style:family="text">
      <style:text-properties style:font-name="標楷體1" officeooo:rsid="32f4545f" style:font-name-asian="標楷體1"/>
    </style:style>
    <style:style style:name="T40" style:family="text">
      <style:text-properties style:font-name="標楷體1" officeooo:rsid="32f4a6e2" style:font-name-asian="標楷體1"/>
    </style:style>
    <style:style style:name="T41" style:family="text">
      <style:text-properties style:font-name="標楷體1" officeooo:rsid="32f95475" style:font-name-asian="標楷體1"/>
    </style:style>
    <style:style style:name="T42" style:family="text">
      <style:text-properties style:font-name="標楷體1" officeooo:rsid="32f9ef68" style:font-name-asian="標楷體1"/>
    </style:style>
    <style:style style:name="T43" style:family="text">
      <style:text-properties style:font-name="標楷體1" officeooo:rsid="3302cdbc" style:font-name-asian="標楷體1"/>
    </style:style>
    <style:style style:name="T44" style:family="text">
      <style:text-properties style:font-name="標楷體1" officeooo:rsid="3305edb0" style:font-name-asian="標楷體1"/>
    </style:style>
    <style:style style:name="T45" style:family="text">
      <style:text-properties style:font-name="標楷體1" officeooo:rsid="330845a6" style:font-name-asian="標楷體1"/>
    </style:style>
    <style:style style:name="T46" style:family="text">
      <style:text-properties style:font-name="標楷體1" officeooo:rsid="3314c131" style:font-name-asian="標楷體1"/>
    </style:style>
    <style:style style:name="T47" style:family="text">
      <style:text-properties style:font-name="標楷體1" officeooo:rsid="33167efd" style:font-name-asian="標楷體1"/>
    </style:style>
    <style:style style:name="T48" style:family="text">
      <style:text-properties style:font-name="標楷體1" officeooo:rsid="33183727" style:font-name-asian="標楷體1"/>
    </style:style>
    <style:style style:name="T49" style:family="text">
      <style:text-properties style:font-name="標楷體1" officeooo:rsid="332c6b21" style:font-name-asian="標楷體1"/>
    </style:style>
    <style:style style:name="T50" style:family="text">
      <style:text-properties style:font-name="標楷體1" officeooo:rsid="332e2c39" style:font-name-asian="標楷體1"/>
    </style:style>
    <style:style style:name="T51" style:family="text">
      <style:text-properties style:font-name="標楷體1" officeooo:rsid="332e3860" style:font-name-asian="標楷體1"/>
    </style:style>
    <style:style style:name="T52" style:family="text">
      <style:text-properties style:font-name="標楷體1" officeooo:rsid="33387243" style:font-name-asian="標楷體1"/>
    </style:style>
    <style:style style:name="T53" style:family="text">
      <style:text-properties style:font-name="標楷體1" officeooo:rsid="333c177d" style:font-name-asian="標楷體1"/>
    </style:style>
    <style:style style:name="T54" style:family="text">
      <style:text-properties style:font-name="標楷體1" officeooo:rsid="33514931" style:font-name-asian="標楷體1"/>
    </style:style>
    <style:style style:name="T55" style:family="text">
      <style:text-properties style:font-name="標楷體1" officeooo:rsid="33593c92" style:font-name-asian="標楷體1"/>
    </style:style>
    <style:style style:name="T56" style:family="text">
      <style:text-properties style:font-name="標楷體1" officeooo:rsid="3359a10e" style:font-name-asian="標楷體1"/>
    </style:style>
    <style:style style:name="T57" style:family="text">
      <style:text-properties style:font-name="標楷體1" officeooo:rsid="335b0533" style:font-name-asian="標楷體1"/>
    </style:style>
    <style:style style:name="T58" style:family="text">
      <style:text-properties style:font-name="標楷體1" officeooo:rsid="335b5f88" style:font-name-asian="標楷體1"/>
    </style:style>
    <style:style style:name="T59" style:family="text">
      <style:text-properties style:font-name="標楷體1" officeooo:rsid="337dd807" style:font-name-asian="標楷體1"/>
    </style:style>
    <style:style style:name="T60" style:family="text">
      <style:text-properties style:font-name="標楷體1" officeooo:rsid="337e3888" style:font-name-asian="標楷體1"/>
    </style:style>
    <style:style style:name="T61" style:family="text">
      <style:text-properties style:font-name="標楷體1" officeooo:rsid="338057dc" style:font-name-asian="標楷體1"/>
    </style:style>
    <style:style style:name="T62" style:family="text">
      <style:text-properties style:font-name="標楷體1" officeooo:rsid="33869fed" style:font-name-asian="標楷體1"/>
    </style:style>
    <style:style style:name="T63" style:family="text">
      <style:text-properties style:font-name="標楷體1" officeooo:rsid="3387680d" style:font-name-asian="標楷體1"/>
    </style:style>
    <style:style style:name="T64" style:family="text">
      <style:text-properties style:font-name="標楷體1" officeooo:rsid="33891640" style:font-name-asian="標楷體1"/>
    </style:style>
    <style:style style:name="T65" style:family="text">
      <style:text-properties style:font-name="標楷體1" officeooo:rsid="334b2947" style:font-name-asian="標楷體1"/>
    </style:style>
    <style:style style:name="T66" style:family="text">
      <style:text-properties style:font-name="標楷體1" officeooo:rsid="339cc936" style:font-name-asian="標楷體1"/>
    </style:style>
    <style:style style:name="T67" style:family="text">
      <style:text-properties style:font-name="標楷體1" officeooo:rsid="33a3efa5" style:font-name-asian="標楷體1"/>
    </style:style>
    <style:style style:name="T68" style:family="text">
      <style:text-properties style:font-name="標楷體1" officeooo:rsid="33ab3c44" style:font-name-asian="標楷體1"/>
    </style:style>
    <style:style style:name="T69" style:family="text">
      <style:text-properties style:font-name="標楷體1" officeooo:rsid="33adea17" style:font-name-asian="標楷體1"/>
    </style:style>
    <style:style style:name="T70" style:family="text">
      <style:text-properties style:font-name="標楷體1" officeooo:rsid="33b0fa86" style:font-name-asian="標楷體1"/>
    </style:style>
    <style:style style:name="T71" style:family="text">
      <style:text-properties style:font-name="標楷體1" officeooo:rsid="33b26180" style:font-name-asian="標楷體1"/>
    </style:style>
    <style:style style:name="T72" style:family="text">
      <style:text-properties style:font-name="標楷體1" officeooo:rsid="33b6f54e" style:font-name-asian="標楷體1"/>
    </style:style>
    <style:style style:name="T73" style:family="text">
      <style:text-properties style:font-name="標楷體1" officeooo:rsid="33ba7b4b" style:font-name-asian="標楷體1"/>
    </style:style>
    <style:style style:name="T74" style:family="text">
      <style:text-properties style:font-name="標楷體1" officeooo:rsid="33ecb9e3" style:font-name-asian="標楷體1"/>
    </style:style>
    <style:style style:name="T75" style:family="text">
      <style:text-properties style:font-name="標楷體1" officeooo:rsid="33ede74d" style:font-name-asian="標楷體1"/>
    </style:style>
    <style:style style:name="T76" style:family="text">
      <style:text-properties style:font-name="標楷體1" officeooo:rsid="33fa6e1f" style:font-name-asian="標楷體1"/>
    </style:style>
    <style:style style:name="T77" style:family="text">
      <style:text-properties style:font-name="標楷體1" officeooo:rsid="340cf527" style:font-name-asian="標楷體1"/>
    </style:style>
    <style:style style:name="T78" style:family="text">
      <style:text-properties style:font-name="標楷體1" officeooo:rsid="340f8beb" style:font-name-asian="標楷體1"/>
    </style:style>
    <style:style style:name="T79" style:family="text">
      <style:text-properties style:font-name="標楷體1" officeooo:rsid="340fa264" style:font-name-asian="標楷體1"/>
    </style:style>
    <style:style style:name="T80" style:family="text">
      <style:text-properties style:font-name="標楷體1" officeooo:rsid="34110f1b" style:font-name-asian="標楷體1"/>
    </style:style>
    <style:style style:name="T81" style:family="text">
      <style:text-properties style:font-name="標楷體1" officeooo:rsid="3412fcc8" style:font-name-asian="標楷體1"/>
    </style:style>
    <style:style style:name="T82" style:family="text">
      <style:text-properties style:font-name="標楷體1" officeooo:rsid="3413686a" style:font-name-asian="標楷體1"/>
    </style:style>
    <style:style style:name="T83" style:family="text">
      <style:text-properties style:font-name="標楷體1" officeooo:rsid="3413f467" style:font-name-asian="標楷體1"/>
    </style:style>
    <style:style style:name="T84" style:family="text">
      <style:text-properties style:font-name="標楷體1" officeooo:rsid="3414a58a" style:font-name-asian="標楷體1"/>
    </style:style>
    <style:style style:name="T85" style:family="text">
      <style:text-properties style:font-name="標楷體1" officeooo:rsid="34153c4f" style:font-name-asian="標楷體1"/>
    </style:style>
    <style:style style:name="T86" style:family="text">
      <style:text-properties style:font-name="標楷體1" officeooo:rsid="341876cd" style:font-name-asian="標楷體1"/>
    </style:style>
    <style:style style:name="T87" style:family="text">
      <style:text-properties style:font-name="標楷體1" officeooo:rsid="341c6296" style:font-name-asian="標楷體1"/>
    </style:style>
    <style:style style:name="T88" style:family="text">
      <style:text-properties style:font-name="標楷體1" officeooo:rsid="3420af87" style:font-name-asian="標楷體1"/>
    </style:style>
    <style:style style:name="T89" style:family="text">
      <style:text-properties style:font-name="標楷體1" officeooo:rsid="342416a9" style:font-name-asian="標楷體1"/>
    </style:style>
    <style:style style:name="T90" style:family="text">
      <style:text-properties style:font-name="標楷體1" officeooo:rsid="34247487" style:font-name-asian="標楷體1"/>
    </style:style>
    <style:style style:name="T91" style:family="text">
      <style:text-properties style:font-name="標楷體1" officeooo:rsid="3425ffd3" style:font-name-asian="標楷體1"/>
    </style:style>
    <style:style style:name="T92" style:family="text">
      <style:text-properties style:font-name="標楷體1" officeooo:rsid="34287a28" style:font-name-asian="標楷體1"/>
    </style:style>
    <style:style style:name="T93" style:family="text">
      <style:text-properties style:font-name="標楷體1" officeooo:rsid="342d9427" style:font-name-asian="標楷體1"/>
    </style:style>
    <style:style style:name="T94" style:family="text">
      <style:text-properties style:font-name="標楷體1" officeooo:rsid="342ddf6f" style:font-name-asian="標楷體1"/>
    </style:style>
    <style:style style:name="T95" style:family="text">
      <style:text-properties style:font-name="標楷體1" officeooo:rsid="342fe49c" style:font-name-asian="標楷體1"/>
    </style:style>
    <style:style style:name="T96" style:family="text">
      <style:text-properties style:font-name="標楷體1" officeooo:rsid="34312cdb" style:font-name-asian="標楷體1"/>
    </style:style>
    <style:style style:name="T97" style:family="text">
      <style:text-properties style:font-name="標楷體1" officeooo:rsid="3438060c" style:font-name-asian="標楷體1"/>
    </style:style>
    <style:style style:name="T98" style:family="text">
      <style:text-properties style:font-name="標楷體1" officeooo:rsid="343bde43" style:font-name-asian="標楷體1"/>
    </style:style>
    <style:style style:name="T99" style:family="text">
      <style:text-properties style:font-name="標楷體1" officeooo:rsid="343eaa48" style:font-name-asian="標楷體1"/>
    </style:style>
    <style:style style:name="T100" style:family="text">
      <style:text-properties style:font-name="標楷體1" officeooo:rsid="343ff2f2" style:font-name-asian="標楷體1"/>
    </style:style>
    <style:style style:name="T101" style:family="text">
      <style:text-properties style:font-name="標楷體1" officeooo:rsid="344239cb" style:font-name-asian="標楷體1"/>
    </style:style>
    <style:style style:name="T102" style:family="text">
      <style:text-properties style:font-name="標楷體1" officeooo:rsid="34423af4" style:font-name-asian="標楷體1"/>
    </style:style>
    <style:style style:name="T103" style:family="text">
      <style:text-properties style:font-name="標楷體1" officeooo:rsid="344447b1" style:font-name-asian="標楷體1"/>
    </style:style>
    <style:style style:name="T104" style:family="text">
      <style:text-properties style:font-name="標楷體1" officeooo:rsid="34457298" style:font-name-asian="標楷體1"/>
    </style:style>
    <style:style style:name="T105" style:family="text">
      <style:text-properties style:font-name="標楷體1" officeooo:rsid="346596a5" style:font-name-asian="標楷體1"/>
    </style:style>
    <style:style style:name="T106" style:family="text">
      <style:text-properties style:font-name="標楷體1" officeooo:rsid="346936c0" style:font-name-asian="標楷體1"/>
    </style:style>
    <style:style style:name="T107" style:family="text">
      <style:text-properties style:font-name="標楷體1" officeooo:rsid="346afbc2" style:font-name-asian="標楷體1"/>
    </style:style>
    <style:style style:name="T108" style:family="text">
      <style:text-properties style:font-name="標楷體1" officeooo:rsid="347bbe8d" style:font-name-asian="標楷體1"/>
    </style:style>
    <style:style style:name="T109" style:family="text">
      <style:text-properties style:font-name="標楷體1" officeooo:rsid="349ef7ab" style:font-name-asian="標楷體1"/>
    </style:style>
    <style:style style:name="T110" style:family="text">
      <style:text-properties style:font-name="標楷體1" officeooo:rsid="307d321c" style:font-name-asian="標楷體1"/>
    </style:style>
    <style:style style:name="T111" style:family="text">
      <style:text-properties style:font-name="標楷體1" officeooo:rsid="24743952" style:font-name-asian="標楷體1"/>
    </style:style>
    <style:style style:name="T112" style:family="text">
      <style:text-properties style:font-name="標楷體1" officeooo:rsid="26e02cc3" style:font-name-asian="標楷體1"/>
    </style:style>
    <style:style style:name="T113" style:family="text">
      <style:text-properties style:font-name="標楷體1" officeooo:rsid="352e8af6" style:font-name-asian="標楷體1"/>
    </style:style>
    <style:style style:name="T114" style:family="text">
      <style:text-properties style:font-name="標楷體1" officeooo:rsid="35afef55" style:font-name-asian="標楷體1"/>
    </style:style>
    <style:style style:name="T115" style:family="text">
      <style:text-properties style:font-name="標楷體1" officeooo:rsid="36a01984" style:font-name-asian="標楷體1"/>
    </style:style>
    <style:style style:name="T116" style:family="text">
      <style:text-properties style:font-name="標楷體1" officeooo:rsid="17cb7444" style:font-name-asian="標楷體1"/>
    </style:style>
    <style:style style:name="T117" style:family="text">
      <style:text-properties style:font-name="標楷體1" officeooo:rsid="36eb00d7" style:font-name-asian="標楷體1"/>
    </style:style>
    <style:style style:name="T118" style:family="text">
      <style:text-properties style:font-name="標楷體1" officeooo:rsid="36ee6137" style:font-name-asian="標楷體1"/>
    </style:style>
    <style:style style:name="T119" style:family="text">
      <style:text-properties style:font-name="標楷體1" officeooo:rsid="36f0a7c4" style:font-name-asian="標楷體1"/>
    </style:style>
    <style:style style:name="T120" style:family="text">
      <style:text-properties style:font-name="標楷體1" officeooo:rsid="36f801be" style:font-name-asian="標楷體1"/>
    </style:style>
    <style:style style:name="T121" style:family="text">
      <style:text-properties style:font-name="標楷體1" officeooo:rsid="37004e1d" style:font-name-asian="標楷體1"/>
    </style:style>
    <style:style style:name="T122" style:family="text">
      <style:text-properties style:font-name="標楷體1" officeooo:rsid="3708da82" style:font-name-asian="標楷體1"/>
    </style:style>
    <style:style style:name="T123" style:family="text">
      <style:text-properties style:font-name="標楷體1" officeooo:rsid="377ab25a" style:font-name-asian="標楷體1"/>
    </style:style>
    <style:style style:name="T124" style:family="text">
      <style:text-properties style:font-name="標楷體1" officeooo:rsid="377c6740" style:font-name-asian="標楷體1"/>
    </style:style>
    <style:style style:name="T125" style:family="text">
      <style:text-properties style:font-name="標楷體1" officeooo:rsid="34d73cc2" style:font-name-asian="標楷體1"/>
    </style:style>
    <style:style style:name="T126" style:family="text">
      <style:text-properties style:font-name="標楷體1" officeooo:rsid="34e5c8df" style:font-name-asian="標楷體1"/>
    </style:style>
    <style:style style:name="T127" style:family="text">
      <style:text-properties style:font-name="標楷體1" officeooo:rsid="352a0ba8" style:font-name-asian="標楷體1"/>
    </style:style>
    <style:style style:name="T128" style:family="text">
      <style:text-properties style:font-name="標楷體1" officeooo:rsid="352c9f9c" style:font-name-asian="標楷體1"/>
    </style:style>
    <style:style style:name="T129" style:family="text">
      <style:text-properties style:font-name="標楷體1" officeooo:rsid="351effd3" style:font-name-asian="標楷體1"/>
    </style:style>
    <style:style style:name="T130" style:family="text">
      <style:text-properties style:font-name="標楷體1" officeooo:rsid="352f5f2a" style:font-name-asian="標楷體1" style:font-name-complex="Liberation Serif"/>
    </style:style>
    <style:style style:name="T131" style:family="text">
      <style:text-properties style:font-name="標楷體1" officeooo:rsid="38197a44" style:font-name-asian="標楷體1" style:font-name-complex="Liberation Serif"/>
    </style:style>
    <style:style style:name="T132" style:family="text">
      <style:text-properties style:font-name="標楷體1" officeooo:rsid="39081cff" style:font-name-asian="標楷體1" style:font-name-complex="Liberation Serif"/>
    </style:style>
    <style:style style:name="T133" style:family="text">
      <style:text-properties style:font-name="標楷體1" officeooo:rsid="39c81b0c" style:font-name-asian="標楷體1" style:font-name-complex="Liberation Serif"/>
    </style:style>
    <style:style style:name="T134" style:family="text">
      <style:text-properties style:font-name="標楷體1" officeooo:rsid="352f5f2a" style:font-name-asian="標楷體1"/>
    </style:style>
    <style:style style:name="T135" style:family="text">
      <style:text-properties style:font-name="標楷體1" officeooo:rsid="353253ec" style:font-name-asian="標楷體1"/>
    </style:style>
    <style:style style:name="T136" style:family="text">
      <style:text-properties style:font-name="標楷體1" officeooo:rsid="35358849" style:font-name-asian="標楷體1"/>
    </style:style>
    <style:style style:name="T137" style:family="text">
      <style:text-properties style:font-name="標楷體1" officeooo:rsid="354c5a83" style:font-name-asian="標楷體1"/>
    </style:style>
    <style:style style:name="T138" style:family="text">
      <style:text-properties style:font-name="標楷體1" officeooo:rsid="355a7f30" style:font-name-asian="標楷體1"/>
    </style:style>
    <style:style style:name="T139" style:family="text">
      <style:text-properties style:font-name="標楷體1" officeooo:rsid="3564b534" style:font-name-asian="標楷體1"/>
    </style:style>
    <style:style style:name="T140" style:family="text">
      <style:text-properties style:font-name="標楷體1" officeooo:rsid="35a9ec7e" style:font-name-asian="標楷體1"/>
    </style:style>
    <style:style style:name="T141" style:family="text">
      <style:text-properties style:font-name="標楷體1" officeooo:rsid="35aa8624" style:font-name-asian="標楷體1"/>
    </style:style>
    <style:style style:name="T142" style:family="text">
      <style:text-properties style:font-name="標楷體1" officeooo:rsid="35b69a51" style:font-name-asian="標楷體1"/>
    </style:style>
    <style:style style:name="T143" style:family="text">
      <style:text-properties style:font-name="標楷體1" officeooo:rsid="35d307a4" style:font-name-asian="標楷體1"/>
    </style:style>
    <style:style style:name="T144" style:family="text">
      <style:text-properties style:font-name="標楷體1" officeooo:rsid="35df1c83" style:font-name-asian="標楷體1"/>
    </style:style>
    <style:style style:name="T145" style:family="text">
      <style:text-properties style:font-name="標楷體1" officeooo:rsid="35fb4436" style:font-name-asian="標楷體1"/>
    </style:style>
    <style:style style:name="T146" style:family="text">
      <style:text-properties style:font-name="標楷體1" officeooo:rsid="35fd7703" style:font-name-asian="標楷體1"/>
    </style:style>
    <style:style style:name="T147" style:family="text">
      <style:text-properties style:font-name="標楷體1" officeooo:rsid="3613399c" style:font-name-asian="標楷體1"/>
    </style:style>
    <style:style style:name="T148" style:family="text">
      <style:text-properties style:font-name="標楷體1" officeooo:rsid="3613d49f" style:font-name-asian="標楷體1"/>
    </style:style>
    <style:style style:name="T149" style:family="text">
      <style:text-properties style:font-name="標楷體1" officeooo:rsid="3616cc17" style:font-name-asian="標楷體1"/>
    </style:style>
    <style:style style:name="T150" style:family="text">
      <style:text-properties style:font-name="標楷體1" officeooo:rsid="361748d4" style:font-name-asian="標楷體1"/>
    </style:style>
    <style:style style:name="T151" style:family="text">
      <style:text-properties style:font-name="標楷體1" officeooo:rsid="362e118a" style:font-name-asian="標楷體1"/>
    </style:style>
    <style:style style:name="T152" style:family="text">
      <style:text-properties style:font-name="標楷體1" officeooo:rsid="363068bc" style:font-name-asian="標楷體1"/>
    </style:style>
    <style:style style:name="T153" style:family="text">
      <style:text-properties style:font-name="標楷體1" officeooo:rsid="3631ba7d" style:font-name-asian="標楷體1"/>
    </style:style>
    <style:style style:name="T154" style:family="text">
      <style:text-properties style:font-name="標楷體1" officeooo:rsid="364a0136" style:font-name-asian="標楷體1"/>
    </style:style>
    <style:style style:name="T155" style:family="text">
      <style:text-properties style:font-name="標楷體1" officeooo:rsid="364cca6c" style:font-name-asian="標楷體1"/>
    </style:style>
    <style:style style:name="T156" style:family="text">
      <style:text-properties style:font-name="標楷體1" officeooo:rsid="31258c18" style:font-name-asian="標楷體1"/>
    </style:style>
    <style:style style:name="T157" style:family="text">
      <style:text-properties style:font-name="標楷體1" officeooo:rsid="36618209" style:font-name-asian="標楷體1"/>
    </style:style>
    <style:style style:name="T158" style:family="text">
      <style:text-properties style:font-name="標楷體1" officeooo:rsid="3661d781" style:font-name-asian="標楷體1"/>
    </style:style>
    <style:style style:name="T159" style:family="text">
      <style:text-properties style:font-name="標楷體1" officeooo:rsid="3681289a" style:font-name-asian="標楷體1"/>
    </style:style>
    <style:style style:name="T160" style:family="text">
      <style:text-properties style:font-name="標楷體1" officeooo:rsid="3682aa2d" style:font-name-asian="標楷體1"/>
    </style:style>
    <style:style style:name="T161" style:family="text">
      <style:text-properties style:font-name="標楷體1" officeooo:rsid="369b25ea" style:font-name-asian="標楷體1"/>
    </style:style>
    <style:style style:name="T162" style:family="text">
      <style:text-properties style:font-name="標楷體1" officeooo:rsid="36b353d6" style:font-name-asian="標楷體1"/>
    </style:style>
    <style:style style:name="T163" style:family="text">
      <style:text-properties style:font-name="標楷體1" officeooo:rsid="36b82d72" style:font-name-asian="標楷體1"/>
    </style:style>
    <style:style style:name="T164" style:family="text">
      <style:text-properties style:font-name="標楷體1" officeooo:rsid="36b96a08" style:font-name-asian="標楷體1"/>
    </style:style>
    <style:style style:name="T165" style:family="text">
      <style:text-properties style:font-name="標楷體1" officeooo:rsid="36be4a3b" style:font-name-asian="標楷體1"/>
    </style:style>
    <style:style style:name="T166" style:family="text">
      <style:text-properties style:font-name="標楷體1" officeooo:rsid="3716564f" style:font-name-asian="標楷體1"/>
    </style:style>
    <style:style style:name="T167" style:family="text">
      <style:text-properties style:font-name="標楷體1" officeooo:rsid="37172a8a" style:font-name-asian="標楷體1"/>
    </style:style>
    <style:style style:name="T168" style:family="text">
      <style:text-properties style:font-name="標楷體1" officeooo:rsid="371cc066" style:font-name-asian="標楷體1"/>
    </style:style>
    <style:style style:name="T169" style:family="text">
      <style:text-properties style:font-name="標楷體1" officeooo:rsid="3735349f" style:font-name-asian="標楷體1"/>
    </style:style>
    <style:style style:name="T170" style:family="text">
      <style:text-properties style:font-name="標楷體1" officeooo:rsid="374a2f03" style:font-name-asian="標楷體1"/>
    </style:style>
    <style:style style:name="T171" style:family="text">
      <style:text-properties style:font-name="標楷體1" officeooo:rsid="374fab54" style:font-name-asian="標楷體1"/>
    </style:style>
    <style:style style:name="T172" style:family="text">
      <style:text-properties style:font-name="標楷體1" officeooo:rsid="374fd58c" style:font-name-asian="標楷體1"/>
    </style:style>
    <style:style style:name="T173" style:family="text">
      <style:text-properties style:font-name="標楷體1" officeooo:rsid="374ff2a2" style:font-name-asian="標楷體1"/>
    </style:style>
    <style:style style:name="T174" style:family="text">
      <style:text-properties style:font-name="標楷體1" officeooo:rsid="3750ce74" style:font-name-asian="標楷體1"/>
    </style:style>
    <style:style style:name="T175" style:family="text">
      <style:text-properties style:font-name="標楷體1" officeooo:rsid="3752f4e3" style:font-name-asian="標楷體1"/>
    </style:style>
    <style:style style:name="T176" style:family="text">
      <style:text-properties style:font-name="標楷體1" officeooo:rsid="375d54a5" style:font-name-asian="標楷體1"/>
    </style:style>
    <style:style style:name="T177" style:family="text">
      <style:text-properties style:font-name="標楷體1" officeooo:rsid="374ce4df" style:font-name-asian="標楷體1"/>
    </style:style>
    <style:style style:name="T178" style:family="text">
      <style:text-properties style:font-name="標楷體1" officeooo:rsid="3736beff" style:font-name-asian="標楷體1"/>
    </style:style>
    <style:style style:name="T179" style:family="text">
      <style:text-properties style:font-name="標楷體1" officeooo:rsid="37680eb1" style:font-name-asian="標楷體1"/>
    </style:style>
    <style:style style:name="T180" style:family="text">
      <style:text-properties style:font-name="標楷體1" officeooo:rsid="3781495a" style:font-name-asian="標楷體1"/>
    </style:style>
    <style:style style:name="T181" style:family="text">
      <style:text-properties style:font-name="標楷體1" officeooo:rsid="37879322" style:font-name-asian="標楷體1"/>
    </style:style>
    <style:style style:name="T182" style:family="text">
      <style:text-properties style:font-name="標楷體1" officeooo:rsid="3792ab44" style:font-name-asian="標楷體1"/>
    </style:style>
    <style:style style:name="T183" style:family="text">
      <style:text-properties style:font-name="標楷體1" officeooo:rsid="3794489a" style:font-name-asian="標楷體1"/>
    </style:style>
    <style:style style:name="T184" style:family="text">
      <style:text-properties style:font-name="標楷體1" officeooo:rsid="37a224d9" style:font-name-asian="標楷體1"/>
    </style:style>
    <style:style style:name="T185" style:family="text">
      <style:text-properties style:font-name="標楷體1" officeooo:rsid="37a70be3" style:font-name-asian="標楷體1"/>
    </style:style>
    <style:style style:name="T186" style:family="text">
      <style:text-properties style:font-name="標楷體1" officeooo:rsid="37a7e0d9" style:font-name-asian="標楷體1"/>
    </style:style>
    <style:style style:name="T187" style:family="text">
      <style:text-properties style:font-name="標楷體1" officeooo:rsid="37a96ed2" style:font-name-asian="標楷體1"/>
    </style:style>
    <style:style style:name="T188" style:family="text">
      <style:text-properties style:font-name="標楷體1" officeooo:rsid="37ab7ad1" style:font-name-asian="標楷體1"/>
    </style:style>
    <style:style style:name="T189" style:family="text">
      <style:text-properties style:font-name="標楷體1" officeooo:rsid="37b1247f" style:font-name-asian="標楷體1"/>
    </style:style>
    <style:style style:name="T190" style:family="text">
      <style:text-properties style:font-name="標楷體1" officeooo:rsid="37c0e6bd" style:font-name-asian="標楷體1"/>
    </style:style>
    <style:style style:name="T191" style:family="text">
      <style:text-properties style:font-name="標楷體1" officeooo:rsid="37cfa53b" style:font-name-asian="標楷體1"/>
    </style:style>
    <style:style style:name="T192" style:family="text">
      <style:text-properties style:font-name="標楷體1" officeooo:rsid="37d4d81f" style:font-name-asian="標楷體1"/>
    </style:style>
    <style:style style:name="T193" style:family="text">
      <style:text-properties style:font-name="標楷體1" officeooo:rsid="37d56ef0" style:font-name-asian="標楷體1"/>
    </style:style>
    <style:style style:name="T194" style:family="text">
      <style:text-properties style:font-name="標楷體1" officeooo:rsid="37d5f6e7" style:font-name-asian="標楷體1"/>
    </style:style>
    <style:style style:name="T195" style:family="text">
      <style:text-properties style:font-name="標楷體1" officeooo:rsid="37f53f59" style:font-name-asian="標楷體1"/>
    </style:style>
    <style:style style:name="T196" style:family="text">
      <style:text-properties style:font-name="標楷體1" officeooo:rsid="37f6b32f" style:font-name-asian="標楷體1"/>
    </style:style>
    <style:style style:name="T197" style:family="text">
      <style:text-properties style:font-name="標楷體1" officeooo:rsid="37f84e2f" style:font-name-asian="標楷體1"/>
    </style:style>
    <style:style style:name="T198" style:family="text">
      <style:text-properties style:font-name="標楷體1" officeooo:rsid="3562f46a" style:font-name-asian="標楷體1"/>
    </style:style>
    <style:style style:name="T199" style:family="text">
      <style:text-properties style:font-name="標楷體1" officeooo:rsid="3804a7a2" style:font-name-asian="標楷體1"/>
    </style:style>
    <style:style style:name="T200" style:family="text">
      <style:text-properties style:font-name="標楷體1" officeooo:rsid="38167623" style:font-name-asian="標楷體1"/>
    </style:style>
    <style:style style:name="T201" style:family="text">
      <style:text-properties style:font-name="標楷體1" officeooo:rsid="3800ef28" style:font-name-asian="標楷體1"/>
    </style:style>
    <style:style style:name="T202" style:family="text">
      <style:text-properties style:font-name="標楷體1" officeooo:rsid="381cab5a" style:font-name-asian="標楷體1"/>
    </style:style>
    <style:style style:name="T203" style:family="text">
      <style:text-properties style:font-name="標楷體1" officeooo:rsid="381e8cf6" style:font-name-asian="標楷體1"/>
    </style:style>
    <style:style style:name="T204" style:family="text">
      <style:text-properties style:font-name="標楷體1" officeooo:rsid="38f73a66" style:font-name-asian="標楷體1"/>
    </style:style>
    <style:style style:name="T205" style:family="text">
      <style:text-properties style:font-name="標楷體1" officeooo:rsid="3906703c" style:font-name-asian="標楷體1"/>
    </style:style>
    <style:style style:name="T206" style:family="text">
      <style:text-properties style:font-name="標楷體1" officeooo:rsid="391d7124" style:font-name-asian="標楷體1"/>
    </style:style>
    <style:style style:name="T207" style:family="text">
      <style:text-properties style:font-name="標楷體1" officeooo:rsid="38c74de3" style:font-name-asian="標楷體1"/>
    </style:style>
    <style:style style:name="T208" style:family="text">
      <style:text-properties style:font-name="標楷體1" officeooo:rsid="37c8a316" style:font-name-asian="標楷體1"/>
    </style:style>
    <style:style style:name="T209" style:family="text">
      <style:text-properties style:font-name="標楷體1" officeooo:rsid="388e6ff4" style:font-name-asian="標楷體1"/>
    </style:style>
    <style:style style:name="T210" style:family="text">
      <style:text-properties style:font-name="標楷體1" officeooo:rsid="39c3bb3b" style:font-name-asian="標楷體1"/>
    </style:style>
    <style:style style:name="T211" style:family="text">
      <style:text-properties style:font-name="標楷體1" officeooo:rsid="37223fc0" style:font-name-asian="標楷體1"/>
    </style:style>
    <style:style style:name="T212" style:family="text">
      <style:text-properties style:font-name="標楷體1" officeooo:rsid="39e42838" style:font-name-asian="標楷體1"/>
    </style:style>
    <style:style style:name="T213" style:family="text">
      <style:text-properties style:font-name="標楷體1" officeooo:rsid="39f05369" style:font-name-asian="標楷體1"/>
    </style:style>
    <style:style style:name="T214" style:family="text">
      <style:text-properties style:font-name="標楷體1" officeooo:rsid="3a10e27a" style:font-name-asian="標楷體1"/>
    </style:style>
    <style:style style:name="T215" style:family="text">
      <style:text-properties style:font-name="標楷體1" officeooo:rsid="35aaaaa4" style:font-name-asian="標楷體1"/>
    </style:style>
    <style:style style:name="T216" style:family="text">
      <style:text-properties style:font-name="標楷體1" officeooo:rsid="362ec99c" style:font-name-asian="標楷體1"/>
    </style:style>
    <style:style style:name="T217" style:family="text">
      <style:text-properties style:font-name="標楷體1" officeooo:rsid="36841024" style:font-name-asian="標楷體1"/>
    </style:style>
    <style:style style:name="T218" style:family="text">
      <style:text-properties style:font-name="標楷體1" officeooo:rsid="37c229b9" style:font-name-asian="標楷體1"/>
    </style:style>
    <style:style style:name="T219" style:family="text">
      <style:text-properties style:font-name="標楷體1" officeooo:rsid="37c951ee" style:font-name-asian="標楷體1"/>
    </style:style>
    <style:style style:name="T220" style:family="text">
      <style:text-properties style:font-name="標楷體1" officeooo:rsid="37e217f4" style:font-name-asian="標楷體1"/>
    </style:style>
    <style:style style:name="T221" style:family="text">
      <style:text-properties style:font-name="標楷體1" officeooo:rsid="37e57395" style:font-name-asian="標楷體1"/>
    </style:style>
    <style:style style:name="T222" style:family="text">
      <style:text-properties style:font-name="標楷體1" officeooo:rsid="37e6cc96" style:font-name-asian="標楷體1"/>
    </style:style>
    <style:style style:name="T223" style:family="text">
      <style:text-properties style:font-name="標楷體1" officeooo:rsid="37e706ba" style:font-name-asian="標楷體1"/>
    </style:style>
    <style:style style:name="T224" style:family="text">
      <style:text-properties style:font-name="標楷體1" officeooo:rsid="37e9c0e6" style:font-name-asian="標楷體1"/>
    </style:style>
    <style:style style:name="T225" style:family="text">
      <style:text-properties style:font-name="標楷體1" officeooo:rsid="37f252ea" style:font-name-asian="標楷體1"/>
    </style:style>
    <style:style style:name="T226" style:family="text">
      <style:text-properties style:font-name="標楷體1" officeooo:rsid="37f43989" style:font-name-asian="標楷體1"/>
    </style:style>
    <style:style style:name="T227" style:family="text">
      <style:text-properties style:font-name="標楷體1" officeooo:rsid="38029659" style:font-name-asian="標楷體1"/>
    </style:style>
    <style:style style:name="T228" style:family="text">
      <style:text-properties style:font-name="標楷體1" officeooo:rsid="381b2d52" style:font-name-asian="標楷體1"/>
    </style:style>
    <style:style style:name="T229" style:family="text">
      <style:text-properties style:font-name="標楷體1" officeooo:rsid="382a941b" style:font-name-asian="標楷體1"/>
    </style:style>
    <style:style style:name="T230" style:family="text">
      <style:text-properties style:font-name="標楷體1" officeooo:rsid="382fa090" style:font-name-asian="標楷體1"/>
    </style:style>
    <style:style style:name="T231" style:family="text">
      <style:text-properties style:font-name="標楷體1" officeooo:rsid="383a25b6" style:font-name-asian="標楷體1"/>
    </style:style>
    <style:style style:name="T232" style:family="text">
      <style:text-properties style:font-name="標楷體1" officeooo:rsid="385113b2" style:font-name-asian="標楷體1"/>
    </style:style>
    <style:style style:name="T233" style:family="text">
      <style:text-properties style:font-name="標楷體1" officeooo:rsid="384c9bde" style:font-name-asian="標楷體1"/>
    </style:style>
    <style:style style:name="T234" style:family="text">
      <style:text-properties style:font-name="標楷體1" officeooo:rsid="3855f8d8" style:font-name-asian="標楷體1"/>
    </style:style>
    <style:style style:name="T235" style:family="text">
      <style:text-properties style:font-name="標楷體1" officeooo:rsid="3858c258" style:font-name-asian="標楷體1"/>
    </style:style>
    <style:style style:name="T236" style:family="text">
      <style:text-properties style:font-name="標楷體1" officeooo:rsid="386babc1" style:font-name-asian="標楷體1"/>
    </style:style>
    <style:style style:name="T237" style:family="text">
      <style:text-properties style:font-name="標楷體1" officeooo:rsid="38854583" style:font-name-asian="標楷體1"/>
    </style:style>
    <style:style style:name="T238" style:family="text">
      <style:text-properties style:font-name="標楷體1" officeooo:rsid="388d974d" style:font-name-asian="標楷體1"/>
    </style:style>
    <style:style style:name="T239" style:family="text">
      <style:text-properties style:font-name="標楷體1" officeooo:rsid="3892bbb8" style:font-name-asian="標楷體1"/>
    </style:style>
    <style:style style:name="T240" style:family="text">
      <style:text-properties style:font-name="標楷體1" officeooo:rsid="38a2f809" style:font-name-asian="標楷體1"/>
    </style:style>
    <style:style style:name="T241" style:family="text">
      <style:text-properties style:font-name="標楷體1" officeooo:rsid="38a3b06f" style:font-name-asian="標楷體1"/>
    </style:style>
    <style:style style:name="T242" style:family="text">
      <style:text-properties style:font-name="標楷體1" officeooo:rsid="3916357c" style:font-name-asian="標楷體1"/>
    </style:style>
    <style:style style:name="T243" style:family="text">
      <style:text-properties style:font-name="標楷體1" officeooo:rsid="392287c3" style:font-name-asian="標楷體1"/>
    </style:style>
    <style:style style:name="T244" style:family="text">
      <style:text-properties style:font-name="標楷體1" officeooo:rsid="392755c9" style:font-name-asian="標楷體1"/>
    </style:style>
    <style:style style:name="T245" style:family="text">
      <style:text-properties style:font-name="標楷體1" officeooo:rsid="392b8574" style:font-name-asian="標楷體1"/>
    </style:style>
    <style:style style:name="T246" style:family="text">
      <style:text-properties style:font-name="標楷體1" officeooo:rsid="3936ed2d" style:font-name-asian="標楷體1" style:font-name-complex="標楷體"/>
    </style:style>
    <style:style style:name="T247" style:family="text">
      <style:text-properties style:font-name="標楷體1" officeooo:rsid="39482c66" style:font-name-asian="標楷體1"/>
    </style:style>
    <style:style style:name="T248" style:family="text">
      <style:text-properties style:font-name="標楷體1" officeooo:rsid="395c792f" style:font-name-asian="標楷體1"/>
    </style:style>
    <style:style style:name="T249" style:family="text">
      <style:text-properties style:font-name="標楷體1" officeooo:rsid="396640d5" style:font-name-asian="標楷體1"/>
    </style:style>
    <style:style style:name="T250" style:family="text">
      <style:text-properties style:font-name="標楷體1" officeooo:rsid="39abfa5b" style:font-name-asian="標楷體1"/>
    </style:style>
    <style:style style:name="T251" style:family="text">
      <style:text-properties style:font-name="標楷體1" officeooo:rsid="39ada165" style:font-name-asian="標楷體1"/>
    </style:style>
    <style:style style:name="T252" style:family="text">
      <style:text-properties style:font-name="標楷體1" officeooo:rsid="3723f079" style:font-name-asian="標楷體1"/>
    </style:style>
    <style:style style:name="T253" style:family="text">
      <style:text-properties style:font-name="標楷體1" officeooo:rsid="39f333cf" style:font-name-asian="標楷體1"/>
    </style:style>
    <style:style style:name="T254" style:family="text">
      <style:text-properties style:font-name="標楷體1" officeooo:rsid="3a151481" style:font-name-asian="標楷體1"/>
    </style:style>
    <style:style style:name="T255" style:family="text">
      <style:text-properties style:font-name="標楷體1" officeooo:rsid="3a198b67" style:font-name-asian="標楷體1"/>
    </style:style>
    <style:style style:name="T256" style:family="text">
      <style:text-properties style:font-name="標楷體1" officeooo:rsid="3a1b8999" style:font-name-asian="標楷體1"/>
    </style:style>
    <style:style style:name="T257" style:family="text">
      <style:text-properties style:font-name="標楷體1" officeooo:rsid="3a27869c" style:font-name-asian="標楷體1"/>
    </style:style>
    <style:style style:name="T258" style:family="text">
      <style:text-properties style:font-name="標楷體1" officeooo:rsid="38138983" style:font-name-asian="標楷體1"/>
    </style:style>
    <style:style style:name="T259" style:family="text">
      <style:text-properties style:font-name="標楷體1" officeooo:rsid="3a31c8c5" style:font-name-asian="標楷體1"/>
    </style:style>
    <style:style style:name="T260" style:family="text">
      <style:text-properties style:font-name="標楷體1" officeooo:rsid="3a359655" style:font-name-asian="標楷體1"/>
    </style:style>
    <style:style style:name="T261" style:family="text">
      <style:text-properties style:font-name="標楷體1" officeooo:rsid="3a585532" style:font-name-asian="標楷體1"/>
    </style:style>
    <style:style style:name="T262" style:family="text">
      <style:text-properties style:font-name="標楷體1" officeooo:rsid="3a8ead1b" style:font-name-asian="標楷體1"/>
    </style:style>
    <style:style style:name="T263" style:family="text">
      <style:text-properties style:font-name="標楷體1" officeooo:rsid="3a8f36fd" style:font-name-asian="標楷體1"/>
    </style:style>
    <style:style style:name="T264" style:family="text">
      <style:text-properties style:font-name="標楷體1" officeooo:rsid="3a9d6363" style:font-name-asian="標楷體1"/>
    </style:style>
    <style:style style:name="T265" style:family="text">
      <style:text-properties style:font-name="標楷體1" officeooo:rsid="3aa07168" style:font-name-asian="標楷體1"/>
    </style:style>
    <style:style style:name="T266" style:family="text">
      <style:text-properties style:font-name="標楷體1" officeooo:rsid="3aa2d37c" style:font-name-asian="標楷體1"/>
    </style:style>
    <style:style style:name="T267" style:family="text">
      <style:text-properties style:font-name="標楷體1" officeooo:rsid="3ab6fae2" style:font-name-asian="標楷體1"/>
    </style:style>
    <style:style style:name="T268" style:family="text">
      <style:text-properties style:font-name="標楷體1" officeooo:rsid="3a1d8525" style:font-name-asian="標楷體1"/>
    </style:style>
    <style:style style:name="T269" style:family="text">
      <style:text-properties style:font-name="標楷體1" officeooo:rsid="3a1ecf41" style:font-name-asian="標楷體1"/>
    </style:style>
    <style:style style:name="T270" style:family="text">
      <style:text-properties style:font-name="標楷體1" officeooo:rsid="3a21eac9" style:font-name-asian="標楷體1"/>
    </style:style>
    <style:style style:name="T271" style:family="text">
      <style:text-properties style:font-name="標楷體1" officeooo:rsid="3a25daef" style:font-name-asian="標楷體1"/>
    </style:style>
    <style:style style:name="T272" style:family="text">
      <style:text-properties style:font-name="標楷體1" officeooo:rsid="3a2d70a5" style:font-name-asian="標楷體1"/>
    </style:style>
    <style:style style:name="T273" style:family="text">
      <style:text-properties style:font-name="標楷體1" officeooo:rsid="3a32ca66" style:font-name-asian="標楷體1"/>
    </style:style>
    <style:style style:name="T274" style:family="text">
      <style:text-properties style:font-name="標楷體1" officeooo:rsid="3a2cfe10" style:font-name-asian="標楷體1"/>
    </style:style>
    <style:style style:name="T275" style:family="text">
      <style:text-properties style:font-name="標楷體1" officeooo:rsid="3a49d113" style:font-name-asian="標楷體1"/>
    </style:style>
    <style:style style:name="T276" style:family="text">
      <style:text-properties style:font-name="標楷體1" officeooo:rsid="3a4d0e7e" style:font-name-asian="標楷體1"/>
    </style:style>
    <style:style style:name="T277" style:family="text">
      <style:text-properties style:font-name="標楷體1" officeooo:rsid="3a4ef54c" style:font-name-asian="標楷體1"/>
    </style:style>
    <style:style style:name="T278" style:family="text">
      <style:text-properties style:font-name="標楷體1" officeooo:rsid="3a512260" style:font-name-asian="標楷體1"/>
    </style:style>
    <style:style style:name="T279" style:family="text">
      <style:text-properties style:font-name="標楷體1" officeooo:rsid="3a5231da" style:font-name-asian="標楷體1"/>
    </style:style>
    <style:style style:name="T280" style:family="text">
      <style:text-properties style:font-name="標楷體1" officeooo:rsid="3a5400c4" style:font-name-asian="標楷體1"/>
    </style:style>
    <style:style style:name="T281" style:family="text">
      <style:text-properties style:font-name="標楷體1" officeooo:rsid="3a553a40" style:font-name-asian="標楷體1"/>
    </style:style>
    <style:style style:name="T282" style:family="text">
      <style:text-properties style:font-name="標楷體1" officeooo:rsid="3a564e11" style:font-name-asian="標楷體1"/>
    </style:style>
    <style:style style:name="T283" style:family="text">
      <style:text-properties style:font-name="標楷體1" officeooo:rsid="3a57e8f9" style:font-name-asian="標楷體1"/>
    </style:style>
    <style:style style:name="T284" style:family="text">
      <style:text-properties style:font-name="標楷體1" officeooo:rsid="3a5e87e3" style:font-name-asian="標楷體1"/>
    </style:style>
    <style:style style:name="T285" style:family="text">
      <style:text-properties style:font-name="標楷體1" officeooo:rsid="3aa7f19d" style:font-name-asian="標楷體1"/>
    </style:style>
    <style:style style:name="T286" style:family="text">
      <style:text-properties style:font-name="標楷體1" officeooo:rsid="3aa8c7f5" style:font-name-asian="標楷體1"/>
    </style:style>
    <style:style style:name="T287" style:family="text">
      <style:text-properties style:font-name="標楷體1" officeooo:rsid="3aaf327c" style:font-name-asian="標楷體1"/>
    </style:style>
    <style:style style:name="T288" style:family="text">
      <style:text-properties style:font-name="標楷體1" officeooo:rsid="3ab0e7f2" style:font-name-asian="標楷體1"/>
    </style:style>
    <style:style style:name="T289" style:family="text">
      <style:text-properties style:font-name="標楷體1" officeooo:rsid="3ab2b693" style:font-name-asian="標楷體1"/>
    </style:style>
    <style:style style:name="T290" style:family="text">
      <style:text-properties style:font-name="標楷體1" officeooo:rsid="3ab5c1db" style:font-name-asian="標楷體1"/>
    </style:style>
    <style:style style:name="T291" style:family="text">
      <style:text-properties style:font-name="標楷體1" officeooo:rsid="3ab628f1" style:font-name-asian="標楷體1"/>
    </style:style>
    <style:style style:name="T292" style:family="text">
      <style:text-properties style:font-name="標楷體1" officeooo:rsid="3ab6e716" style:font-name-asian="標楷體1"/>
    </style:style>
    <style:style style:name="T293" style:family="text">
      <style:text-properties style:font-name="標楷體1" officeooo:rsid="3aba83c8" style:font-name-asian="標楷體1"/>
    </style:style>
    <style:style style:name="T294" style:family="text">
      <style:text-properties style:font-name="標楷體1" officeooo:rsid="30bfac1e"/>
    </style:style>
    <style:style style:name="T295" style:family="text">
      <style:text-properties style:font-name="標楷體1" officeooo:rsid="307d321c"/>
    </style:style>
    <style:style style:name="T296" style:family="text">
      <style:text-properties style:font-name="標楷體1" officeooo:rsid="3087e455"/>
    </style:style>
    <style:style style:name="T297" style:family="text">
      <style:text-properties style:font-name="標楷體1" officeooo:rsid="308cdce7"/>
    </style:style>
    <style:style style:name="T298" style:family="text">
      <style:text-properties style:font-name="標楷體1" officeooo:rsid="30905997"/>
    </style:style>
    <style:style style:name="T299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300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301" style:family="text">
      <style:text-properties style:font-name="標楷體1" style:text-underline-style="solid" style:text-underline-width="auto" style:text-underline-color="font-color" officeooo:rsid="36eb00d7" style:font-name-asian="標楷體1"/>
    </style:style>
    <style:style style:name="T302" style:family="text">
      <style:text-properties style:font-name="標楷體1" style:text-underline-style="solid" style:text-underline-width="auto" style:text-underline-color="font-color" officeooo:rsid="36f0a7c4" style:font-name-asian="標楷體1"/>
    </style:style>
    <style:style style:name="T303" style:family="text">
      <style:text-properties style:font-name="標楷體1" style:text-underline-style="solid" style:text-underline-width="auto" style:text-underline-color="font-color" officeooo:rsid="48782837" style:font-name-asian="標楷體1"/>
    </style:style>
    <style:style style:name="T304" style:family="text">
      <style:text-properties style:font-name="標楷體1" officeooo:rsid="3613d49f"/>
    </style:style>
    <style:style style:name="T305" style:family="text">
      <style:text-properties style:font-name="標楷體1" officeooo:rsid="3126c84e" style:font-name-asian="標楷體"/>
    </style:style>
    <style:style style:name="T306" style:family="text">
      <style:text-properties style:font-name="標楷體1" officeooo:rsid="3126c84e"/>
    </style:style>
    <style:style style:name="T307" style:family="text">
      <style:text-properties style:font-name="標楷體1" officeooo:rsid="34e88918"/>
    </style:style>
    <style:style style:name="T308" style:family="text">
      <style:text-properties style:font-name="標楷體1" officeooo:rsid="34e869cc"/>
    </style:style>
    <style:style style:name="T309" style:family="text">
      <style:text-properties style:font-name="標楷體1" officeooo:rsid="07ca52e4"/>
    </style:style>
    <style:style style:name="T310" style:family="text">
      <style:text-properties style:font-name="標楷體1" style:font-name-asian="Liberation Serif" style:font-name-complex="Liberation Serif"/>
    </style:style>
    <style:style style:name="T311" style:family="text">
      <style:text-properties style:font-name="標楷體1" officeooo:rsid="3681289a" style:font-name-asian="Liberation Serif" style:font-name-complex="Liberation Serif"/>
    </style:style>
    <style:style style:name="T312" style:family="text">
      <style:text-properties style:font-name="標楷體1" officeooo:rsid="3735349f" style:font-name-asian="Liberation Serif" style:font-name-complex="Liberation Serif"/>
    </style:style>
    <style:style style:name="T313" style:family="text">
      <style:text-properties style:font-name="標楷體1" officeooo:rsid="362ec99c"/>
    </style:style>
    <style:style style:name="T314" style:family="text">
      <style:text-properties style:font-name="標楷體1" officeooo:rsid="391d7124"/>
    </style:style>
    <style:style style:name="T315" style:family="text">
      <style:text-properties style:font-name="標楷體1" officeooo:rsid="37c8a316"/>
    </style:style>
    <style:style style:name="T316" style:family="text">
      <style:text-properties style:font-name="標楷體1" officeooo:rsid="245747f2"/>
    </style:style>
    <style:style style:name="T317" style:family="text">
      <style:text-properties style:font-name="標楷體1" officeooo:rsid="2fd20b74"/>
    </style:style>
    <style:style style:name="T318" style:family="text">
      <style:text-properties style:font-name="標楷體1" officeooo:rsid="2fe23000"/>
    </style:style>
    <style:style style:name="T319" style:family="text">
      <style:text-properties style:font-name="標楷體1" officeooo:rsid="2fe77203"/>
    </style:style>
    <style:style style:name="T320" style:family="text">
      <style:text-properties style:font-name="標楷體1" officeooo:rsid="307ccca8"/>
    </style:style>
    <style:style style:name="T321" style:family="text">
      <style:text-properties style:font-name="標楷體1" officeooo:rsid="3022f855"/>
    </style:style>
    <style:style style:name="T322" style:family="text">
      <style:text-properties style:font-name="標楷體1" officeooo:rsid="30570682"/>
    </style:style>
    <style:style style:name="T323" style:family="text">
      <style:text-properties style:font-name="標楷體1" officeooo:rsid="3057f40f"/>
    </style:style>
    <style:style style:name="T324" style:family="text">
      <style:text-properties style:text-underline-style="solid" style:text-underline-width="auto" style:text-underline-color="font-color" officeooo:rsid="30bfac1e"/>
    </style:style>
    <style:style style:name="T325" style:family="text">
      <style:text-properties style:text-underline-style="solid" style:text-underline-width="auto" style:text-underline-color="font-color" officeooo:rsid="18800940"/>
    </style:style>
    <style:style style:name="T326" style:family="text">
      <style:text-properties style:text-underline-style="solid" style:text-underline-width="auto" style:text-underline-color="font-color" officeooo:rsid="3564b534" style:font-name-asian="標楷體1"/>
    </style:style>
    <style:style style:name="T327" style:family="text">
      <style:text-properties style:text-underline-style="solid" style:text-underline-width="auto" style:text-underline-color="font-color" officeooo:rsid="352e8af6" style:font-name-asian="標楷體1"/>
    </style:style>
    <style:style style:name="T328" style:family="text">
      <style:text-properties style:text-underline-style="solid" style:text-underline-width="auto" style:text-underline-color="font-color" officeooo:rsid="3613d49f" style:font-name-asian="標楷體1"/>
    </style:style>
    <style:style style:name="T329" style:family="text">
      <style:text-properties style:text-underline-style="solid" style:text-underline-width="auto" style:text-underline-color="font-color" officeooo:rsid="48782837" style:font-name-asian="標楷體1"/>
    </style:style>
    <style:style style:name="T330" style:family="text">
      <style:text-properties officeooo:rsid="30bfac1e"/>
    </style:style>
    <style:style style:name="T331" style:family="text">
      <style:text-properties officeooo:rsid="39539246"/>
    </style:style>
    <style:style style:name="T332" style:family="text">
      <style:text-properties style:font-name="Liberation Serif" style:font-name-asian="Liberation Serif" style:font-name-complex="Liberation Serif"/>
    </style:style>
    <style:style style:name="T333" style:family="text">
      <style:text-properties style:font-name="Liberation Serif" officeooo:rsid="308170a9" style:font-name-asian="Liberation Serif" style:font-name-complex="Liberation Serif"/>
    </style:style>
    <style:style style:name="T334" style:family="text">
      <style:text-properties style:font-name="Liberation Serif" officeooo:rsid="349f5293" style:font-name-asian="Liberation Serif" style:font-name-complex="Liberation Serif"/>
    </style:style>
    <style:style style:name="T335" style:family="text">
      <style:text-properties style:font-name="Liberation Serif" officeooo:rsid="352f5f2a" style:font-name-asian="Liberation Serif" style:font-name-complex="Liberation Serif"/>
    </style:style>
    <style:style style:name="T336" style:family="text">
      <style:text-properties style:font-name="Liberation Serif" officeooo:rsid="37944bd4" style:font-name-asian="Liberation Serif" style:font-name-complex="Liberation Serif"/>
    </style:style>
    <style:style style:name="T337" style:family="text">
      <style:text-properties style:font-name="Liberation Serif" officeooo:rsid="38197a44" style:font-name-asian="Liberation Serif" style:font-name-complex="Liberation Serif"/>
    </style:style>
    <style:style style:name="T338" style:family="text">
      <style:text-properties style:font-name="Liberation Serif" officeooo:rsid="384c9bde" style:font-name-asian="Liberation Serif" style:font-name-complex="Liberation Serif"/>
    </style:style>
    <style:style style:name="T339" style:family="text">
      <style:text-properties style:font-name="Liberation Serif" officeooo:rsid="36f0a7c4" style:font-name-asian="Liberation Serif" style:font-name-complex="Liberation Serif"/>
    </style:style>
    <style:style style:name="T340" style:family="text">
      <style:text-properties style:font-name="Liberation Serif" officeooo:rsid="3a8a59ca" style:font-name-asian="Liberation Serif" style:font-name-complex="Liberation Serif"/>
    </style:style>
    <style:style style:name="T341" style:family="text">
      <style:text-properties style:font-name="Liberation Serif" officeooo:rsid="3057f40f" style:font-name-asian="Liberation Serif" style:font-name-complex="Liberation Serif"/>
    </style:style>
    <style:style style:name="T342" style:family="text">
      <style:text-properties style:font-name="Arial1" officeooo:rsid="30905997" style:font-name-asian="Arial1"/>
    </style:style>
    <style:style style:name="T343" style:family="text">
      <style:text-properties style:font-name="Arial1" officeooo:rsid="2f3e8a30" style:font-name-asian="Arial1"/>
    </style:style>
    <style:style style:name="T344" style:family="text">
      <style:text-properties style:font-name="Arial1" officeooo:rsid="2fd20b74" style:font-name-asian="Arial1"/>
    </style:style>
    <style:style style:name="T345" style:family="text">
      <style:text-properties style:font-name="Arial1" officeooo:rsid="30213b7c" style:font-name-asian="Arial1"/>
    </style:style>
    <style:style style:name="T346" style:family="text">
      <style:text-properties style:font-name="Arial1" officeooo:rsid="30905997" style:font-name-asian="標楷體1"/>
    </style:style>
    <style:style style:name="T347" style:family="text">
      <style:text-properties officeooo:rsid="30905997"/>
    </style:style>
    <style:style style:name="T348" style:family="text">
      <style:text-properties officeooo:rsid="307d321c"/>
    </style:style>
    <style:style style:name="T349" style:family="text">
      <style:text-properties style:font-name-asian="標楷體1"/>
    </style:style>
    <style:style style:name="T350" style:family="text">
      <style:text-properties officeooo:rsid="3166c684" style:font-name-asian="標楷體1"/>
    </style:style>
    <style:style style:name="T351" style:family="text">
      <style:text-properties officeooo:rsid="3093c665" style:font-name-asian="標楷體1"/>
    </style:style>
    <style:style style:name="T352" style:family="text">
      <style:text-properties officeooo:rsid="31fed1ef" style:font-name-asian="標楷體1"/>
    </style:style>
    <style:style style:name="T353" style:family="text">
      <style:text-properties officeooo:rsid="30905997" style:font-name-asian="標楷體1"/>
    </style:style>
    <style:style style:name="T354" style:family="text">
      <style:text-properties officeooo:rsid="32b12a0c" style:font-name-asian="標楷體1"/>
    </style:style>
    <style:style style:name="T355" style:family="text">
      <style:text-properties officeooo:rsid="32bbad30" style:font-name-asian="標楷體1"/>
    </style:style>
    <style:style style:name="T356" style:family="text">
      <style:text-properties officeooo:rsid="32bc7115" style:font-name-asian="標楷體1"/>
    </style:style>
    <style:style style:name="T357" style:family="text">
      <style:text-properties officeooo:rsid="32c10dd3" style:font-name-asian="標楷體1"/>
    </style:style>
    <style:style style:name="T358" style:family="text">
      <style:text-properties officeooo:rsid="32c48e1f" style:font-name-asian="標楷體1"/>
    </style:style>
    <style:style style:name="T359" style:family="text">
      <style:text-properties officeooo:rsid="32d83030" style:font-name-asian="標楷體1"/>
    </style:style>
    <style:style style:name="T360" style:family="text">
      <style:text-properties officeooo:rsid="32e16969" style:font-name-asian="標楷體1"/>
    </style:style>
    <style:style style:name="T361" style:family="text">
      <style:text-properties officeooo:rsid="32f6d840" style:font-name-asian="標楷體1"/>
    </style:style>
    <style:style style:name="T362" style:family="text">
      <style:text-properties officeooo:rsid="33387243" style:font-name-asian="標楷體1"/>
    </style:style>
    <style:style style:name="T363" style:family="text">
      <style:text-properties officeooo:rsid="334b8bec" style:font-name-asian="標楷體1"/>
    </style:style>
    <style:style style:name="T364" style:family="text">
      <style:text-properties officeooo:rsid="335b0533" style:font-name-asian="標楷體1"/>
    </style:style>
    <style:style style:name="T365" style:family="text">
      <style:text-properties officeooo:rsid="335b5f88" style:font-name-asian="標楷體1"/>
    </style:style>
    <style:style style:name="T366" style:family="text">
      <style:text-properties officeooo:rsid="337dd807" style:font-name-asian="標楷體1"/>
    </style:style>
    <style:style style:name="T367" style:family="text">
      <style:text-properties officeooo:rsid="338057dc" style:font-name-asian="標楷體1"/>
    </style:style>
    <style:style style:name="T368" style:family="text">
      <style:text-properties officeooo:rsid="3248dfa0" style:font-name-asian="標楷體1"/>
    </style:style>
    <style:style style:name="T369" style:family="text">
      <style:text-properties officeooo:rsid="33a3efa5" style:font-name-asian="標楷體1"/>
    </style:style>
    <style:style style:name="T370" style:family="text">
      <style:text-properties officeooo:rsid="33ab3c44" style:font-name-asian="標楷體1"/>
    </style:style>
    <style:style style:name="T371" style:family="text">
      <style:text-properties officeooo:rsid="33b0fa86" style:font-name-asian="標楷體1"/>
    </style:style>
    <style:style style:name="T372" style:family="text">
      <style:text-properties officeooo:rsid="33b6f54e" style:font-name-asian="標楷體1"/>
    </style:style>
    <style:style style:name="T373" style:family="text">
      <style:text-properties officeooo:rsid="33ba7b4b" style:font-name-asian="標楷體1"/>
    </style:style>
    <style:style style:name="T374" style:family="text">
      <style:text-properties officeooo:rsid="33cba7a3" style:font-name-asian="標楷體1"/>
    </style:style>
    <style:style style:name="T375" style:family="text">
      <style:text-properties officeooo:rsid="33fa6e1f" style:font-name-asian="標楷體1"/>
    </style:style>
    <style:style style:name="T376" style:family="text">
      <style:text-properties officeooo:rsid="340cf527" style:font-name-asian="標楷體1"/>
    </style:style>
    <style:style style:name="T377" style:family="text">
      <style:text-properties officeooo:rsid="3414a58a" style:font-name-asian="標楷體1"/>
    </style:style>
    <style:style style:name="T378" style:family="text">
      <style:text-properties officeooo:rsid="32f203a3" style:font-name-asian="標楷體1"/>
    </style:style>
    <style:style style:name="T379" style:family="text">
      <style:text-properties officeooo:rsid="34d0c81b" style:font-name-asian="標楷體1"/>
    </style:style>
    <style:style style:name="T380" style:family="text">
      <style:text-properties officeooo:rsid="34d73cc2" style:font-name-asian="標楷體1"/>
    </style:style>
    <style:style style:name="T381" style:family="text">
      <style:text-properties officeooo:rsid="34e5c8df" style:font-name-asian="標楷體1"/>
    </style:style>
    <style:style style:name="T382" style:family="text">
      <style:text-properties officeooo:rsid="3508dffb" style:font-name-asian="標楷體1"/>
    </style:style>
    <style:style style:name="T383" style:family="text">
      <style:text-properties officeooo:rsid="350c6d6d" style:font-name-asian="標楷體1"/>
    </style:style>
    <style:style style:name="T384" style:family="text">
      <style:text-properties officeooo:rsid="351effd3" style:font-name-asian="標楷體1"/>
    </style:style>
    <style:style style:name="T385" style:family="text">
      <style:text-properties officeooo:rsid="351f13ef" style:font-name-asian="標楷體1"/>
    </style:style>
    <style:style style:name="T386" style:family="text">
      <style:text-properties officeooo:rsid="352e8af6" style:font-name-asian="標楷體1"/>
    </style:style>
    <style:style style:name="T387" style:family="text">
      <style:text-properties officeooo:rsid="354c5a83" style:font-name-asian="標楷體1"/>
    </style:style>
    <style:style style:name="T388" style:family="text">
      <style:text-properties officeooo:rsid="355282a8" style:font-name-asian="標楷體1"/>
    </style:style>
    <style:style style:name="T389" style:family="text">
      <style:text-properties officeooo:rsid="3564b534" style:font-name-asian="標楷體1"/>
    </style:style>
    <style:style style:name="T390" style:family="text">
      <style:text-properties officeooo:rsid="35b69a51" style:font-name-asian="標楷體1"/>
    </style:style>
    <style:style style:name="T391" style:family="text">
      <style:text-properties officeooo:rsid="35fd7703" style:font-name-asian="標楷體1"/>
    </style:style>
    <style:style style:name="T392" style:family="text">
      <style:text-properties officeooo:rsid="3613d49f" style:font-name-asian="標楷體1"/>
    </style:style>
    <style:style style:name="T393" style:family="text">
      <style:text-properties officeooo:rsid="31258c18" style:font-name-asian="標楷體1"/>
    </style:style>
    <style:style style:name="T394" style:family="text">
      <style:text-properties officeooo:rsid="362e118a" style:font-name-asian="標楷體1"/>
    </style:style>
    <style:style style:name="T395" style:family="text">
      <style:text-properties officeooo:rsid="362ec99c" style:font-name-asian="標楷體1"/>
    </style:style>
    <style:style style:name="T396" style:family="text">
      <style:text-properties officeooo:rsid="363068bc" style:font-name-asian="標楷體1"/>
    </style:style>
    <style:style style:name="T397" style:family="text">
      <style:text-properties officeooo:rsid="36373aa7" style:font-name-asian="標楷體1"/>
    </style:style>
    <style:style style:name="T398" style:family="text">
      <style:text-properties officeooo:rsid="365cfa33" style:font-name-asian="標楷體1"/>
    </style:style>
    <style:style style:name="T399" style:family="text">
      <style:text-properties officeooo:rsid="366209b8" style:font-name-asian="標楷體1"/>
    </style:style>
    <style:style style:name="T400" style:family="text">
      <style:text-properties officeooo:rsid="3681289a" style:font-name-asian="標楷體1"/>
    </style:style>
    <style:style style:name="T401" style:family="text">
      <style:text-properties officeooo:rsid="3682aa2d" style:font-name-asian="標楷體1"/>
    </style:style>
    <style:style style:name="T402" style:family="text">
      <style:text-properties officeooo:rsid="369534c9" style:font-name-asian="標楷體1"/>
    </style:style>
    <style:style style:name="T403" style:family="text">
      <style:text-properties officeooo:rsid="369b25ea" style:font-name-asian="標楷體1"/>
    </style:style>
    <style:style style:name="T404" style:family="text">
      <style:text-properties officeooo:rsid="36be4a3b" style:font-name-asian="標楷體1"/>
    </style:style>
    <style:style style:name="T405" style:family="text">
      <style:text-properties officeooo:rsid="36f0a7c4" style:font-name-asian="標楷體1"/>
    </style:style>
    <style:style style:name="T406" style:family="text">
      <style:text-properties officeooo:rsid="3716564f" style:font-name-asian="標楷體1"/>
    </style:style>
    <style:style style:name="T407" style:family="text">
      <style:text-properties officeooo:rsid="37172a8a" style:font-name-asian="標楷體1"/>
    </style:style>
    <style:style style:name="T408" style:family="text">
      <style:text-properties officeooo:rsid="36e751b0" style:font-name-asian="標楷體1"/>
    </style:style>
    <style:style style:name="T409" style:family="text">
      <style:text-properties officeooo:rsid="3723f079" style:font-name-asian="標楷體1"/>
    </style:style>
    <style:style style:name="T410" style:family="text">
      <style:text-properties officeooo:rsid="3725359f" style:font-name-asian="標楷體1"/>
    </style:style>
    <style:style style:name="T411" style:family="text">
      <style:text-properties officeooo:rsid="37250f30" style:font-name-asian="標楷體1"/>
    </style:style>
    <style:style style:name="T412" style:family="text">
      <style:text-properties officeooo:rsid="3735349f" style:font-name-asian="標楷體1"/>
    </style:style>
    <style:style style:name="T413" style:family="text">
      <style:text-properties officeooo:rsid="37444347" style:font-name-asian="標楷體1"/>
    </style:style>
    <style:style style:name="T414" style:family="text">
      <style:text-properties officeooo:rsid="374a2f03" style:font-name-asian="標楷體1"/>
    </style:style>
    <style:style style:name="T415" style:family="text">
      <style:text-properties officeooo:rsid="374cea51" style:font-name-asian="標楷體1"/>
    </style:style>
    <style:style style:name="T416" style:family="text">
      <style:text-properties officeooo:rsid="37672e0b" style:font-name-asian="標楷體1"/>
    </style:style>
    <style:style style:name="T417" style:family="text">
      <style:text-properties officeooo:rsid="37680eb1" style:font-name-asian="標楷體1"/>
    </style:style>
    <style:style style:name="T418" style:family="text">
      <style:text-properties officeooo:rsid="377fa1a7" style:font-name-asian="標楷體1"/>
    </style:style>
    <style:style style:name="T419" style:family="text">
      <style:text-properties officeooo:rsid="3781495a" style:font-name-asian="標楷體1"/>
    </style:style>
    <style:style style:name="T420" style:family="text">
      <style:text-properties officeooo:rsid="48782837" style:font-name-asian="標楷體1"/>
    </style:style>
    <style:style style:name="T421" style:family="text">
      <style:text-properties officeooo:rsid="37a0cc19" style:font-name-asian="標楷體1"/>
    </style:style>
    <style:style style:name="T422" style:family="text">
      <style:text-properties officeooo:rsid="37a224d9" style:font-name-asian="標楷體1"/>
    </style:style>
    <style:style style:name="T423" style:family="text">
      <style:text-properties officeooo:rsid="37a70be3" style:font-name-asian="標楷體1"/>
    </style:style>
    <style:style style:name="T424" style:family="text">
      <style:text-properties officeooo:rsid="37a96ed2" style:font-name-asian="標楷體1"/>
    </style:style>
    <style:style style:name="T425" style:family="text">
      <style:text-properties officeooo:rsid="37b1247f" style:font-name-asian="標楷體1"/>
    </style:style>
    <style:style style:name="T426" style:family="text">
      <style:text-properties officeooo:rsid="37f53f59" style:font-name-asian="標楷體1"/>
    </style:style>
    <style:style style:name="T427" style:family="text">
      <style:text-properties officeooo:rsid="37f6b32f" style:font-name-asian="標楷體1"/>
    </style:style>
    <style:style style:name="T428" style:family="text">
      <style:text-properties officeooo:rsid="3906703c" style:font-name-asian="標楷體1"/>
    </style:style>
    <style:style style:name="T429" style:family="text">
      <style:text-properties officeooo:rsid="3a0ee7a8" style:font-name-asian="標楷體1"/>
    </style:style>
    <style:style style:name="T430" style:family="text">
      <style:text-properties officeooo:rsid="3a10e27a" style:font-name-asian="標楷體1"/>
    </style:style>
    <style:style style:name="T431" style:family="text">
      <style:text-properties officeooo:rsid="36bb77f0" style:font-name-asian="標楷體1"/>
    </style:style>
    <style:style style:name="T432" style:family="text">
      <style:text-properties officeooo:rsid="36a1215b" style:font-name-asian="標楷體1"/>
    </style:style>
    <style:style style:name="T433" style:family="text">
      <style:text-properties officeooo:rsid="3736beff" style:font-name-asian="標楷體1"/>
    </style:style>
    <style:style style:name="T434" style:family="text">
      <style:text-properties officeooo:rsid="383b09af" style:font-name-asian="標楷體1"/>
    </style:style>
    <style:style style:name="T435" style:family="text">
      <style:text-properties officeooo:rsid="39bc66b4" style:font-name-asian="標楷體1"/>
    </style:style>
    <style:style style:name="T436" style:family="text">
      <style:text-properties officeooo:rsid="3a8f36fd" style:font-name-asian="標楷體1"/>
    </style:style>
    <style:style style:name="T437" style:family="text">
      <style:text-properties officeooo:rsid="3a1d8525" style:font-name-asian="標楷體1"/>
    </style:style>
    <style:style style:name="T438" style:family="text">
      <style:text-properties officeooo:rsid="3a1ecf41" style:font-name-asian="標楷體1"/>
    </style:style>
    <style:style style:name="T439" style:family="text">
      <style:text-properties officeooo:rsid="3a2d70a5" style:font-name-asian="標楷體1"/>
    </style:style>
    <style:style style:name="T440" style:family="text">
      <style:text-properties officeooo:rsid="3a32ca66" style:font-name-asian="標楷體1"/>
    </style:style>
    <style:style style:name="T441" style:family="text">
      <style:text-properties officeooo:rsid="3a4d0e7e" style:font-name-asian="標楷體1"/>
    </style:style>
    <style:style style:name="T442" style:family="text">
      <style:text-properties officeooo:rsid="37e9c0e6" style:font-name-asian="標楷體1"/>
    </style:style>
    <style:style style:name="T443" style:family="text">
      <style:text-properties officeooo:rsid="3a512260" style:font-name-asian="標楷體1"/>
    </style:style>
    <style:style style:name="T444" style:family="text">
      <style:text-properties officeooo:rsid="3aa7f19d" style:font-name-asian="標楷體1"/>
    </style:style>
    <style:style style:name="T445" style:family="text">
      <style:text-properties officeooo:rsid="3aaf327c" style:font-name-asian="標楷體1"/>
    </style:style>
    <style:style style:name="T446" style:family="text">
      <style:text-properties fo:color="#010101"/>
    </style:style>
    <style:style style:name="T447" style:family="text">
      <style:text-properties fo:color="#010101" style:font-name="標楷體1" fo:font-size="15pt" style:font-name-asian="標楷體1" style:font-size-asian="15pt" style:font-size-complex="15pt"/>
    </style:style>
    <style:style style:name="T448" style:family="text">
      <style:text-properties fo:color="#010101" style:font-name="標楷體1" fo:font-size="15pt" officeooo:rsid="388e6ff4" style:font-name-asian="標楷體1" style:font-size-asian="15pt" style:font-size-complex="15pt"/>
    </style:style>
    <style:style style:name="T449" style:family="text">
      <style:text-properties fo:color="#010101" style:font-name="標楷體1" fo:font-size="13pt" style:font-name-asian="標楷體1" style:font-size-asian="13pt" style:font-size-complex="13pt"/>
    </style:style>
    <style:style style:name="T450" style:family="text">
      <style:text-properties fo:color="#010101" style:font-name="標楷體1" fo:font-size="13pt" officeooo:rsid="388e6ff4" style:font-name-asian="標楷體1" style:font-size-asian="13pt" style:font-size-complex="13pt"/>
    </style:style>
    <style:style style:name="T451" style:family="text">
      <style:text-properties fo:color="#010101" style:font-name="標楷體1" fo:font-size="13pt" officeooo:rsid="38a3b06f" style:font-name-asian="標楷體1" style:font-size-asian="13pt" style:font-size-complex="13pt"/>
    </style:style>
    <style:style style:name="T452" style:family="text">
      <style:text-properties fo:color="#010101" style:font-name="標楷體1" style:font-name-asian="標楷體1"/>
    </style:style>
    <style:style style:name="T453" style:family="text">
      <style:text-properties fo:color="#010101" style:font-name="標楷體1" officeooo:rsid="30acb4d0" style:font-name-asian="標楷體1"/>
    </style:style>
    <style:style style:name="T454" style:family="text">
      <style:text-properties fo:color="#010101" style:font-name="標楷體1" officeooo:rsid="3225ddbd" style:font-name-asian="標楷體1"/>
    </style:style>
    <style:style style:name="T455" style:family="text">
      <style:text-properties fo:color="#010101" style:font-name="標楷體1" officeooo:rsid="32dd3d3d" style:font-name-asian="標楷體1"/>
    </style:style>
    <style:style style:name="T456" style:family="text">
      <style:text-properties fo:color="#010101" style:font-name="標楷體1" officeooo:rsid="33143a0e" style:font-name-asian="標楷體1"/>
    </style:style>
    <style:style style:name="T457" style:family="text">
      <style:text-properties fo:color="#010101" style:font-name="標楷體1" officeooo:rsid="32dba7ef" style:font-name-asian="標楷體1"/>
    </style:style>
    <style:style style:name="T458" style:family="text">
      <style:text-properties fo:color="#010101" style:font-name="標楷體1" officeooo:rsid="32bbad30" style:font-name-asian="標楷體1"/>
    </style:style>
    <style:style style:name="T459" style:family="text">
      <style:text-properties fo:color="#010101" style:font-name="標楷體1" officeooo:rsid="337dd807" style:font-name-asian="標楷體1"/>
    </style:style>
    <style:style style:name="T460" style:family="text">
      <style:text-properties fo:color="#010101" style:font-name="標楷體1" officeooo:rsid="33869fed" style:font-name-asian="標楷體1"/>
    </style:style>
    <style:style style:name="T461" style:family="text">
      <style:text-properties fo:color="#010101" style:font-name="標楷體1" officeooo:rsid="307d321c" style:font-name-asian="標楷體1"/>
    </style:style>
    <style:style style:name="T462" style:family="text">
      <style:text-properties fo:color="#010101" style:font-name="標楷體1" officeooo:rsid="30905997" style:font-name-asian="標楷體1"/>
    </style:style>
    <style:style style:name="T463" style:family="text">
      <style:text-properties fo:color="#010101" style:font-name="標楷體1" officeooo:rsid="36082c57" style:font-name-asian="標楷體1"/>
    </style:style>
    <style:style style:name="T464" style:family="text">
      <style:text-properties fo:color="#010101" style:font-name="標楷體1" officeooo:rsid="388e6ff4" style:font-name-asian="標楷體1"/>
    </style:style>
    <style:style style:name="T465" style:family="text">
      <style:text-properties fo:color="#010101" style:font-name="標楷體1" officeooo:rsid="3a182278" style:font-name-asian="標楷體1"/>
    </style:style>
    <style:style style:name="T466" style:family="text">
      <style:text-properties fo:color="#010101" style:font-name="標楷體1" officeooo:rsid="3a19208e" style:font-name-asian="標楷體1"/>
    </style:style>
    <style:style style:name="T467" style:family="text">
      <style:text-properties fo:color="#010101" style:font-name="標楷體1" officeooo:rsid="3566836b" style:font-name-asian="標楷體1"/>
    </style:style>
    <style:style style:name="T468" style:family="text">
      <style:text-properties fo:color="#010101" style:font-name="標楷體1" officeooo:rsid="36f0a7c4" style:font-name-asian="標楷體1"/>
    </style:style>
    <style:style style:name="T469" style:family="text">
      <style:text-properties fo:color="#010101" style:font-name="標楷體1" officeooo:rsid="3716564f" style:font-name-asian="標楷體1"/>
    </style:style>
    <style:style style:name="T470" style:family="text">
      <style:text-properties fo:color="#010101" style:font-name="標楷體1" officeooo:rsid="37172a8a" style:font-name-asian="標楷體1"/>
    </style:style>
    <style:style style:name="T471" style:family="text">
      <style:text-properties fo:color="#010101" style:font-name="標楷體1" fo:font-size="9pt" officeooo:rsid="33ab3c44" style:font-name-asian="標楷體1" style:font-size-asian="9pt" style:font-size-complex="9pt"/>
    </style:style>
    <style:style style:name="T472" style:family="text">
      <style:text-properties fo:color="#010101" style:font-name="標楷體1" fo:font-size="9pt" officeooo:rsid="33acc6b0" style:font-name-asian="標楷體1" style:font-size-asian="9pt" style:font-size-complex="9pt"/>
    </style:style>
    <style:style style:name="T473" style:family="text">
      <style:text-properties fo:color="#010101" style:font-name="標楷體1" fo:font-size="9pt" officeooo:rsid="33b0c6f9" style:font-name-asian="標楷體1" style:font-size-asian="9pt" style:font-size-complex="9pt"/>
    </style:style>
    <style:style style:name="T474" style:family="text">
      <style:text-properties fo:color="#010101" style:font-name="標楷體1" fo:font-size="11pt" officeooo:rsid="355bece0" style:font-name-asian="標楷體1" style:font-size-asian="11pt" style:font-size-complex="11pt"/>
    </style:style>
    <style:style style:name="T475" style:family="text">
      <style:text-properties fo:color="#010101" style:font-name="標楷體1" fo:font-size="11pt" officeooo:rsid="37a7e0d9" style:font-name-asian="標楷體1" style:font-size-asian="11pt" style:font-size-complex="11pt"/>
    </style:style>
    <style:style style:name="T476" style:family="text">
      <style:text-properties fo:color="#010101" style:font-name="標楷體1" fo:font-size="11pt" officeooo:rsid="36f0a7c4" style:font-name-asian="標楷體1" style:font-size-asian="11pt" style:font-size-complex="11pt"/>
    </style:style>
    <style:style style:name="T477" style:family="text">
      <style:text-properties fo:color="#010101" style:font-name="標楷體1" fo:font-size="16pt" officeooo:rsid="37c8a316" style:font-name-asian="標楷體1" style:font-size-asian="16pt" style:font-size-complex="16pt"/>
    </style:style>
    <style:style style:name="T478" style:family="text">
      <style:text-properties fo:color="#010101" style:font-name="標楷體1" officeooo:rsid="3a182278" style:font-name-asian="Liberation Serif" style:font-name-complex="Liberation Serif"/>
    </style:style>
    <style:style style:name="T479" style:family="text">
      <style:text-properties fo:color="#010101" style:font-name="標楷體1" fo:font-size="6pt" officeooo:rsid="3a512260" style:font-name-asian="標楷體1" style:font-size-asian="6pt" style:font-size-complex="6pt"/>
    </style:style>
    <style:style style:name="T480" style:family="text">
      <style:text-properties fo:color="#010101" style:font-name-asian="標楷體1"/>
    </style:style>
    <style:style style:name="T481" style:family="text">
      <style:text-properties fo:color="#010101" officeooo:rsid="337dd807" style:font-name-asian="標楷體1"/>
    </style:style>
    <style:style style:name="T482" style:family="text">
      <style:text-properties fo:color="#010101" officeooo:rsid="352e8af6" style:font-name-asian="標楷體1"/>
    </style:style>
    <style:style style:name="T483" style:family="text">
      <style:text-properties fo:color="#010101" officeooo:rsid="3716564f" style:font-name-asian="標楷體1"/>
    </style:style>
    <style:style style:name="T484" style:family="text">
      <style:text-properties fo:color="#010101" officeooo:rsid="36f0a7c4" style:font-name-asian="標楷體1"/>
    </style:style>
    <style:style style:name="T485" style:family="text">
      <style:text-properties fo:color="#010101" officeooo:rsid="377fa1a7" style:font-name-asian="標楷體1"/>
    </style:style>
    <style:style style:name="T486" style:family="text">
      <style:text-properties fo:color="#010101" fo:font-size="12pt" officeooo:rsid="335b5f88" style:font-name-asian="標楷體1" style:font-size-asian="12pt" style:font-size-complex="12pt"/>
    </style:style>
    <style:style style:name="T487" style:family="text">
      <style:text-properties fo:color="#010101" fo:font-size="12pt" officeooo:rsid="3a2d70a5" style:font-name-asian="標楷體1" style:font-size-asian="12pt" style:font-size-complex="12pt"/>
    </style:style>
    <style:style style:name="T488" style:family="text">
      <style:text-properties fo:color="#010101" style:text-position="sub 58%" style:font-name="標楷體1" officeooo:rsid="33869fed" style:font-name-asian="標楷體1"/>
    </style:style>
    <style:style style:name="T489" style:family="text">
      <style:text-properties fo:color="#010101" style:text-position="sub 58%" style:font-name="標楷體1" officeooo:rsid="3a182278" style:font-name-asian="標楷體1"/>
    </style:style>
    <style:style style:name="T490" style:family="text">
      <style:text-properties fo:color="#010101" fo:font-size="6pt" officeooo:rsid="34e5c8df" style:font-name-asian="標楷體1" style:font-size-asian="6pt" style:font-size-complex="6pt"/>
    </style:style>
    <style:style style:name="T491" style:family="text">
      <style:text-properties fo:color="#010101" fo:font-size="6pt" officeooo:rsid="3a2d70a5" style:font-name-asian="標楷體1" style:font-size-asian="6pt" style:font-size-complex="6pt"/>
    </style:style>
    <style:style style:name="T492" style:family="text">
      <style:text-properties fo:color="#010101" fo:font-size="11pt" officeooo:rsid="352e8af6" style:font-name-asian="標楷體1" style:font-size-asian="11pt" style:font-size-complex="11pt"/>
    </style:style>
    <style:style style:name="T493" style:family="text">
      <style:text-properties fo:color="#010101" fo:font-size="11pt" officeooo:rsid="355bece0" style:font-name-asian="標楷體1" style:font-size-asian="11pt" style:font-size-complex="11pt"/>
    </style:style>
    <style:style style:name="T494" style:family="text">
      <style:text-properties fo:color="#010101" fo:font-size="11pt" officeooo:rsid="36f0a7c4" style:font-name-asian="標楷體1" style:font-size-asian="11pt" style:font-size-complex="11pt"/>
    </style:style>
    <style:style style:name="T495" style:family="text">
      <style:text-properties fo:color="#010101" style:font-name="Arial1" officeooo:rsid="30905997" style:font-name-asian="Arial1"/>
    </style:style>
    <style:style style:name="T496" style:family="text">
      <style:text-properties fo:color="#010101" style:text-position="super 58%" style:font-name="標楷體1" fo:font-size="11pt" officeooo:rsid="37a7e0d9" style:font-name-asian="標楷體1" style:font-size-asian="11pt" style:font-size-complex="11pt"/>
    </style:style>
    <style:style style:name="T497" style:family="text">
      <style:text-properties fo:color="#010101" style:text-position="super 58%" style:font-name="標楷體1" fo:font-size="11pt" officeooo:rsid="37b1a5b0" style:font-name-asian="標楷體1" style:font-size-asian="11pt" style:font-size-complex="11pt"/>
    </style:style>
    <style:style style:name="T498" style:family="text">
      <style:text-properties officeooo:rsid="30bfc124"/>
    </style:style>
    <style:style style:name="T499" style:family="text">
      <style:text-properties style:font-name="Liberation Serif1" style:font-name-asian="標楷體1"/>
    </style:style>
    <style:style style:name="T500" style:family="text">
      <style:text-properties style:font-name="Liberation Serif1" officeooo:rsid="2fbc1835" style:font-name-asian="標楷體1"/>
    </style:style>
    <style:style style:name="T501" style:family="text">
      <style:text-properties style:font-name="Liberation Serif1" officeooo:rsid="1ec344f6" style:font-name-asian="標楷體1"/>
    </style:style>
    <style:style style:name="T502" style:family="text">
      <style:text-properties style:font-name="Liberation Serif1" officeooo:rsid="3906703c" style:font-name-asian="標楷體1"/>
    </style:style>
    <style:style style:name="T503" style:family="text">
      <style:text-properties style:font-name="Liberation Serif1" officeooo:rsid="3a1d8525" style:font-name-asian="標楷體1"/>
    </style:style>
    <style:style style:name="T504" style:family="text">
      <style:text-properties style:font-name="Liberation Serif1" officeooo:rsid="3093c665"/>
    </style:style>
    <style:style style:name="T505" style:family="text">
      <style:text-properties style:font-name="Liberation Serif1" officeooo:rsid="323d7fc6"/>
    </style:style>
    <style:style style:name="T506" style:family="text">
      <style:text-properties style:font-name="Liberation Serif1" officeooo:rsid="30bfac1e"/>
    </style:style>
    <style:style style:name="T507" style:family="text">
      <style:text-properties style:font-name="Liberation Serif1" officeooo:rsid="352e8af6"/>
    </style:style>
    <style:style style:name="T508" style:family="text">
      <style:text-properties style:font-name="Liberation Serif1" officeooo:rsid="32f203a3"/>
    </style:style>
    <style:style style:name="T509" style:family="text">
      <style:text-properties style:font-name="Liberation Serif1" officeooo:rsid="34e5c8df"/>
    </style:style>
    <style:style style:name="T510" style:family="text">
      <style:text-properties style:font-name="Liberation Serif1" officeooo:rsid="3613d49f"/>
    </style:style>
    <style:style style:name="T511" style:family="text">
      <style:text-properties style:font-name="Liberation Serif1" officeooo:rsid="36e751b0"/>
    </style:style>
    <style:style style:name="T512" style:family="text">
      <style:text-properties officeooo:rsid="322a2819"/>
    </style:style>
    <style:style style:name="T513" style:family="text">
      <style:text-properties fo:color="#1c1c1c" officeooo:rsid="30905997"/>
    </style:style>
    <style:style style:name="T514" style:family="text">
      <style:text-properties fo:color="#1c1c1c" style:font-name="標楷體1"/>
    </style:style>
    <style:style style:name="T515" style:family="text">
      <style:text-properties fo:color="#1c1c1c" style:font-name="標楷體1" officeooo:rsid="30905997" style:font-name-asian="標楷體1"/>
    </style:style>
    <style:style style:name="T516" style:family="text">
      <style:text-properties fo:color="#1c1c1c" style:font-name="標楷體1" officeooo:rsid="3248dfa0" style:font-name-asian="標楷體1"/>
    </style:style>
    <style:style style:name="T517" style:family="text">
      <style:text-properties fo:color="#1c1c1c" style:font-name="標楷體1" officeooo:rsid="37c8a316" style:font-name-asian="標楷體1"/>
    </style:style>
    <style:style style:name="T518" style:family="text">
      <style:text-properties fo:color="#1c1c1c" style:font-name="標楷體1" officeooo:rsid="3a4d0e7e" style:font-name-asian="標楷體1"/>
    </style:style>
    <style:style style:name="T519" style:family="text">
      <style:text-properties fo:color="#1c1c1c" style:font-name="標楷體1" officeooo:rsid="305983d1"/>
    </style:style>
    <style:style style:name="T520" style:family="text">
      <style:text-properties fo:color="#1c1c1c" style:font-name="標楷體1" officeooo:rsid="305bcf49"/>
    </style:style>
    <style:style style:name="T521" style:family="text">
      <style:text-properties fo:color="#1c1c1c" style:font-name="標楷體1" officeooo:rsid="30570682"/>
    </style:style>
    <style:style style:name="T522" style:family="text">
      <style:text-properties fo:color="#1c1c1c" style:font-name-asian="標楷體1"/>
    </style:style>
    <style:style style:name="T523" style:family="text">
      <style:text-properties fo:color="#1c1c1c" officeooo:rsid="30905997" style:font-name-asian="標楷體1"/>
    </style:style>
    <style:style style:name="T524" style:family="text">
      <style:text-properties fo:color="#1c1c1c" officeooo:rsid="3613d49f" style:font-name-asian="標楷體1"/>
    </style:style>
    <style:style style:name="T525" style:family="text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officeooo:rsid="2fbc1835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526" style:family="text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officeooo:rsid="305983d1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527" style:family="text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officeooo:rsid="3057068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528" style:family="text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officeooo:rsid="305bcf4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529" style:family="text">
      <style:text-properties style:text-position="sub 58%" style:font-name="標楷體1" style:font-name-asian="標楷體1"/>
    </style:style>
    <style:style style:name="T530" style:family="text">
      <style:text-properties style:text-position="sub 58%" style:font-name="標楷體1" officeooo:rsid="335516eb" style:font-name-asian="標楷體1"/>
    </style:style>
    <style:style style:name="T531" style:family="text">
      <style:text-properties style:text-position="sub 58%" style:font-name="標楷體1" officeooo:rsid="337dd807" style:font-name-asian="標楷體1"/>
    </style:style>
    <style:style style:name="T532" style:family="text">
      <style:text-properties style:text-position="sub 58%" style:font-name="標楷體1" officeooo:rsid="33869fed" style:font-name-asian="標楷體1"/>
    </style:style>
    <style:style style:name="T533" style:family="text">
      <style:text-properties style:text-position="sub 58%" style:font-name="標楷體1" officeooo:rsid="3388f9bf" style:font-name-asian="標楷體1"/>
    </style:style>
    <style:style style:name="T534" style:family="text">
      <style:text-properties style:text-position="sub 58%" style:font-name="標楷體1" officeooo:rsid="34916f70" style:font-name-asian="標楷體1"/>
    </style:style>
    <style:style style:name="T535" style:family="text">
      <style:text-properties style:text-position="sub 58%" style:font-name="標楷體1" officeooo:rsid="349bd448" style:font-name-asian="標楷體1"/>
    </style:style>
    <style:style style:name="T536" style:family="text">
      <style:text-properties style:text-position="sub 58%" style:font-name="標楷體1" officeooo:rsid="34a678fd" style:font-name-asian="標楷體1"/>
    </style:style>
    <style:style style:name="T537" style:family="text">
      <style:text-properties style:text-position="sub 58%" style:font-name="標楷體1" officeooo:rsid="34a91a1b" style:font-name-asian="標楷體1"/>
    </style:style>
    <style:style style:name="T538" style:family="text">
      <style:text-properties style:text-position="sub 58%" style:font-name="標楷體1" officeooo:rsid="34e5c8df" style:font-name-asian="標楷體1"/>
    </style:style>
    <style:style style:name="T539" style:family="text">
      <style:text-properties style:text-position="sub 58%" style:font-name="標楷體1" officeooo:rsid="35358849" style:font-name-asian="標楷體1"/>
    </style:style>
    <style:style style:name="T540" style:family="text">
      <style:text-properties style:text-position="sub 58%" style:font-name="標楷體1" officeooo:rsid="353660a3" style:font-name-asian="標楷體1"/>
    </style:style>
    <style:style style:name="T541" style:family="text">
      <style:text-properties style:text-position="sub 58%" style:font-name="標楷體1" officeooo:rsid="35469479" style:font-name-asian="標楷體1"/>
    </style:style>
    <style:style style:name="T542" style:family="text">
      <style:text-properties style:text-position="sub 58%" style:font-name="標楷體1" officeooo:rsid="354aa4c9" style:font-name-asian="標楷體1"/>
    </style:style>
    <style:style style:name="T543" style:family="text">
      <style:text-properties style:text-position="sub 58%" style:font-name="標楷體1" officeooo:rsid="354aab52" style:font-name-asian="標楷體1"/>
    </style:style>
    <style:style style:name="T544" style:family="text">
      <style:text-properties style:text-position="sub 58%" style:font-name="標楷體1" officeooo:rsid="3681289a" style:font-name-asian="標楷體1"/>
    </style:style>
    <style:style style:name="T545" style:family="text">
      <style:text-properties style:text-position="sub 58%" style:font-name="標楷體1" officeooo:rsid="36841024" style:font-name-asian="標楷體1"/>
    </style:style>
    <style:style style:name="T546" style:family="text">
      <style:text-properties style:text-position="sub 58%" style:font-name="標楷體1" officeooo:rsid="36f0a7c4" style:font-name-asian="標楷體1"/>
    </style:style>
    <style:style style:name="T547" style:family="text">
      <style:text-properties style:text-position="sub 58%" style:font-name="標楷體1" officeooo:rsid="3735349f" style:font-name-asian="標楷體1"/>
    </style:style>
    <style:style style:name="T548" style:family="text">
      <style:text-properties style:text-position="sub 58%" style:font-name="標楷體1" officeooo:rsid="38391f7e" style:font-name-asian="標楷體1"/>
    </style:style>
    <style:style style:name="T549" style:family="text">
      <style:text-properties style:text-position="sub 58%" style:font-name="標楷體1" officeooo:rsid="383a25b6" style:font-name-asian="標楷體1"/>
    </style:style>
    <style:style style:name="T550" style:family="text">
      <style:text-properties style:text-position="sub 58%" style:font-name="標楷體1" officeooo:rsid="384b1cfa" style:font-name-asian="標楷體1"/>
    </style:style>
    <style:style style:name="T551" style:family="text">
      <style:text-properties style:text-position="sub 58%" style:font-name="標楷體1" officeooo:rsid="384ed81e" style:font-name-asian="標楷體1"/>
    </style:style>
    <style:style style:name="T552" style:family="text">
      <style:text-properties style:text-position="sub 58%" style:font-name="標楷體1" officeooo:rsid="385113b2" style:font-name-asian="標楷體1"/>
    </style:style>
    <style:style style:name="T553" style:family="text">
      <style:text-properties style:text-position="sub 58%" style:font-name="標楷體1" officeooo:rsid="3916357c" style:font-name-asian="標楷體1"/>
    </style:style>
    <style:style style:name="T554" style:family="text">
      <style:text-properties style:text-position="sub 58%" style:font-name="標楷體1" officeooo:rsid="39173b42" style:font-name-asian="標楷體1"/>
    </style:style>
    <style:style style:name="T555" style:family="text">
      <style:text-properties style:text-position="sub 58%" style:font-name="標楷體1" officeooo:rsid="395e6c5a" style:font-name-asian="標楷體1"/>
    </style:style>
    <style:style style:name="T556" style:family="text">
      <style:text-properties style:text-position="sub 58%" style:font-name="標楷體1" officeooo:rsid="3a295472" style:font-name-asian="標楷體1"/>
    </style:style>
    <style:style style:name="T557" style:family="text">
      <style:text-properties style:text-position="sub 58%" style:font-name="標楷體1" officeooo:rsid="3a2cfe10" style:font-name-asian="標楷體1"/>
    </style:style>
    <style:style style:name="T558" style:family="text">
      <style:text-properties style:text-position="sub 58%" style:font-name="標楷體1" officeooo:rsid="3a333b68" style:font-name-asian="標楷體1"/>
    </style:style>
    <style:style style:name="T559" style:family="text">
      <style:text-properties style:text-position="sub 58%" style:font-name="標楷體1" officeooo:rsid="3a389ae2" style:font-name-asian="標楷體1"/>
    </style:style>
    <style:style style:name="T560" style:family="text">
      <style:text-properties style:text-position="sub 58%" style:font-name="標楷體1" officeooo:rsid="3a3b15ee" style:font-name-asian="標楷體1"/>
    </style:style>
    <style:style style:name="T561" style:family="text">
      <style:text-properties style:text-position="sub 58%" style:font-name="標楷體1" officeooo:rsid="3a3ba498" style:font-name-asian="標楷體1"/>
    </style:style>
    <style:style style:name="T562" style:family="text">
      <style:text-properties style:text-position="sub 58%" style:font-name="標楷體1" officeooo:rsid="3a415f92" style:font-name-asian="標楷體1"/>
    </style:style>
    <style:style style:name="T563" style:family="text">
      <style:text-properties style:text-position="sub 58%" style:font-name="標楷體1" officeooo:rsid="3a43511a" style:font-name-asian="標楷體1"/>
    </style:style>
    <style:style style:name="T564" style:family="text">
      <style:text-properties style:text-position="sub 58%" style:font-name="標楷體1" officeooo:rsid="3a4d0e7e" style:font-name-asian="標楷體1"/>
    </style:style>
    <style:style style:name="T565" style:family="text">
      <style:text-properties style:text-position="sub 58%" style:font-name="標楷體1" officeooo:rsid="3a4ef54c" style:font-name-asian="標楷體1"/>
    </style:style>
    <style:style style:name="T566" style:family="text">
      <style:text-properties style:text-position="sub 58%" style:font-name="標楷體1" officeooo:rsid="3a512260" style:font-name-asian="標楷體1"/>
    </style:style>
    <style:style style:name="T567" style:family="text">
      <style:text-properties style:text-position="sub 58%" style:font-name="標楷體1" officeooo:rsid="3a5400c4" style:font-name-asian="標楷體1"/>
    </style:style>
    <style:style style:name="T568" style:family="text">
      <style:text-properties style:text-position="sub 58%" style:font-name="標楷體1" officeooo:rsid="3a564e11" style:font-name-asian="標楷體1"/>
    </style:style>
    <style:style style:name="T569" style:family="text">
      <style:text-properties officeooo:rsid="32f203a3"/>
    </style:style>
    <style:style style:name="T570" style:family="text">
      <style:text-properties officeooo:rsid="349ef7ab"/>
    </style:style>
    <style:style style:name="T571" style:family="text">
      <style:text-properties officeooo:rsid="32bbad30"/>
    </style:style>
    <style:style style:name="T572" style:family="text">
      <style:text-properties officeooo:rsid="3613d49f"/>
    </style:style>
    <style:style style:name="T573" style:family="text">
      <style:text-properties style:text-position="super 58%" style:font-name="標楷體1"/>
    </style:style>
    <style:style style:name="T574" style:family="text">
      <style:text-properties style:text-position="super 58%" style:font-name="標楷體1" officeooo:rsid="3613d49f" style:font-name-asian="標楷體1"/>
    </style:style>
    <style:style style:name="T575" style:family="text">
      <style:text-properties style:text-position="super 58%" style:font-name="標楷體1" officeooo:rsid="3616cc17" style:font-name-asian="標楷體1"/>
    </style:style>
    <style:style style:name="T576" style:family="text">
      <style:text-properties style:text-position="super 58%" style:font-name="標楷體1" officeooo:rsid="3619ce52" style:font-name-asian="標楷體1"/>
    </style:style>
    <style:style style:name="T577" style:family="text">
      <style:text-properties style:text-position="super 58%" style:font-name="標楷體1" officeooo:rsid="37a7e0d9" style:font-name-asian="標楷體1"/>
    </style:style>
    <style:style style:name="T578" style:family="text">
      <style:text-properties style:text-position="super 58%" style:font-name="標楷體1" officeooo:rsid="37b1a5b0" style:font-name-asian="標楷體1"/>
    </style:style>
    <style:style style:name="T579" style:family="text">
      <style:text-properties style:text-position="super 58%" style:font-name="標楷體1" officeooo:rsid="368f088f" style:font-name-asian="標楷體1"/>
    </style:style>
    <style:style style:name="T580" style:family="text">
      <style:text-properties style:text-position="super 58%" style:font-name="標楷體1" officeooo:rsid="36911baa" style:font-name-asian="標楷體1"/>
    </style:style>
    <style:style style:name="T581" style:family="text">
      <style:text-properties style:text-position="super 58%" style:font-name="標楷體1" officeooo:rsid="3a564e11" style:font-name-asian="標楷體1"/>
    </style:style>
    <style:style style:name="T582" style:family="text">
      <style:text-properties style:font-name="標楷體"/>
    </style:style>
    <style:style style:name="T583" style:family="text">
      <style:text-properties style:font-name="標楷體" officeooo:rsid="3126c84e" style:font-name-asian="標楷體"/>
    </style:style>
    <style:style style:name="T584" style:family="text">
      <style:text-properties style:font-name="標楷體" officeooo:rsid="3936ed2d" style:font-name-asian="標楷體" style:font-name-complex="標楷體"/>
    </style:style>
    <style:style style:name="T585" style:family="text">
      <style:text-properties style:font-name="標楷體" officeooo:rsid="363068bc" style:font-name-asian="標楷體1"/>
    </style:style>
    <style:style style:name="T586" style:family="text">
      <style:text-properties style:font-name="標楷體" officeooo:rsid="37223fc0" style:font-name-asian="標楷體1"/>
    </style:style>
    <style:style style:name="T587" style:family="text">
      <style:text-properties style:font-name="標楷體" officeooo:rsid="395e6c5a" style:font-name-asian="標楷體1"/>
    </style:style>
    <style:style style:name="T588" style:family="text">
      <style:text-properties style:font-name="標楷體" officeooo:rsid="3022f855"/>
    </style:style>
    <style:style style:name="T589" style:family="text">
      <style:text-properties officeooo:rsid="362ec99c"/>
    </style:style>
    <style:style style:name="T590" style:family="text">
      <style:text-properties officeooo:rsid="3646e242"/>
    </style:style>
    <style:style style:name="T591" style:family="text">
      <style:text-properties officeooo:rsid="364a0136"/>
    </style:style>
    <style:style style:name="T592" style:family="text">
      <style:text-properties fo:font-size="14pt" officeooo:rsid="3716564f" style:font-name-asian="標楷體1" style:font-size-asian="14pt" style:font-size-complex="14pt"/>
    </style:style>
    <style:style style:name="T593" style:family="text">
      <style:text-properties officeooo:rsid="17cb7444"/>
    </style:style>
    <style:style style:name="T594" style:family="text">
      <style:text-properties officeooo:rsid="2f3e8a30"/>
    </style:style>
    <style:style style:name="T595" style:family="text">
      <style:text-properties officeooo:rsid="24a3830c"/>
    </style:style>
    <style:style style:name="T596" style:family="text">
      <style:text-properties officeooo:rsid="2fd20b74"/>
    </style:style>
    <style:style style:name="T597" style:family="text">
      <style:text-properties officeooo:rsid="3fca2835"/>
    </style:style>
    <style:style style:name="T598" style:family="text">
      <style:text-properties officeooo:rsid="2fe77203"/>
    </style:style>
    <style:style style:name="T599" style:family="text">
      <style:text-properties officeooo:rsid="30213b7c"/>
    </style:style>
    <style:style style:name="T600" style:family="text">
      <style:text-properties fo:color="#050505" fo:font-size="13pt" style:font-size-asian="13pt" style:font-size-complex="13pt"/>
    </style:style>
    <style:style style:name="T601" style:family="text">
      <style:text-properties officeooo:rsid="30570682"/>
    </style:style>
    <style:style style:name="T602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officeooo:rsid="2fbc1835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officeooo:rsid="3057068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2fbc1835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0570682" style:font-name-asian="標楷體1" style:font-size-asian="17pt" style:language-asian="zh" style:country-asian="TW" style:font-style-asian="normal" style:font-name-complex="標楷體" style:font-size-complex="17pt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88461473" text:style-name="L1">
        <text:list-item>
          <text:p text:style-name="P195"><text:bookmark-start text:name="類星體"/>類星體<text:bookmark-end text:name="類星體"/></text:p>
          <text:list>
            <text:list-item>
              <text:p text:style-name="P195">人類 對 類星體的光譜、類星體的極高亮度、黑洞的超光速噴流 的 認定、描述 <text:span text:style-name="T343">↔</text:span><text:span text:style-name="T594"> 洞穴理論。</text:span></text:p>
              <text:list>
                <text:list-item>
                  <text:p text:style-name="P196">洞穴理論 是（柏拉圖 認定的）洞穴理論。</text:p>
                </text:list-item>
                <text:list-item>
                  <text:p text:style-name="P195">明顯例子，人類 認定，類星體的光譜 不是 該星體的 光、光譜、光的頻率。</text:p>
                </text:list-item>
                <text:list-item>
                  <text:p text:style-name="P195">明顯例子，人類 認定，類星體的光譜 是 恆星、黑洞、活動星系核 在 遠離 地球。</text:p>
                </text:list-item>
                <text:list-item>
                  <text:p text:style-name="P195">明顯例子，人類 認定，類星體的極高亮度 不是（比 人類 認定的距離 還）近距離 照射。</text:p>
                </text:list-item>
                <text:list-item>
                  <text:p text:style-name="P195">明顯例子，人類 認定，類星體的極高亮度 是（原始亮度 遠遠高於 極高亮度）遠距離 照射。</text:p>
                </text:list-item>
                <text:list-item>
                  <text:p text:style-name="P195">明顯例子，人類 認定，黑洞的超光速噴流 不是 超光速的噴流。</text:p>
                </text:list-item>
                <text:list-item>
                  <text:p text:style-name="P195">明顯例子，人類 認定，黑洞的超光速噴流 是 視覺誤差、速度低於光速的噴流。</text:p>
                </text:list-item>
              </text:list>
            </text:list-item>
          </text:list>
        </text:list-item>
        <text:list-item>
          <text:p text:style-name="P195"><text:bookmark-start text:name="麥斯威爾妖"/><text:span text:style-name="T595">麥</text:span><text:span text:style-name="T316">斯威爾</text:span>妖<text:bookmark-end text:name="麥斯威爾妖"/></text:p>
          <text:list>
            <text:list-item>
              <text:p text:style-name="P195">第二型永動機。</text:p>
            </text:list-item>
            <text:list-item>
              <text:p text:style-name="P5">明顯例子，假定，某一特定箱子 使用 某一特定隔板 分隔出 兩個 空間。</text:p>
              <text:list>
                <text:list-item>
                  <text:p text:style-name="P5">假定，左側的空間、該隔板 之間，安裝 高通濾波器。</text:p>
                  <text:list>
                    <text:list-item>
                      <text:p text:style-name="P5">高通濾波器 是 使用 幾何形狀、材料特性 形成的 高通濾波器。</text:p>
                      <text:list>
                        <text:list-item>
                          <text:p text:style-name="P5">明顯例子，三稜鏡。</text:p>
                          <text:list>
                            <text:list-item>
                              <text:p text:style-name="P5">三稜鏡 分出 不同頻率的 光線。</text:p>
                            </text:list-item>
                            <text:list-item>
                              <text:p text:style-name="P5">紫光 通過 該隔板（事先挖好的 洞），從 左側的空間 進入 右側的空間。</text:p>
                              <text:list>
                                <text:list-item>
                                  <text:p text:style-name="P5">洞 的 抽象例子，雙狹縫實驗的 洞。</text:p>
                                </text:list-item>
                              </text:list>
                            </text:list-item>
                            <text:list-item>
                              <text:p text:style-name="P5">紅光 打到 該隔板，維持在 左側的空間 裡面。</text:p>
                              <text:list>
                                <text:list-item>
                                  <text:p text:style-name="P5">隔板 的 抽象例子，雙狹縫實驗的 隔板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高頻、高能量、高速運動 的 粒子，從 左側的空間 進入 右側的空間。</text:p>
                    </text:list-item>
                    <text:list-item>
                      <text:p text:style-name="P5">低頻、低能量、低速運動 的 粒子，維持在 左側的空間 裡面。</text:p>
                    </text:list-item>
                  </text:list>
                </text:list-item>
                <text:list-item>
                  <text:p text:style-name="P5">假定，右側的空間、該隔板 之間，安裝 低通濾波器。</text:p>
                  <text:list>
                    <text:list-item>
                      <text:p text:style-name="P5">低通濾波器 是 使用 幾何形狀、材料特性 形成的 低通濾波器。</text:p>
                      <text:list>
                        <text:list-item>
                          <text:p text:style-name="P5">明顯例子，三稜鏡。</text:p>
                          <text:list>
                            <text:list-item>
                              <text:p text:style-name="P5">三稜鏡 分出 不同頻率的 光線。</text:p>
                            </text:list-item>
                            <text:list-item>
                              <text:p text:style-name="P5">紫光 打到 該隔板，維持在 右側的空間 裡面。</text:p>
                              <text:list>
                                <text:list-item>
                                  <text:p text:style-name="P5">隔板 的 抽象例子，雙狹縫實驗的 隔板。</text:p>
                                </text:list-item>
                              </text:list>
                            </text:list-item>
                            <text:list-item>
                              <text:p text:style-name="P5">紅光 通過 該隔板（事先挖好的 洞），從 右側的空間 進入 左側的空間。</text:p>
                              <text:list>
                                <text:list-item>
                                  <text:p text:style-name="P5">洞 的 抽象例子，雙狹縫實驗的 洞。</text:p>
                                </text:list-item>
                              </text:list>
                            </text:list-item>
                            <text:list-item>
                              <text:p text:style-name="P5">三稜鏡 是<text:span text:style-name="T317"> &lt;?2&gt;</text:span><text:span text:style-name="T596">個體。</text:span></text:p>
                              <text:list>
                                <text:list-item>
                                  <text:p text:style-name="P5">光 是<text:span text:style-name="T317"> &lt;?1&gt;</text:span><text:span text:style-name="T596">個體。</text:span></text:p>
                                </text:list-item>
                              </text:list>
                            </text:list-item>
                            <text:list-item>
                              <text:p text:style-name="P5">三稜鏡 <text:span text:style-name="T344">↔</text:span><text:span text:style-name="T317"> &lt;?3&gt;</text:span>三稜鏡。</text:p>
                              <text:list>
                                <text:list-item>
                                  <text:p text:style-name="P5"><text:span text:style-name="T317">&lt;?3&gt;</text:span>三稜鏡 是 <text:span text:style-name="T317">&lt;?3&gt;</text:span><text:span text:style-name="T596">個體。</text:span></text:p>
                                </text:list-item>
                                <text:list-item>
                                  <text:p text:style-name="P5">光、力、<text:span text:style-name="T317">&lt;?1&gt;</text:span><text:span text:style-name="T596">個體</text:span> <text:span text:style-name="T344">↔</text:span><text:span text:style-name="T317"> &lt;?2&gt;</text:span><text:span text:style-name="T596">個體。</text:span></text:p>
                                  <text:list>
                                    <text:list-item>
                                      <text:p text:style-name="P5"><text:span text:style-name="T317">&lt;?2&gt;</text:span><text:span text:style-name="T596">個體</text:span> 的 明顯例子，（人類 認定的）分子、電子、物體。</text:p>
                                    </text:list-item>
                                  </text:list>
                                </text:list-item>
                                <text:list-item>
                                  <text:p text:style-name="P5">明顯例子，<text:span text:style-name="T317">&lt;?3&gt;</text:span>三稜鏡 分出 不同頻率的 粒子。</text:p>
                                  <text:list>
                                    <text:list-item>
                                      <text:p text:style-name="P5"><text:span text:style-name="T317">&lt;?3&gt;</text:span>三稜鏡的 材料特性 形成 濾波器。</text:p>
                                    </text:list-item>
                                    <text:list-item>
                                      <text:p text:style-name="P5">洞的（相對）位置、幾何形狀 形成 濾波器。</text:p>
                                      <text:list>
                                        <text:list-item>
                                          <text:p text:style-name="P5">濾波器 的 明顯例子，高通濾波器、低通濾波器、帶通濾波器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">左側的空間、右側的空間 形成 溫度差。</text:p>
                                      <text:list>
                                        <text:list-item>
                                          <text:p text:style-name="P5">濾波器 <text:span text:style-name="T344">↔</text:span><text:span text:style-name="T317"> </text:span><text:span text:style-name="T595">麥</text:span><text:span text:style-name="T316">斯威爾</text:span><text:span text:style-name="T595">妖。</text:span></text:p>
                                          <text:list>
                                            <text:list-item>
                                              <text:p text:style-name="P5"><text:span text:style-name="T1">&lt;?</text:span><text:span text:style-name="T318">3&gt;</text:span>濾波器 <text:span text:style-name="T344">↔</text:span><text:span text:style-name="T317"> </text:span><text:span text:style-name="T595">麥</text:span><text:span text:style-name="T316">斯威爾</text:span><text:span text:style-name="T595">妖。</text:span></text:p>
                                            </text:list-item>
                                            <text:list-item>
                                              <text:p text:style-name="P5">幾何形狀、材料特性 <text:span text:style-name="T344">↔</text:span><text:span text:style-name="T317"> </text:span><text:span text:style-name="T595">麥</text:span><text:span text:style-name="T316">斯威爾</text:span><text:span text:style-name="T595">妖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">該箱子 <text:span text:style-name="T344">↔</text:span><text:span text:style-name="T317"> </text:span><text:span text:style-name="T597">第二型永動機。</text:span></text:p>
                                          <text:list>
                                            <text:list-item>
                                              <text:p text:style-name="P5"><text:span text:style-name="T1">&lt;?</text:span><text:span text:style-name="T317">2</text:span><text:span text:style-name="T318">&gt;</text:span>箱子 <text:span text:style-name="T344">↔</text:span><text:span text:style-name="T317"> </text:span><text:span text:style-name="T597">第二型永動機。</text:span></text:p>
                                            </text:list-item>
                                            <text:list-item>
                                              <text:p text:style-name="P5">左側的空間、右側的空間 <text:span text:style-name="T344">↔</text:span><text:span text:style-name="T317"> </text:span><text:span text:style-name="T597">第二型永動機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"><text:span text:style-name="T1">假定，某一特定&lt;?2&gt;個</text:span>體 本能、傳承 不夠高。</text:p>
                                          <text:list>
                                            <text:list-item>
                                              <text:p text:style-name="P5"><text:span text:style-name="T1">該&lt;?2&gt;個</text:span>體 有機率沒有 觀測到，<text:span text:style-name="T1">&lt;?</text:span><text:span text:style-name="T319">3&gt;個</text:span><text:span text:style-name="T598">體的 存在、變化。</text:span></text:p>
                                            </text:list-item>
                                            <text:list-item>
                                              <text:p text:style-name="P5"><text:span text:style-name="T1">該&lt;?2&gt;個</text:span>體 有機率沒有 認知到，<text:span text:style-name="T1">&lt;?</text:span><text:span text:style-name="T319">3&gt;個</text:span><text:span text:style-name="T598">體的 存在、變化。</text:span></text:p>
                                            </text:list-item>
                                            <text:list-item>
                                              <text:p text:style-name="P5"><text:span text:style-name="T1">該&lt;?2&gt;個</text:span>體 有機率認定，該箱子 是 <text:span text:style-name="T597">第一型永動機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高頻、高能量、高速運動 的 粒子，維持在 右側的空間 裡面。</text:p>
                    </text:list-item>
                    <text:list-item>
                      <text:p text:style-name="P5">低頻、低能量、低速運動 的 粒子，從 右側的空間 進入 左側的空間。</text:p>
                    </text:list-item>
                  </text:list>
                </text:list-item>
                <text:list-item>
                  <text:p text:style-name="P5">左側的空間、右側的空間 形成 溫度差。</text:p>
                  <text:list>
                    <text:list-item>
                      <text:p text:style-name="P5">低頻、低能量、低速運動 的 粒子 聚集在 左側。</text:p>
                    </text:list-item>
                    <text:list-item>
                      <text:p text:style-name="P5">高頻、高能量、高速運動 的 粒子 聚集在 右側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力譜"/>力譜<text:bookmark-end text:name="力譜"/></text:p>
          <text:list>
            <text:list-item>
              <text:p text:style-name="P5">明顯例子，力譜 <text:span text:style-name="T345">↔</text:span><text:span text:style-name="T599"> 光譜。</text:span></text:p>
              <text:list>
                <text:list-item>
                  <text:p text:style-name="P5">明顯例子，<text:span text:style-name="T599">光譜。</text:span></text:p>
                  <text:list>
                    <text:list-item>
                      <text:p text:style-name="P5">對於 人類個體 來說，可見光譜 是 有亮光、有顏色。</text:p>
                      <text:list>
                        <text:list-item>
                          <text:p text:style-name="P5">對於 人類個體（的 眼睛）來說，可見光譜 是 有亮光、有顏色。</text:p>
                        </text:list-item>
                      </text:list>
                    </text:list-item>
                    <text:list-item>
                      <text:p text:style-name="P5">對於 人類個體 來說，不可見光譜 是 沒有亮光、沒有顏色。</text:p>
                      <text:list>
                        <text:list-item>
                          <text:p text:style-name="P5">對於 人類個體（的 眼睛）來說，不可見光譜 是 沒有亮光、沒有顏色。</text:p>
                        </text:list-item>
                        <text:list-item>
                          <text:p text:style-name="P5">明顯例子，紅外線<text:span text:style-name="T1">、紫外線、X光</text:span>線、微波、無線電<text:span text:style-name="T1">、</text:span><text:span text:style-name="T320">α</text:span><text:span text:style-name="T321">射線</text:span><text:span text:style-name="T1">、</text:span><text:span text:style-name="T320">β</text:span><text:span text:style-name="T321">射線</text:span><text:span text:style-name="T1">、</text:span><text:span text:style-name="T321">γ</text:span><text:span text:style-name="T588">射線</text:span>。</text:p>
                          <text:list>
                            <text:list-item>
                              <text:p text:style-name="P5">對於 人類個體的 眼睛 來說，不可見光譜的 <text:span text:style-name="T1">X光</text:span>線 是 沒有亮光、沒有顏色。</text:p>
                            </text:list-item>
                            <text:list-item>
                              <text:p text:style-name="P5">對於 人類個體的 骨頭 來說，不可見光譜的 <text:span text:style-name="T1">X光</text:span>線 是 有亮光、有顏色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假定，某一特定房間 有（已經點亮的）蠟燭、日光燈。</text:p>
                      <text:list>
                        <text:list-item>
                          <text:p text:style-name="P5">對於 人類個體 來說，該房間 有亮光、有顏色。</text:p>
                        </text:list-item>
                      </text:list>
                    </text:list-item>
                    <text:list-item>
                      <text:p text:style-name="P5">假定，某一特定房間（只）有（已經點亮的）紅外線燈<text:span text:style-name="T1">、紫外線</text:span>燈。</text:p>
                      <text:list>
                        <text:list-item>
                          <text:p text:style-name="P5">對於 人類個體 來說，該房間 沒有亮光、沒有顏色。</text:p>
                        </text:list-item>
                        <text:list-item>
                          <text:p text:style-name="P5">對於 人類個體 來說，該房間 一片漆黑。</text:p>
                        </text:list-item>
                        <text:list-item>
                          <text:p text:style-name="P5">假定，某一特定個體 能夠看到 紅外線<text:span text:style-name="T1">、紫外線</text:span>。</text:p>
                          <text:list>
                            <text:list-item>
                              <text:p text:style-name="P5">對於 該個體 來說，該房間 有亮光、有顏色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假定，某一特定房間 沒有（已經點亮的）燈。</text:p>
                      <text:list>
                        <text:list-item>
                          <text:p text:style-name="P5">對於 人類個體 來說，該房間 沒有亮光、沒有顏色。</text:p>
                        </text:list-item>
                        <text:list-item>
                          <text:p text:style-name="P5">對於 人類個體 來說，該房間 一片漆黑。</text:p>
                        </text:list-item>
                        <text:list-item>
                          <text:p text:style-name="P5">假定，某一特定個體 能夠 看到、發射，某一特定光譜。</text:p>
                          <text:list>
                            <text:list-item>
                              <text:p text:style-name="P5">明顯例子，假定，該個體 能夠 看到、發射，可見光譜。</text:p>
                              <text:list>
                                <text:list-item>
                                  <text:p text:style-name="P5">明顯例子，狼（的 眼睛）。</text:p>
                                </text:list-item>
                              </text:list>
                            </text:list-item>
                            <text:list-item>
                              <text:p text:style-name="P5">對於 該個體 來說，該房間 有亮光、有顏色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明顯例子，力譜。</text:p>
                  <text:list>
                    <text:list-item>
                      <text:p text:style-name="P5">對於 人類個體 來說，可觸力譜 是 有力存在、有力變化。</text:p>
                      <text:list>
                        <text:list-item>
                          <text:p text:style-name="P5">可觸力譜 能夠 感測、交互作用 的 力（大小、頻率、存在、變化）。</text:p>
                        </text:list-item>
                        <text:list-item>
                          <text:p text:style-name="P5">明顯例子，電磁力。</text:p>
                          <text:list>
                            <text:list-item>
                              <text:p text:style-name="P5">明顯例子，推力、拉力、摩擦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對於 人類個體 來說，不可觸力譜 是 沒有力存在、沒有力變化。</text:p>
                    </text:list-item>
                    <text:list-item>
                      <text:p text:style-name="P5">假定，某一特定房間 有（已經 存在、變化 的）可觸力譜的 力。</text:p>
                      <text:list>
                        <text:list-item>
                          <text:p text:style-name="P5">對於 人類個體 來說，該房間 有力存在、有力變化。</text:p>
                        </text:list-item>
                      </text:list>
                    </text:list-item>
                    <text:list-item>
                      <text:p text:style-name="P5">假定，某一特定房間（只）有（已經 存在、變化 的）不可觸力譜的 力。</text:p>
                      <text:list>
                        <text:list-item>
                          <text:p text:style-name="P5">對於 人類個體 來說，該房間 沒有力存在、沒有力變化。</text:p>
                        </text:list-item>
                        <text:list-item>
                          <text:p text:style-name="P5">對於 人類個體 來說，（在）該房間（當中）沒有（感測、感知、感受 到）觸感。</text:p>
                        </text:list-item>
                        <text:list-item>
                          <text:p text:style-name="P5">假定，某一特定個體 能夠感測 不可觸力譜的 力。</text:p>
                          <text:list>
                            <text:list-item>
                              <text:p text:style-name="P5">對於 該個體 來說，該房間 有力存在、有力變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假定，某一特定房間 沒有（已經 存在、變化 的）力源。<text:span text:style-name="T600">（力源 是 力的 存在、變化 的 來源）</text:span></text:p>
                      <text:list>
                        <text:list-item>
                          <text:p text:style-name="P5">對於 人類個體 來說，該房間 沒有力存在、沒有力變化。</text:p>
                        </text:list-item>
                        <text:list-item>
                          <text:p text:style-name="P5">對於 人類個體 來說，（在）該房間（當中）沒有（感測、感知、感受 到）觸感。</text:p>
                        </text:list-item>
                        <text:list-item>
                          <text:p text:style-name="P5">假定，某一特定個體 能夠 感測、交互作用，某一特定力譜。</text:p>
                          <text:list>
                            <text:list-item>
                              <text:p text:style-name="P5">明顯例子，假定，該個體 能夠 感測、交互作用，可觸力譜。</text:p>
                            </text:list-item>
                            <text:list-item>
                              <text:p text:style-name="P5">對於 該個體 來說，該房間 有力存在、有力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類個體、（可觸力譜 的）力 相互接觸、有機率發生（物理、化學、萬物）作用、反應。</text:p>
                </text:list-item>
                <text:list-item>
                  <text:p text:style-name="P5">人類個體、（不可觸力譜 的）力 相互穿透、無法發生（物理、化學、萬物）作用、反應。</text:p>
                </text:list-item>
                <text:list-item>
                  <text:p text:style-name="P5">人類個體、（可<text:span text:style-name="T1">&lt;?</text:span><text:span text:style-name="T322">a</text:span><text:span text:style-name="T601">&gt;</text:span>譜 的）存在 相互接觸、有機率發生（物理、化學、萬物）作用、反應。</text:p>
                  <text:list>
                    <text:list-item>
                      <text:p text:style-name="P5"><text:span text:style-name="T323">n </text:span><text:span text:style-name="T341">≥</text:span><text:span text:style-name="T323"> </text:span><text:span text:style-name="T322">a </text:span><text:span text:style-name="T341">≥</text:span><text:span text:style-name="T323"> u。</text:span></text:p>
                      <text:list>
                        <text:list-item>
                          <text:p text:style-name="P5"><text:span text:style-name="T1">&lt;?</text:span><text:span text:style-name="T322">a</text:span><text:span text:style-name="T601">&gt;</text:span> 是 第<text:span text:style-name="T322">a</text:span><text:span text:style-name="T601">宗量層級。</text:span></text:p>
                        </text:list-item>
                        <text:list-item>
                          <text:p text:style-name="P5"><text:span text:style-name="T1">&lt;?</text:span><text:span text:style-name="T322">a</text:span><text:span text:style-name="T601">&gt;</text:span> 是 <text:span text:style-name="T1">&lt;?</text:span><text:span text:style-name="T322">a</text:span><text:span text:style-name="T601">&gt;宗量。</text:span></text:p>
                        </text:list-item>
                        <text:list-item>
                          <text:p text:style-name="P5"><text:span text:style-name="T1">&lt;?</text:span><text:span text:style-name="T322">a</text:span><text:span text:style-name="T601">&gt;</text:span> 是（<text:span text:style-name="T1">&lt;?</text:span><text:span text:style-name="T322">a</text:span><text:span text:style-name="T601">&gt;宗量 的</text:span>）<text:span text:style-name="T601">某一特定宗量種類。</text:span></text:p>
                        </text:list-item>
                      </text:list>
                    </text:list-item>
                    <text:list-item>
                      <text:p text:style-name="P794"><text:span text:style-name="T602">可</text:span><text:span text:style-name="T604">&lt;?</text:span><text:span text:style-name="T605">a</text:span><text:span text:style-name="T603">&gt;</text:span><text:span text:style-name="T602">譜 是（</text:span><text:span text:style-name="T525">（</text:span><text:span text:style-name="T526">&lt;?</text:span><text:span text:style-name="T527">a</text:span><text:span text:style-name="T526">&gt;</text:span><text:span text:style-name="T527">宗量 </text:span><text:span text:style-name="T525">的）</text:span><text:span text:style-name="T603">某一特定宗量種類 </text:span><text:span text:style-name="T602">的）</text:span><text:span text:style-name="T603">某一特定</text:span><text:span text:style-name="T602">可</text:span><text:span text:style-name="T603">宗量</text:span><text:span text:style-name="T602">譜</text:span><text:span text:style-name="T603">。</text:span></text:p>
                      <text:list>
                        <text:list-item>
                          <text:p text:style-name="P794"><text:span text:style-name="T602">明顯例子，（</text:span><text:span text:style-name="T525">（</text:span><text:span text:style-name="T526">&lt;?</text:span><text:span text:style-name="T528">1</text:span><text:span text:style-name="T526">&gt;</text:span><text:span text:style-name="T527">宗量 </text:span><text:span text:style-name="T525">的）</text:span><text:span text:style-name="T602">光的）可見光譜。</text:span></text:p>
                        </text:list-item>
                        <text:list-item>
                          <text:p text:style-name="P794"><text:span text:style-name="T602">明顯例子，（</text:span><text:span text:style-name="T525">（</text:span><text:span text:style-name="T526">&lt;?</text:span><text:span text:style-name="T528">1</text:span><text:span text:style-name="T526">&gt;</text:span><text:span text:style-name="T527">宗量 </text:span><text:span text:style-name="T525">的）</text:span><text:span text:style-name="T602">力的）可觸力譜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">人類個體、（不可<text:span text:style-name="T1">&lt;?</text:span><text:span text:style-name="T322">a</text:span><text:span text:style-name="T601">&gt;</text:span>譜 的）存在 相互穿透、無法發生（物理、化學、萬物）作用、反應。</text:p>
                  <text:list>
                    <text:list-item>
                      <text:p text:style-name="P794"><text:span text:style-name="T602">不可</text:span><text:span text:style-name="T604">&lt;?</text:span><text:span text:style-name="T605">a</text:span><text:span text:style-name="T603">&gt;</text:span><text:span text:style-name="T602">譜 是（</text:span><text:span text:style-name="T525">（</text:span><text:span text:style-name="T526">&lt;?</text:span><text:span text:style-name="T527">a</text:span><text:span text:style-name="T526">&gt;</text:span><text:span text:style-name="T527">宗量 </text:span><text:span text:style-name="T525">的）</text:span><text:span text:style-name="T603">某一特定宗量種類 </text:span><text:span text:style-name="T602">的）</text:span><text:span text:style-name="T603">某一特定</text:span><text:span text:style-name="T602">不可</text:span><text:span text:style-name="T603">宗量</text:span><text:span text:style-name="T602">譜</text:span><text:span text:style-name="T603">。</text:span></text:p>
                      <text:list>
                        <text:list-item>
                          <text:p text:style-name="P5">明顯例子，（<text:span text:style-name="T514">（</text:span><text:span text:style-name="T519">&lt;?</text:span><text:span text:style-name="T520">1</text:span><text:span text:style-name="T519">&gt;</text:span><text:span text:style-name="T521">宗量 </text:span><text:span text:style-name="T514">的）</text:span>光的）不可見光譜。</text:p>
                        </text:list-item>
                        <text:list-item>
                          <text:p text:style-name="P5">明顯例子，（<text:span text:style-name="T514">（</text:span><text:span text:style-name="T519">&lt;?</text:span><text:span text:style-name="T520">1</text:span><text:span text:style-name="T519">&gt;</text:span><text:span text:style-name="T521">宗量 </text:span><text:span text:style-name="T514">的）</text:span>力的）不可觸力譜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相態"/>相態<text:bookmark-end text:name="相態"/></text:p>
          <text:list>
            <text:list-item>
              <text:p text:style-name="P2"><text:span text:style-name="T330">相態</text:span>層級。</text:p>
              <text:list>
                <text:list-item>
                  <text:p text:style-name="P197"><text:span text:style-name="T3">第</text:span><text:span text:style-name="T267">0</text:span><text:span text:style-name="T139">層級相態</text:span><text:span text:style-name="T110"> </text:span><text:span text:style-name="T342">↔</text:span><text:span text:style-name="T110"> </text:span><text:span text:style-name="T386">電漿態</text:span><text:span text:style-name="T389">。</text:span></text:p>
                </text:list-item>
                <text:list-item>
                  <text:p text:style-name="P197"><text:span text:style-name="T3">第</text:span><text:span text:style-name="T267">1</text:span><text:span text:style-name="T139">層級相態</text:span><text:span text:style-name="T110"> </text:span><text:span text:style-name="T342">↔</text:span><text:span text:style-name="T110"> </text:span><text:span text:style-name="T386">氣態</text:span><text:span text:style-name="T389">。</text:span></text:p>
                </text:list-item>
                <text:list-item>
                  <text:p text:style-name="P198"><text:span text:style-name="T3">第</text:span><text:span text:style-name="T267">2</text:span><text:span text:style-name="T139">層級相態</text:span><text:span text:style-name="T110"> </text:span><text:span text:style-name="T342">↔</text:span><text:span text:style-name="T110"> </text:span><text:span text:style-name="T386">液態</text:span><text:span text:style-name="T389">。</text:span></text:p>
                </text:list-item>
                <text:list-item>
                  <text:p text:style-name="P197"><text:span text:style-name="T3">第</text:span><text:span text:style-name="T267">3</text:span><text:span text:style-name="T139">層級相態</text:span><text:span text:style-name="T110"> </text:span><text:span text:style-name="T342">↔</text:span><text:span text:style-name="T110"> </text:span><text:span text:style-name="T386">固態</text:span><text:span text:style-name="T389">。</text:span></text:p>
                </text:list-item>
              </text:list>
            </text:list-item>
            <text:list-item>
              <text:p text:style-name="P3">相同層級<text:span text:style-name="T330">相態。</text:span></text:p>
              <text:list>
                <text:list-item>
                  <text:p text:style-name="P6"><text:span text:style-name="T1">&lt;?x&gt;個體的某一特定</text:span><text:span text:style-name="T294">相態</text:span><text:span text:style-name="T1"> 狀態轉移到 &lt;?y&gt;個體的</text:span><text:span text:style-name="T296">其他</text:span><text:span text:style-name="T1">某一特定</text:span><text:span text:style-name="T330">相態。</text:span></text:p>
                  <text:list>
                    <text:list-item>
                      <text:p text:style-name="P6"><text:span text:style-name="T1">x </text:span><text:span text:style-name="T297">=</text:span><text:span text:style-name="T333"> <text:s/></text:span><text:span text:style-name="T1">y。</text:span></text:p>
                    </text:list-item>
                  </text:list>
                </text:list-item>
                <text:list-item>
                  <text:p text:style-name="P14">明顯例子，三相態。</text:p>
                  <text:list>
                    <text:list-item>
                      <text:p text:style-name="P795"><text:span text:style-name="T2">（</text:span><text:span text:style-name="T330">三相態</text:span><text:span text:style-name="T2"> </text:span><text:span text:style-name="T331">的描述在 </text:span><text:span text:style-name="T325">_</text:span><text:span text:style-name="T331"> 文件群的 </text:span><text:span text:style-name="T324">三相態</text:span><text:span text:style-name="T2">）</text:span></text:p>
                    </text:list-item>
                  </text:list>
                </text:list-item>
                <text:list-item>
                  <text:p text:style-name="P15"><text:span text:style-name="T2">明顯例子，</text:span><text:span text:style-name="T1">液態汞</text:span><text:span text:style-name="T295"> 狀態轉移到 </text:span><text:span text:style-name="T1">液態金</text:span><text:span text:style-name="T2">。</text:span></text:p>
                  <text:list>
                    <text:list-item>
                      <text:p text:style-name="P672">元素週期表。</text:p>
                    </text:list-item>
                  </text:list>
                </text:list-item>
              </text:list>
            </text:list-item>
            <text:list-item>
              <text:p text:style-name="P4">不同層級<text:span text:style-name="T330">相態。</text:span></text:p>
              <text:list>
                <text:list-item>
                  <text:p text:style-name="P7"><text:span text:style-name="T3">&lt;?x&gt;個體的某一特定</text:span><text:span text:style-name="T4">相態</text:span><text:span text:style-name="T3"> 狀態轉移到 &lt;?y&gt;個體的</text:span><text:span text:style-name="T296">其他</text:span><text:span text:style-name="T3">某一特定</text:span><text:span text:style-name="T330">相態。</text:span></text:p>
                  <text:list>
                    <text:list-item>
                      <text:p text:style-name="P8"><text:span text:style-name="T6">n </text:span><text:span text:style-name="T333">≥</text:span><text:span text:style-name="T6"> </text:span><text:span text:style-name="T3">x </text:span><text:span text:style-name="T333">≥ </text:span><text:span text:style-name="T6">u</text:span><text:span text:style-name="T3">。</text:span></text:p>
                    </text:list-item>
                    <text:list-item>
                      <text:p text:style-name="P8"><text:span text:style-name="T6">n </text:span><text:span text:style-name="T333">≥</text:span><text:span text:style-name="T6"> </text:span><text:span text:style-name="T3">y </text:span><text:span text:style-name="T333">≥ </text:span><text:span text:style-name="T6">u</text:span><text:span text:style-name="T3">。</text:span></text:p>
                    </text:list-item>
                    <text:list-item>
                      <text:p text:style-name="P8"><text:span text:style-name="T1">x </text:span><text:span text:style-name="T333">≠ <text:s/></text:span><text:span text:style-name="T1">y。</text:span></text:p>
                    </text:list-item>
                  </text:list>
                </text:list-item>
                <text:list-item>
                  <text:p text:style-name="P9"><text:span text:style-name="T330">明顯例子，</text:span><text:span text:style-name="T3">&lt;?</text:span><text:span text:style-name="T5">2</text:span><text:span text:style-name="T3">&gt;個體的某一特定</text:span><text:span text:style-name="T4">相態</text:span><text:span text:style-name="T3"> 狀態轉移到 &lt;?</text:span><text:span text:style-name="T5">3</text:span><text:span text:style-name="T3">&gt;個體的</text:span><text:span text:style-name="T296">其他</text:span><text:span text:style-name="T3">某一特定</text:span><text:span text:style-name="T4">相態</text:span><text:span text:style-name="T5">。</text:span></text:p>
                  <text:list>
                    <text:list-item>
                      <text:p text:style-name="P9"><text:span text:style-name="T330">明顯例子，</text:span><text:span text:style-name="T4">水</text:span><text:span text:style-name="T3">的某一特定</text:span><text:span text:style-name="T4">相態</text:span><text:span text:style-name="T3"> 狀態轉移到 空間的</text:span><text:span text:style-name="T296">其他</text:span><text:span text:style-name="T3">某一特定</text:span><text:span text:style-name="T4">相態</text:span><text:span text:style-name="T5">。</text:span></text:p>
                    </text:list-item>
                    <text:list-item>
                      <text:p text:style-name="P10"><text:span text:style-name="T4">明顯例子，水</text:span><text:span text:style-name="T5">的</text:span><text:span text:style-name="T4">液態</text:span><text:span text:style-name="T5"> 狀態轉移到 空間的</text:span><text:span text:style-name="T294">液</text:span><text:span text:style-name="T4">態</text:span><text:span text:style-name="T5">。</text:span></text:p>
                    </text:list-item>
                    <text:list-item>
                      <text:p text:style-name="P11"><text:span text:style-name="T294">明顯例子，液態水</text:span><text:span text:style-name="T1"> 狀態轉移到 </text:span><text:span text:style-name="T294">液</text:span><text:span text:style-name="T1">態空間。</text:span></text:p>
                    </text:list-item>
                  </text:list>
                </text:list-item>
                <text:list-item>
                  <text:p text:style-name="P12"><text:span text:style-name="T294">明顯例子，液態水</text:span><text:span text:style-name="T1"> 狀態轉移到 </text:span><text:span text:style-name="T294">液</text:span><text:span text:style-name="T1">態空間。</text:span></text:p>
                  <text:list>
                    <text:list-item>
                      <text:p text:style-name="P673">&lt;?x&gt;&lt;?y&gt;週期表。</text:p>
                      <text:list>
                        <text:list-item>
                          <text:p text:style-name="P13"><text:span text:style-name="T1">&lt;?x&gt;&lt;?y&gt;狀態轉移表 </text:span><text:span text:style-name="T342">↔</text:span><text:span text:style-name="T298"> </text:span><text:span text:style-name="T1">元素週期表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6"><text:bookmark-start text:name="重力波"/>重力波<text:bookmark-end text:name="重力波"/></text:p>
          <text:list>
            <text:list-item>
              <text:p text:style-name="P677"><text:span text:style-name="T347">重力波 是 空間</text:span>型聲音。</text:p>
              <text:list>
                <text:list-item>
                  <text:p text:style-name="P677">明顯例子，（人類 認定的）聲音 是 空氣型聲音。</text:p>
                </text:list-item>
              </text:list>
            </text:list-item>
            <text:list-item>
              <text:p text:style-name="P678"><text:span text:style-name="T347">抽象例子，水波 </text:span><text:span text:style-name="T342">↔</text:span><text:span text:style-name="T347"> 重力波</text:span>。</text:p>
              <text:list>
                <text:list-item>
                  <text:p text:style-name="P678"><text:span text:style-name="T347">水 </text:span><text:span text:style-name="T342">↔</text:span><text:span text:style-name="T347"> 空間</text:span>。</text:p>
                </text:list-item>
                <text:list-item>
                  <text:p text:style-name="P679"><text:span text:style-name="T347">泡泡 </text:span><text:span text:style-name="T342">↔</text:span><text:span text:style-name="T347"> </text:span>黑洞、恆星、行星。</text:p>
                  <text:list>
                    <text:list-item>
                      <text:p text:style-name="P679"><text:span text:style-name="T347">泡泡 </text:span>接近、遠離<text:span text:style-name="T347"> </text:span><text:span text:style-name="T342">↔</text:span><text:span text:style-name="T347"> </text:span>黑洞、恆星、行星 接近、遠離。</text:p>
                    </text:list-item>
                    <text:list-item>
                      <text:p text:style-name="P679"><text:span text:style-name="T347">泡泡</text:span>（<text:span text:style-name="T347">互相）吸引 </text:span><text:span text:style-name="T342">↔</text:span><text:span text:style-name="T347"> </text:span>黑洞、恆星、行星（<text:span text:style-name="T347">互相）吸引</text:span>。</text:p>
                    </text:list-item>
                    <text:list-item>
                      <text:p text:style-name="P679"><text:span text:style-name="T347">泡泡 合併、融合 </text:span><text:span text:style-name="T342">↔</text:span><text:span text:style-name="T347"> </text:span>黑洞、恆星、行星 合併、融合。</text:p>
                    </text:list-item>
                    <text:list-item>
                      <text:p text:style-name="P679">泡泡 移動、運動 產生的 水波<text:span text:style-name="T348"> </text:span><text:span text:style-name="T342">↔</text:span><text:span text:style-name="T347"> 黑洞、恆星、行星 移動、運動 產生的 重力波</text:span>。</text:p>
                    </text:list-item>
                    <text:list-item>
                      <text:p text:style-name="P679"><text:span text:style-name="T347">泡泡 破掉 產生的 水波 </text:span><text:span text:style-name="T342">↔</text:span><text:span text:style-name="T347"> 黑洞、恆星、行星 爆炸 產生的 重力波</text:span>。</text:p>
                    </text:list-item>
                    <text:list-item>
                      <text:p text:style-name="P680">水波的 都普勒效應<text:span text:style-name="T348"> </text:span><text:span text:style-name="T342">↔</text:span><text:span text:style-name="T347"> 重力波</text:span>的 都普勒效應。</text:p>
                    </text:list-item>
                    <text:list-item>
                      <text:p text:style-name="P680">假定，（某一特定、該）空間 是 第一個&lt;?3&gt;個體。</text:p>
                      <text:list>
                        <text:list-item>
                          <text:p text:style-name="P681"><text:span text:style-name="T499">假定，（某一特定、該）泡泡 是 水膜 包覆 空氣</text:span>。</text:p>
                          <text:list>
                            <text:list-item>
                              <text:p text:style-name="P16">假定，該泡泡 被 真空 包覆。</text:p>
                              <text:list>
                                <text:list-item>
                                  <text:p text:style-name="P681">該泡泡 介於 真空 之間。</text:p>
                                </text:list-item>
                              </text:list>
                            </text:list-item>
                            <text:list-item>
                              <text:p text:style-name="P200"><text:span text:style-name="T349">泡泡</text:span><text:span text:style-name="T7"> </text:span><text:span text:style-name="T342">↔</text:span><text:span text:style-name="T7"> 黑洞、恆星、行星</text:span><text:span text:style-name="T349">。</text:span></text:p>
                              <text:list>
                                <text:list-item>
                                  <text:p text:style-name="P200"><text:span text:style-name="T349">水膜</text:span><text:span text:style-name="T7"> </text:span><text:span text:style-name="T342">↔</text:span><text:span text:style-name="T7"> 大氣層、星體磁場</text:span><text:span text:style-name="T3">。</text:span><text:span text:style-name="T449">（星體磁場 的 明顯例子，地球磁場、太陽磁場、黑洞磁場）</text:span></text:p>
                                </text:list-item>
                                <text:list-item>
                                  <text:p text:style-name="P200"><text:span text:style-name="T349">空氣</text:span><text:span text:style-name="T7"> </text:span><text:span text:style-name="T342">↔</text:span><text:span text:style-name="T7"> 黑洞、恆星、行星 的 &lt;?</text:span><text:span text:style-name="T9">2~u&gt; </text:span><text:span text:style-name="T7">內容物、內在物質</text:span><text:span text:style-name="T349">。</text:span></text:p>
                                </text:list-item>
                                <text:list-item>
                                  <text:p text:style-name="P201"><text:span text:style-name="T349">真空</text:span><text:span text:style-name="T7"> </text:span><text:span text:style-name="T342">↔</text:span><text:span text:style-name="T7"> &lt;?</text:span><text:span text:style-name="T9">2~u&gt;</text:span><text:span text:style-name="T8">型真空</text:span><text:span text:style-name="T349">。</text:span></text:p>
                                </text:list-item>
                              </text:list>
                            </text:list-item>
                            <text:list-item>
                              <text:p text:style-name="P682">泡泡 在 水、空氣 的 凹陷<text:span text:style-name="T347"> </text:span><text:span text:style-name="T342">↔</text:span><text:span text:style-name="T347">。</text:span></text:p>
                              <text:list>
                                <text:list-item>
                                  <text:p text:style-name="P682">黑洞、恆星、行星 在 第一個&lt;?<text:span text:style-name="T498">3&gt;個體</text:span>、第二個&lt;?<text:span text:style-name="T498">3&gt;個體</text:span> 的 凹陷。</text:p>
                                </text:list-item>
                              </text:list>
                            </text:list-item>
                            <text:list-item>
                              <text:p text:style-name="P682">泡泡 周遭、周圍 的 凹陷<text:span text:style-name="T347"> </text:span><text:span text:style-name="T342">↔</text:span>。</text:p>
                              <text:list>
                                <text:list-item>
                                  <text:p text:style-name="P682">黑洞、恆星、行星 周遭、周圍 在 第一個&lt;?<text:span text:style-name="T498">3&gt;個體</text:span>、第二個&lt;?<text:span text:style-name="T498">3&gt;個體</text:span>的 凹陷。</text:p>
                                  <text:list>
                                    <text:list-item>
                                      <text:p text:style-name="P682">明顯例子，（人類 認定的）重力阱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81">泡泡的 水膜 周遭、周圍 的 凹陷<text:span text:style-name="T347"> </text:span><text:span text:style-name="T342">↔</text:span>。</text:p>
                              <text:list>
                                <text:list-item>
                                  <text:p text:style-name="P683"><text:span text:style-name="T347">大氣層、星體磁場</text:span> 周遭、周圍 在 第一個&lt;?<text:span text:style-name="T498">3&gt;個體</text:span>、第二個&lt;?<text:span text:style-name="T498">3&gt;個體</text:span>的 凹陷。</text:p>
                                </text:list-item>
                              </text:list>
                            </text:list-item>
                            <text:list-item>
                              <text:p text:style-name="P684">泡泡 在 水、空氣 的 凹陷 越深，泡泡 在 周遭、周圍 形成的 凹陷 越明顯。</text:p>
                              <text:list>
                                <text:list-item>
                                  <text:p text:style-name="P684">假定，其他泡泡 進入 該影響範圍。</text:p>
                                  <text:list>
                                    <text:list-item>
                                      <text:p text:style-name="P684">其他泡泡 距離 該泡泡 越近，影響 越明顯，被拉近的 速度 越快。</text:p>
                                    </text:list-item>
                                  </text:list>
                                </text:list-item>
                                <text:list-item>
                                  <text:p text:style-name="P684">假定，泡泡 自轉。</text:p>
                                </text:list-item>
                                <text:list-item>
                                  <text:p text:style-name="P684">泡泡的 自轉 會 帶動 水、空氣 轉動、運動。</text:p>
                                  <text:list>
                                    <text:list-item>
                                      <text:p text:style-name="P684">泡泡 形成的 凹陷 越明顯，（該自轉 帶動的）該轉動、該運動 越明顯。</text:p>
                                    </text:list-item>
                                    <text:list-item>
                                      <text:p text:style-name="P684">該自轉 越快，該轉動、該運動、該變化 越快、越明顯。</text:p>
                                    </text:list-item>
                                  </text:list>
                                </text:list-item>
                                <text:list-item>
                                  <text:p text:style-name="P684">水、空氣 形成 水漩渦、空氣漩渦、水和空氣複合型漩渦。</text:p>
                                  <text:list>
                                    <text:list-item>
                                      <text:p text:style-name="P684">水漩渦 的 明顯例子，（人類 認定的）漩渦。</text:p>
                                    </text:list-item>
                                    <text:list-item>
                                      <text:p text:style-name="P684">空氣漩渦 的 明顯例子，颱風、龍捲風。</text:p>
                                    </text:list-item>
                                    <text:list-item>
                                      <text:p text:style-name="P684">水和空氣複合型漩渦 的 明顯例子，水龍捲。</text:p>
                                    </text:list-item>
                                    <text:list-item>
                                      <text:p text:style-name="P685">水漩渦<text:span text:style-name="T347"> </text:span><text:span text:style-name="T342">↔</text:span><text:span text:style-name="T347">（人類 認定的）公轉</text:span>。</text:p>
                                    </text:list-item>
                                    <text:list-item>
                                      <text:p text:style-name="P686">空氣漩渦<text:span text:style-name="T347"> </text:span><text:span text:style-name="T342">↔</text:span><text:span text:style-name="T347"> </text:span>第二個&lt;?<text:span text:style-name="T498">3&gt;個體</text:span>的 漩渦<text:span text:style-name="T347">。</text:span></text:p>
                                    </text:list-item>
                                    <text:list-item>
                                      <text:p text:style-name="P686">水和空氣的複合型漩渦<text:span text:style-name="T347"> </text:span><text:span text:style-name="T342">↔</text:span><text:span text:style-name="T347"> 空間和</text:span>第二個&lt;?<text:span text:style-name="T498">3&gt;個體</text:span>的複合型漩渦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2"><text:span text:style-name="T7">明顯例子，</text:span><text:span text:style-name="T349">假定，某一特定泡泡 是 水膜 包覆 空氣。</text:span></text:p>
                  <text:list>
                    <text:list-item>
                      <text:p text:style-name="P17">假定，該泡泡 有一半，被 水 包覆。</text:p>
                    </text:list-item>
                    <text:list-item>
                      <text:p text:style-name="P17">假定，該泡泡 有（另）一半，被 空氣 包覆。</text:p>
                    </text:list-item>
                    <text:list-item>
                      <text:p text:style-name="P18">該泡泡 介於 水、空氣 之間。</text:p>
                    </text:list-item>
                  </text:list>
                </text:list-item>
                <text:list-item>
                  <text:p text:style-name="P202"><text:span text:style-name="T7">明顯例子，</text:span><text:span text:style-name="T349">假定，某一特定泡泡 是 水膜 包覆 空氣。</text:span></text:p>
                  <text:list>
                    <text:list-item>
                      <text:p text:style-name="P19">假定，該泡泡 被 空氣 包覆。</text:p>
                      <text:list>
                        <text:list-item>
                          <text:p text:style-name="P687">該泡泡 介於 空氣 之間。</text:p>
                        </text:list-item>
                      </text:list>
                    </text:list-item>
                    <text:list-item>
                      <text:p text:style-name="P20">假定，該泡泡 被 真空 包覆。</text:p>
                      <text:list>
                        <text:list-item>
                          <text:p text:style-name="P687">該泡泡 介於 真空 之間。</text:p>
                        </text:list-item>
                      </text:list>
                    </text:list-item>
                    <text:list-item>
                      <text:p text:style-name="P203"><text:span text:style-name="T349">泡泡</text:span><text:span text:style-name="T7"> </text:span><text:span text:style-name="T342">↔</text:span><text:span text:style-name="T7"> 黑洞、恆星、行星</text:span><text:span text:style-name="T349">。</text:span></text:p>
                      <text:list>
                        <text:list-item>
                          <text:p text:style-name="P204"><text:span text:style-name="T349">水膜</text:span><text:span text:style-name="T7"> </text:span><text:span text:style-name="T342">↔</text:span><text:span text:style-name="T7"> 大氣層、星體磁場</text:span><text:span text:style-name="T3">。</text:span><text:span text:style-name="T447">（星體磁場 的 明顯例子，地球磁場、太陽磁場、黑洞磁場）</text:span></text:p>
                        </text:list-item>
                        <text:list-item>
                          <text:p text:style-name="P205"><text:span text:style-name="T349">空氣</text:span><text:span text:style-name="T7"> </text:span><text:span text:style-name="T342">↔</text:span><text:span text:style-name="T7"> 黑洞、恆星、行星 的 &lt;?</text:span><text:span text:style-name="T9">2~u&gt; </text:span><text:span text:style-name="T7">內容物、內在物質</text:span><text:span text:style-name="T349">。</text:span></text:p>
                        </text:list-item>
                        <text:list-item>
                          <text:p text:style-name="P206"><text:span text:style-name="T349">真空</text:span><text:span text:style-name="T7"> </text:span><text:span text:style-name="T342">↔</text:span><text:span text:style-name="T7"> &lt;?</text:span><text:span text:style-name="T9">2~u&gt;</text:span><text:span text:style-name="T8">型真空</text:span><text:span text:style-name="T349">。</text:span><text:span text:style-name="T452">（&lt;?</text:span><text:span text:style-name="T453">2&gt; ~ &lt;?u&gt; 型真空</text:span><text:span text:style-name="T480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2"><text:span text:style-name="T7">明顯例子，</text:span><text:span text:style-name="T349">假定，某一特定泡泡 是 水膜 包覆 水。</text:span></text:p>
                  <text:list>
                    <text:list-item>
                      <text:p text:style-name="P18">假定，該泡泡 被 水 包覆。</text:p>
                    </text:list-item>
                    <text:list-item>
                      <text:p text:style-name="P21">該泡泡 介於 水 之間。</text:p>
                    </text:list-item>
                  </text:list>
                </text:list-item>
                <text:list-item>
                  <text:p text:style-name="P207"><text:span text:style-name="T7">明顯例子，</text:span><text:span text:style-name="T349">假定，某一特定泡泡 是 水膜 包覆 水。</text:span></text:p>
                  <text:list>
                    <text:list-item>
                      <text:p text:style-name="P21">假定，該泡泡 被 真空 包覆。</text:p>
                    </text:list-item>
                    <text:list-item>
                      <text:p text:style-name="P22">該泡泡 介於 真空 之間。該桌布的 布<text:span text:style-name="T298"> </text:span><text:span text:style-name="T342">↔</text:span><text:span text:style-name="T298"> 空間</text:span>。</text:p>
                    </text:list-item>
                  </text:list>
                </text:list-item>
              </text:list>
            </text:list-item>
            <text:list-item>
              <text:p text:style-name="P22">明顯例子，假定，某一特定桌布 是 三維個體。</text:p>
              <text:list>
                <text:list-item>
                  <text:p text:style-name="P22">假定，該桌布 是 懸空狀態、漂浮狀態。</text:p>
                </text:list-item>
                <text:list-item>
                  <text:p text:style-name="P22">假定，該桌布的 邊緣 被固定。</text:p>
                </text:list-item>
                <text:list-item>
                  <text:p text:style-name="P22">假定，該桌布 是 彈性體。</text:p>
                </text:list-item>
                <text:list-item>
                  <text:p text:style-name="P22">該桌布的 表面 是 二維。</text:p>
                </text:list-item>
                <text:list-item>
                  <text:p text:style-name="P208"><text:span text:style-name="T349">假定，第</text:span><text:span text:style-name="T10">i</text:span><text:span text:style-name="T349">個個體 放進 該桌布。</text:span></text:p>
                  <text:list>
                    <text:list-item>
                      <text:p text:style-name="P221"><text:span text:style-name="T332">∞</text:span><text:span text:style-name="T10"> </text:span><text:span text:style-name="T3">&gt; </text:span><text:span text:style-name="T10">i </text:span><text:span text:style-name="T3">&gt; 0</text:span><text:span text:style-name="T349">。</text:span></text:p>
                    </text:list-item>
                    <text:list-item>
                      <text:p text:style-name="P208"><text:span text:style-name="T349">第</text:span><text:span text:style-name="T10">i</text:span><text:span text:style-name="T349">個個體 被</text:span><text:span text:style-name="T350">放入、被</text:span><text:span text:style-name="T349">陷入 該桌布。</text:span></text:p>
                    </text:list-item>
                    <text:list-item>
                      <text:p text:style-name="P208"><text:span text:style-name="T349">第</text:span><text:span text:style-name="T10">i</text:span><text:span text:style-name="T349">個個體（讓，該桌布）產生、形成 第</text:span><text:span text:style-name="T11">i</text:span><text:span text:style-name="T349">個凹陷。</text:span></text:p>
                    </text:list-item>
                    <text:list-item>
                      <text:p text:style-name="P208"><text:span text:style-name="T349">第</text:span><text:span text:style-name="T10">i</text:span><text:span text:style-name="T349">個凹陷 不是 二維個體、該桌布的表面。</text:span></text:p>
                    </text:list-item>
                    <text:list-item>
                      <text:p text:style-name="P208"><text:span text:style-name="T349">第</text:span><text:span text:style-name="T10">i</text:span><text:span text:style-name="T349">個凹陷 是 三維個體。</text:span></text:p>
                    </text:list-item>
                  </text:list>
                </text:list-item>
                <text:list-item>
                  <text:p text:style-name="P208"><text:span text:style-name="T349">該桌布的 布</text:span><text:span text:style-name="T7"> </text:span><text:span text:style-name="T342">↔</text:span><text:span text:style-name="T7"> 空間</text:span><text:span text:style-name="T349">。</text:span></text:p>
                  <text:list>
                    <text:list-item>
                      <text:p text:style-name="P208"><text:span text:style-name="T349">布的 應力、彈性力</text:span><text:span text:style-name="T7"> </text:span><text:span text:style-name="T342">↔</text:span><text:span text:style-name="T7"> 重力</text:span><text:span text:style-name="T349">。</text:span></text:p>
                    </text:list-item>
                    <text:list-item>
                      <text:p text:style-name="P208"><text:span text:style-name="T349">布的 波動</text:span><text:span text:style-name="T7"> </text:span><text:span text:style-name="T342">↔</text:span><text:span text:style-name="T7"> 重力波</text:span><text:span text:style-name="T349">。</text:span></text:p>
                    </text:list-item>
                    <text:list-item>
                      <text:p text:style-name="P208"><text:span text:style-name="T349">假定，某一特定個體 產生、形成 </text:span><text:span text:style-name="T3">V</text:span><text:span text:style-name="T349">形狀型凹陷。</text:span></text:p>
                      <text:list>
                        <text:list-item>
                          <text:p text:style-name="P208"><text:span text:style-name="T349">該個體 </text:span><text:span text:style-name="T3">在 V形狀的 中</text:span><text:span text:style-name="T349">下點。</text:span></text:p>
                        </text:list-item>
                        <text:list-item>
                          <text:p text:style-name="P209"><text:span text:style-name="T349">假定，某一特定載具個體 在 </text:span><text:span text:style-name="T3">V</text:span><text:span text:style-name="T349">形狀的 左上點。</text:span></text:p>
                        </text:list-item>
                        <text:list-item>
                          <text:p text:style-name="P209"><text:span text:style-name="T349">假定，該載具個體 從</text:span><text:span text:style-name="T3"> V形狀的 左上點 移動到 V形狀</text:span><text:span text:style-name="T349">的 右上點。</text:span></text:p>
                          <text:list>
                            <text:list-item>
                              <text:p text:style-name="P22">假定，該載具個體 沿著 該桌布的 布 移動、運動。</text:p>
                              <text:list>
                                <text:list-item>
                                  <text:p text:style-name="P23">該載具個體的 移動、運動 使用（人類 認定的）移動、運動。</text:p>
                                </text:list-item>
                                <text:list-item>
                                  <text:p text:style-name="P210"><text:span text:style-name="T349">該載具個體的 移動、運動 有機率使用 空間的</text:span><text:span text:style-name="T3">&lt;?</text:span><text:span text:style-name="T13">2&gt;個體</text:span><text:span text:style-name="T349">型運動。</text:span></text:p>
                                  <text:list>
                                    <text:list-item>
                                      <text:p text:style-name="P211"><text:span text:style-name="T349">已知，該桌布的 布</text:span><text:span text:style-name="T7"> </text:span><text:span text:style-name="T342">↔</text:span><text:span text:style-name="T7"> 空間</text:span><text:span text:style-name="T349">。</text:span></text:p>
                                      <text:list>
                                        <text:list-item>
                                          <text:p text:style-name="P210"><text:span text:style-name="T349">該桌布的 布的 </text:span><text:span text:style-name="T3">&lt;?a&gt;</text:span><text:span text:style-name="T349">個體</text:span><text:span text:style-name="T7"> </text:span><text:span text:style-name="T342">↔</text:span><text:span text:style-name="T7"> 空間的</text:span><text:span text:style-name="T3">&lt;?</text:span><text:span text:style-name="T13">a&gt;</text:span><text:span text:style-name="T7">個體</text:span><text:span text:style-name="T349">。</text:span></text:p>
                                        </text:list-item>
                                        <text:list-item>
                                          <text:p text:style-name="P212"><text:span text:style-name="T349">空間的</text:span><text:span text:style-name="T3">&lt;?</text:span><text:span text:style-name="T13">2&gt;個體</text:span><text:span text:style-name="T349">型運動 是 使用 </text:span><text:span text:style-name="T7">空間的</text:span><text:span text:style-name="T3">&lt;?</text:span><text:span text:style-name="T13">a&gt;</text:span><text:span text:style-name="T7">個體 </text:span><text:span text:style-name="T352">為 介質 來 移動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3"><text:span text:style-name="T349">空間的</text:span><text:span text:style-name="T3">&lt;?</text:span><text:span text:style-name="T13">2&gt;個體</text:span><text:span text:style-name="T349">型運動 的 明顯例子，在 空間的 移動、運動。</text:span></text:p>
                                      <text:list>
                                        <text:list-item>
                                          <text:p text:style-name="P214"><text:span text:style-name="T7">已知，該桌布的 布 </text:span><text:span text:style-name="T342">↔</text:span><text:span text:style-name="T7"> </text:span><text:span text:style-name="T349">空間</text:span><text:span text:style-name="T7">。</text:span></text:p>
                                        </text:list-item>
                                        <text:list-item>
                                          <text:p text:style-name="P214"><text:span text:style-name="T349">生存、生活 在 該桌布上的 某一特定個體 認定的 空間</text:span><text:span text:style-name="T7"> </text:span><text:span text:style-name="T342">↔</text:span><text:span text:style-name="T7"> </text:span><text:span text:style-name="T349">空間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假定，該載具個體的 運動軌跡 是 一條直線。</text:p>
                              <text:list>
                                <text:list-item>
                                  <text:p text:style-name="P209"><text:span text:style-name="T349">該直線 經</text:span><text:span text:style-name="T3">過 V</text:span><text:span text:style-name="T349">形狀的 左上點、右上點。</text:span></text:p>
                                </text:list-item>
                                <text:list-item>
                                  <text:p text:style-name="P24">該載具個體的 移動、運動 使用（人類 認定的）蟲洞、空間摺疊技術。</text:p>
                                </text:list-item>
                                <text:list-item>
                                  <text:p text:style-name="P24">假定，空氣 包覆 該桌布。</text:p>
                                  <text:list>
                                    <text:list-item>
                                      <text:p text:style-name="P25">該載具個體的 移動、運動 有機率使用 桌布型空氣動力學。</text:p>
                                    </text:list-item>
                                    <text:list-item>
                                      <text:p text:style-name="P215"><text:span text:style-name="T349">該載具個體的 移動、運動 有機率使用 超空間的</text:span><text:span text:style-name="T3">&lt;?</text:span><text:span text:style-name="T13">2&gt;個體</text:span><text:span text:style-name="T349">型運動。</text:span></text:p>
                                      <text:list>
                                        <text:list-item>
                                          <text:p text:style-name="P216"><text:span text:style-name="T349">已知，該桌布的 布</text:span><text:span text:style-name="T7"> </text:span><text:span text:style-name="T342">↔</text:span><text:span text:style-name="T7"> 空間</text:span><text:span text:style-name="T349">。</text:span></text:p>
                                          <text:list>
                                            <text:list-item>
                                              <text:p text:style-name="P212"><text:span text:style-name="T349">該桌布的 布 以外的</text:span><text:span text:style-name="T3"> &lt;?</text:span><text:span text:style-name="T13">a</text:span><text:span text:style-name="T12">&gt;</text:span><text:span text:style-name="T352">個體</text:span><text:span text:style-name="T7"> </text:span><text:span text:style-name="T342">↔</text:span><text:span text:style-name="T7"> 超空間的</text:span><text:span text:style-name="T3">&lt;?</text:span><text:span text:style-name="T13">a&gt;</text:span><text:span text:style-name="T7">個體</text:span><text:span text:style-name="T349">。</text:span></text:p>
                                            </text:list-item>
                                            <text:list-item>
                                              <text:p text:style-name="P212"><text:span text:style-name="T349">超空間的</text:span><text:span text:style-name="T3">&lt;?</text:span><text:span text:style-name="T13">2&gt;個體</text:span><text:span text:style-name="T349">型運動 是 使用超</text:span><text:span text:style-name="T7">空間的</text:span><text:span text:style-name="T3">&lt;?</text:span><text:span text:style-name="T13">a&gt;</text:span><text:span text:style-name="T7">個體為</text:span><text:span text:style-name="T352">介質來移動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7"><text:span text:style-name="T349">超空間的</text:span><text:span text:style-name="T3">&lt;?</text:span><text:span text:style-name="T13">2&gt;個體</text:span><text:span text:style-name="T349">型運動 的 明顯例子，不在 空間的 移動、運動。</text:span></text:p>
                                          <text:list>
                                            <text:list-item>
                                              <text:p text:style-name="P217"><text:span text:style-name="T7">已知，該桌布的 布 </text:span><text:span text:style-name="T342">↔</text:span><text:span text:style-name="T7"> </text:span><text:span text:style-name="T349">空間</text:span><text:span text:style-name="T7">。</text:span></text:p>
                                            </text:list-item>
                                            <text:list-item>
                                              <text:p text:style-name="P217"><text:span text:style-name="T7">生存、生活 在 該桌布上的 某一特定個體 認定的 空間 </text:span><text:span text:style-name="T342">↔</text:span><text:span text:style-name="T7"> 空間。</text:span></text:p>
                                            </text:list-item>
                                            <text:list-item>
                                              <text:p text:style-name="P217"><text:span text:style-name="T349">生存、生活 在 該桌布上的 該個體 認定的 超空間</text:span><text:span text:style-name="T7"> </text:span><text:span text:style-name="T342">↔</text:span><text:span text:style-name="T7"> 超</text:span><text:span text:style-name="T349">空間。</text:span></text:p>
                                            </text:list-item>
                                            <text:list-item>
                                              <text:p text:style-name="P218"><text:span text:style-name="T349">該桌布的 布（範圍）以外的</text:span><text:span text:style-name="T3"> 空氣、磁場、其他桌布</text:span><text:span text:style-name="T7"> </text:span><text:span text:style-name="T342">↔</text:span><text:span text:style-name="T7"> 超</text:span><text:span text:style-name="T349">空間</text:span><text:span text:style-name="T3">。</text:span></text:p>
                                            </text:list-item>
                                            <text:list-item>
                                              <text:p text:style-name="P219"><text:span text:style-name="T349">該桌布的 布（範圍）以外的</text:span><text:span text:style-name="T3"> 空氣、磁場、其他桌布</text:span><text:span text:style-name="T7"> </text:span><text:span text:style-name="T342">↔</text:span><text:span text:style-name="T7"> 異次元</text:span><text:span text:style-name="T3">。</text:span></text:p>
                                            </text:list-item>
                                            <text:list-item>
                                              <text:p text:style-name="P220"><text:span text:style-name="T349">該桌布的 布（範圍）以外的</text:span><text:span text:style-name="T3"> 空氣、磁場、其他桌布</text:span><text:span text:style-name="T7"> </text:span><text:span text:style-name="T342">↔</text:span><text:span text:style-name="T7"> 其他宇宙</text:span><text:span text:style-name="T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88">假定，某一特定人類個體 貼著 該桌布 生存、生活。</text:p>
                              <text:list>
                                <text:list-item>
                                  <text:p text:style-name="P688">該人類個體 有機率只能 看到、觀測到、感測到 該桌布的 物體、景象。</text:p>
                                  <text:list>
                                    <text:list-item>
                                      <text:p text:style-name="P222"><text:span text:style-name="T3">假定，該人類個體 看到的 空間維度 是 </text:span><text:span text:style-name="T15">3</text:span><text:span text:style-name="T3">維空間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88">該人類個體 有機率 看不到、觀測不到、感測不到 該桌布 以外的 物體。</text:p>
                                  <text:list>
                                    <text:list-item>
                                      <text:p text:style-name="P223"><text:span text:style-name="T3">該人類個體 有機率 看不到、觀測不到 </text:span><text:span text:style-name="T15">4</text:span><text:span text:style-name="T14">（以上）</text:span><text:span text:style-name="T3">維度空間的 物體。</text:span></text:p>
                                    </text:list-item>
                                    <text:list-item>
                                      <text:p text:style-name="P689">假定，某一特定粒子個體 進入、經過、離開 該桌布。</text:p>
                                      <text:list>
                                        <text:list-item>
                                          <text:p text:style-name="P689">該人類個體 有機率發現 該粒子個體 突然出現、會變化、突然消失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4"><text:span text:style-name="T3">明顯例子，該人類個體</text:span><text:span text:style-name="T7"> </text:span><text:span text:style-name="T342">↔</text:span><text:span text:style-name="T7"> 該桌布的 某一特定圖案</text:span><text:span text:style-name="T3">。</text:span></text:p>
                                      <text:list>
                                        <text:list-item>
                                          <text:p text:style-name="P225"><text:span text:style-name="T3">該人類個體 有機率看到 </text:span><text:span text:style-name="T16">3維空間的 個體</text:span><text:span text:style-name="T7"> </text:span><text:span text:style-name="T342">↔</text:span><text:span text:style-name="T7">。</text:span></text:p>
                                          <text:list>
                                            <text:list-item>
                                              <text:p text:style-name="P225"><text:span text:style-name="T7">該圖案、該桌布的其他圖案 能夠發生 重疊、變化</text:span><text:span text:style-name="T16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5"><text:span text:style-name="T16">該人類個體 有機率看不到 </text:span><text:span text:style-name="T17">4（以上）維空間、超空間 的 個體。</text:span></text:p>
                                          <text:list>
                                            <text:list-item>
                                              <text:p text:style-name="P709">該圖案 有機率看不到（該桌布 以外的）空氣。</text:p>
                                            </text:list-item>
                                            <text:list-item>
                                              <text:p text:style-name="P709">空氣 有機率 吹動、吹散、吹聚 該桌布、該圖案。</text:p>
                                            </text:list-item>
                                            <text:list-item>
                                              <text:p text:style-name="P709">該桌布的 擺動 有機率 產生風、產生聲音、讓空氣產生變化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09">已知，空氣 包覆 該桌布。</text:p>
                                          <text:list>
                                            <text:list-item>
                                              <text:p text:style-name="P709">該圖案、空氣 有機率 近在咫尺。</text:p>
                                            </text:list-item>
                                            <text:list-item>
                                              <text:p text:style-name="P709">空氣、其他桌布 的 明顯例子，（人類 認定的）天堂、其他宇宙。</text:p>
                                            </text:list-item>
                                            <text:list-item>
                                              <text:p text:style-name="P226"><text:span text:style-name="T17">空氣、（空氣 包覆、蘊含 的）聲音、鳥類</text:span><text:span text:style-name="T7"> </text:span><text:span text:style-name="T342">↔</text:span><text:span text:style-name="T17">（人類 認定的）神。</text:span></text:p>
                                            </text:list-item>
                                            <text:list-item>
                                              <text:p text:style-name="P227"><text:span text:style-name="T17">空氣、（空氣 包覆、蘊含 的）聲音、鳥類</text:span><text:span text:style-name="T7"> </text:span><text:span text:style-name="T342">↔</text:span><text:span text:style-name="T7"> 超</text:span><text:span text:style-name="T351">空間的</text:span><text:span text:style-name="T17">神。</text:span></text:p>
                                            </text:list-item>
                                            <text:list-item>
                                              <text:p text:style-name="P228"><text:span text:style-name="T17">空氣、（空氣 包覆、蘊含 的）聲音、鳥類</text:span><text:span text:style-name="T7"> </text:span><text:span text:style-name="T342">↔</text:span><text:span text:style-name="T7"> 超</text:span><text:span text:style-name="T351">空間的</text:span><text:span text:style-name="T17">個體。</text:span></text:p>
                                            </text:list-item>
                                            <text:list-item>
                                              <text:p text:style-name="P228"><text:span text:style-name="T17">空氣、（空氣 包覆 的）鳥類</text:span><text:span text:style-name="T7"> </text:span><text:span text:style-name="T342">↔</text:span><text:span text:style-name="T7"> 超</text:span><text:span text:style-name="T351">空間的</text:span><text:span text:style-name="T18">&lt;?</text:span><text:span text:style-name="T13">2&gt;</text:span><text:span text:style-name="T17">個體。</text:span></text:p>
                                            </text:list-item>
                                            <text:list-item>
                                              <text:p text:style-name="P229"><text:span text:style-name="T17">該桌布</text:span><text:span text:style-name="T3"> 以外的 </text:span><text:span text:style-name="T18">&lt;?a</text:span><text:span text:style-name="T13">&gt;</text:span><text:span text:style-name="T17">個體</text:span><text:span text:style-name="T7"> </text:span><text:span text:style-name="T342">↔</text:span><text:span text:style-name="T7">（人類 認定的）超</text:span><text:span text:style-name="T351">空間 的 </text:span><text:span text:style-name="T18">&lt;?a</text:span><text:span text:style-name="T13">&gt;</text:span><text:span text:style-name="T17">個體。</text:span></text:p>
                                            </text:list-item>
                                            <text:list-item>
                                              <text:p text:style-name="P229"><text:span text:style-name="T17">該桌布</text:span><text:span text:style-name="T3"> 以外的 </text:span><text:span text:style-name="T18">&lt;?a</text:span><text:span text:style-name="T13">&gt;</text:span><text:span text:style-name="T17">個體</text:span><text:span text:style-name="T7"> </text:span><text:span text:style-name="T342">↔</text:span><text:span text:style-name="T7">（人類 認定的）異</text:span><text:span text:style-name="T351">空間 的 </text:span><text:span text:style-name="T18">&lt;?a</text:span><text:span text:style-name="T13">&gt;</text:span><text:span text:style-name="T17">個體。</text:span></text:p>
                                            </text:list-item>
                                            <text:list-item>
                                              <text:p text:style-name="P229"><text:span text:style-name="T17">該桌布</text:span><text:span text:style-name="T3"> 以外的 </text:span><text:span text:style-name="T18">&lt;?a</text:span><text:span text:style-name="T13">&gt;</text:span><text:span text:style-name="T17">個體</text:span><text:span text:style-name="T7"> </text:span><text:span text:style-name="T342">↔</text:span><text:span text:style-name="T7">（人類 認定的）異次元 </text:span><text:span text:style-name="T351">的 </text:span><text:span text:style-name="T18">&lt;?a</text:span><text:span text:style-name="T13">&gt;</text:span><text:span text:style-name="T17">個體。</text:span></text:p>
                                            </text:list-item>
                                            <text:list-item>
                                              <text:p text:style-name="P230"><text:span text:style-name="T17">該桌布</text:span><text:span text:style-name="T3"> 以外的 </text:span><text:span text:style-name="T18">&lt;?a</text:span><text:span text:style-name="T13">&gt;</text:span><text:span text:style-name="T17">個體</text:span><text:span text:style-name="T7"> </text:span><text:span text:style-name="T342">↔</text:span><text:span text:style-name="T7"> 異</text:span><text:span text:style-name="T515">（宇宙胞 的）</text:span><text:span text:style-name="T18">&lt;?a</text:span><text:span text:style-name="T13">&gt;</text:span><text:span text:style-name="T7">個體</text:span><text:span text:style-name="T17">。</text:span></text:p>
                                            </text:list-item>
                                            <text:list-item>
                                              <text:p text:style-name="P231"><text:span text:style-name="T17">該桌布</text:span><text:span text:style-name="T3">的 </text:span><text:span text:style-name="T18">&lt;?a</text:span><text:span text:style-name="T13">&gt;</text:span><text:span text:style-name="T17">個體</text:span><text:span text:style-name="T7"> </text:span><text:span text:style-name="T342">↔</text:span><text:span text:style-name="T7"> </text:span><text:span text:style-name="T18">&lt;?a</text:span><text:span text:style-name="T13">&gt;</text:span><text:span text:style-name="T17">個體、</text:span><text:span text:style-name="T7">本</text:span><text:span text:style-name="T515">（宇宙胞 的）</text:span><text:span text:style-name="T18">&lt;?a</text:span><text:span text:style-name="T13">&gt;</text:span><text:span text:style-name="T7">個體</text:span><text:span text:style-name="T1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10">該圖案 有機率是 雕刻、刺繡、油畫、泥畫、沙畫、水彩畫 的 圖案。</text:p>
                                        </text:list-item>
                                        <text:list-item>
                                          <text:p text:style-name="P710">該圖案 有機率 一目了然、賞心悅目、持續（主動、被動）變化。</text:p>
                                          <text:list>
                                            <text:list-item>
                                              <text:p text:style-name="P710">變化 的 明顯例子，圖案暈開、被塗改、被修補、被加層、更立體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10">該圖案 有機率是 靜態畫、動態畫。</text:p>
                                          <text:list>
                                            <text:list-item>
                                              <text:p text:style-name="P710">動態畫 不是 一張、一張 的 動畫。</text:p>
                                            </text:list-item>
                                            <text:list-item>
                                              <text:p text:style-name="P710">動態畫 是 持續變化的 畫。</text:p>
                                            </text:list-item>
                                            <text:list-item>
                                              <text:p text:style-name="P711">動態畫 的 明顯例子，沙畫、想像畫、製作當中和正在完成的畫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12">假定，該圖案、該圖案的顏料 部分、完全 脫離、被脫離、被剝離。</text:p>
                                          <text:list>
                                            <text:list-item>
                                              <text:p text:style-name="P711">在 該桌布的 其他圖案 有機率認定 該圖案 進入 超空間、異次元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2"><text:span text:style-name="T17">假定，某一特定異</text:span><text:span text:style-name="T516">（宇宙胞 的）</text:span><text:span text:style-name="T17">個體 把 某一特定顏料 塗到 該桌布。</text:span></text:p>
                                          <text:list>
                                            <text:list-item>
                                              <text:p text:style-name="P711">在 該桌布的 其他圖案 有機率認定 該顏料 憑空出現、從無到有。</text:p>
                                            </text:list-item>
                                            <text:list-item>
                                              <text:p text:style-name="P713">在 該桌布的 其他圖案 有機率認定 該顏料 從 超空間 進入 空間。</text:p>
                                            </text:list-item>
                                            <text:list-item>
                                              <text:p text:style-name="P233"><text:span text:style-name="T17">在 該桌布的其他圖案 有機率認定 該顏料</text:span><text:span text:style-name="T19">形成的 圖案</text:span><text:span text:style-name="T17"> 進入 空間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4"><text:span text:style-name="T17">假定，某一特定異</text:span><text:span text:style-name="T516">（宇宙胞 的）</text:span><text:span text:style-name="T17">個體 感知、感受、感測 該桌布。</text:span></text:p>
                                          <text:list>
                                            <text:list-item>
                                              <text:p text:style-name="P235"><text:span text:style-name="T17">該異個體</text:span><text:span text:style-name="T7"> </text:span><text:span text:style-name="T342">↔</text:span><text:span text:style-name="T17">（人類 認定的）宇宙 之外的（人類 認定的）神。</text:span></text:p>
                                            </text:list-item>
                                            <text:list-item>
                                              <text:p text:style-name="P236"><text:span text:style-name="T17">該異個體</text:span><text:span text:style-name="T7"> </text:span><text:span text:style-name="T342">↔</text:span><text:span text:style-name="T17">（人類 認定的）宇宙 之外的（觀測）個體。</text:span></text:p>
                                            </text:list-item>
                                            <text:list-item>
                                              <text:p text:style-name="P237"><text:span text:style-name="T17">該異個體</text:span><text:span text:style-name="T7"> </text:span><text:span text:style-name="T342">↔</text:span><text:span text:style-name="T17">（人類 認定的）超空間、異次元 的（觀測）個體。</text:span></text:p>
                                            </text:list-item>
                                            <text:list-item>
                                              <text:p text:style-name="P237"><text:span text:style-name="T17">該異個體</text:span><text:span text:style-name="T7"> </text:span><text:span text:style-name="T342">↔</text:span><text:span text:style-name="T17">（人類 認定的）超空間、異次元 的 某一特定個體。</text:span></text:p>
                                            </text:list-item>
                                            <text:list-item>
                                              <text:p text:style-name="P714">該異個體 有機率正在 感知、感受、感測 該桌布的 圖案。</text:p>
                                            </text:list-item>
                                            <text:list-item>
                                              <text:p text:style-name="P715">該異個體 有機率只感測到 該桌布、該桌布的圖案 的 外表、外層。</text:p>
                                            </text:list-item>
                                            <text:list-item>
                                              <text:p text:style-name="P715">感測 的 明顯例子，使用（人類 認定的）視覺、觸覺、磁覺 感測。</text:p>
                                            </text:list-item>
                                            <text:list-item>
                                              <text:p text:style-name="P238"><text:span text:style-name="T17">感測 的 明顯例子，使用 </text:span><text:span text:style-name="T7">本</text:span><text:span text:style-name="T515">（宇宙胞的）</text:span><text:span text:style-name="T17">視覺、觸覺、磁覺 感測。</text:span></text:p>
                                            </text:list-item>
                                            <text:list-item>
                                              <text:p text:style-name="P238"><text:span text:style-name="T368">感測 的 明顯例子，使用 異</text:span><text:span text:style-name="T523">（宇宙胞的）</text:span><text:span text:style-name="T368">視覺、觸覺、磁覺 感測。</text:span></text:p>
                                            </text:list-item>
                                            <text:list-item>
                                              <text:p text:style-name="P26">該異個體 有機率只看的到 該桌布、該桌布的圖案 的 外表、外層。</text:p>
                                            </text:list-item>
                                            <text:list-item>
                                              <text:p text:style-name="P27">該異個體 有機率能夠透視 該桌布、該桌布的圖案 的 內在、內層。</text:p>
                                            </text:list-item>
                                            <text:list-item>
                                              <text:p text:style-name="P28">該異個體 有機率能夠知道 該桌布、該桌布的圖案 的 材料特性。</text:p>
                                            </text:list-item>
                                            <text:list-item>
                                              <text:p text:style-name="P29">該異個體 有機率能夠預測 該桌布、該桌布的圖案 的 變化。</text:p>
                                            </text:list-item>
                                            <text:list-item>
                                              <text:p text:style-name="P30">預測 的 明顯例子，使用（人類 認定的）物理、數學、本能 預測。</text:p>
                                            </text:list-item>
                                            <text:list-item>
                                              <text:p text:style-name="P239"><text:span text:style-name="T368">預測 的 明顯例子，使用 本</text:span><text:span text:style-name="T523">（宇宙胞的）</text:span><text:span text:style-name="T368">物理、數學、本能 預測。</text:span></text:p>
                                            </text:list-item>
                                            <text:list-item>
                                              <text:p text:style-name="P240"><text:span text:style-name="T368">預測 的 明顯例子，使用 異</text:span><text:span text:style-name="T523">（宇宙胞的）</text:span><text:span text:style-name="T368">物理、數學、本能 預測。</text:span></text:p>
                                            </text:list-item>
                                            <text:list-item>
                                              <text:p text:style-name="P31">預測 的 明顯例子，使用 超空間型 物理、數學、萬物法則 預測。</text:p>
                                            </text:list-item>
                                            <text:list-item>
                                              <text:p text:style-name="P31">預測 的 明顯例子，使用 異次元型 物理、數學、萬物法則 預測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1">該桌布 有機率有 多個圖層。</text:p>
                                          <text:list>
                                            <text:list-item>
                                              <text:p text:style-name="P31">該圖案 有機率有 多個圖層。</text:p>
                                            </text:list-item>
                                            <text:list-item>
                                              <text:p text:style-name="P31">該圖案的 不同位置 有機率有 不同數量的 圖層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1">該桌布、其他桌布、其他個體 有機率 疊放在一起、擺放在一起。</text:p>
                                        </text:list-item>
                                        <text:list-item>
                                          <text:p text:style-name="P31">某一特定（超空間型）個體 有機率 包覆、蘊含、宗疊 該桌布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89">假定，該人類個體 提升、昇華 本能、傳承。</text:p>
                                  <text:list>
                                    <text:list-item>
                                      <text:p text:style-name="P690">該人類個體 有機率 看到、觀測到、感測到 <text:span text:style-name="T512">4（以上）</text:span>維度空間的 物體。</text:p>
                                    </text:list-item>
                                  </text:list>
                                </text:list-item>
                                <text:list-item>
                                  <text:p text:style-name="P691">該桌布<text:span text:style-name="T347"> </text:span><text:span text:style-name="T342">↔</text:span><text:span text:style-name="T347"> </text:span><text:span text:style-name="T504">空間</text:span>。</text:p>
                                  <text:list>
                                    <text:list-item>
                                      <text:p text:style-name="P692">該桌布的 個體<text:span text:style-name="T347"> </text:span><text:span text:style-name="T342">↔</text:span><text:span text:style-name="T347"> 本</text:span><text:span text:style-name="T513">（宇宙胞 的）</text:span><text:span text:style-name="T347">個體</text:span>。</text:p>
                                      <text:list>
                                        <text:list-item>
                                          <text:p text:style-name="P692">該桌布的 圖案、物體<text:span text:style-name="T347"> </text:span><text:span text:style-name="T342">↔</text:span><text:span text:style-name="T347">（人類 認定的）能量、物體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93">該桌布 以外的 個體<text:span text:style-name="T347"> </text:span><text:span text:style-name="T342">↔</text:span><text:span text:style-name="T347"> 異</text:span><text:span text:style-name="T513">（宇宙胞 的）</text:span><text:span text:style-name="T347">個體</text:span>。</text:p>
                                      <text:list>
                                        <text:list-item>
                                          <text:p text:style-name="P694">該桌布 以外的 空氣、磁場、其他桌布<text:span text:style-name="T347"> </text:span><text:span text:style-name="T342">↔</text:span><text:span text:style-name="T347">（人類 認定的）蟲洞</text:span>。</text:p>
                                        </text:list-item>
                                        <text:list-item>
                                          <text:p text:style-name="P695">該桌布 以外的 空氣、磁場、其他桌布<text:span text:style-name="T347"> </text:span><text:span text:style-name="T342">↔</text:span><text:span text:style-name="T347">（人類 認定的）超</text:span><text:span text:style-name="T504">空間</text:span>。</text:p>
                                        </text:list-item>
                                        <text:list-item>
                                          <text:p text:style-name="P696">該桌布 以外的 空氣、磁場、其他桌布<text:span text:style-name="T347"> </text:span><text:span text:style-name="T342">↔</text:span><text:span text:style-name="T347">（人類 認定的）異次元。</text:span></text:p>
                                        </text:list-item>
                                        <text:list-item>
                                          <text:p text:style-name="P696">該桌布 以外的 空氣、磁場、其他桌布<text:span text:style-name="T347"> </text:span><text:span text:style-name="T342">↔</text:span><text:span text:style-name="T347">（人類 認定的）其他宇宙</text:span>。</text:p>
                                        </text:list-item>
                                        <text:list-item>
                                          <text:p text:style-name="P697">該桌布 以外的 圖案、物體<text:span text:style-name="T347"> </text:span><text:span text:style-name="T342">↔</text:span><text:span text:style-name="T347">（人類 認定的）超</text:span><text:span text:style-name="T504">空間</text:span><text:span text:style-name="T505">的 能量、物體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97">假定，空氣 包覆 該桌布。</text:p>
                                  <text:list>
                                    <text:list-item>
                                      <text:p text:style-name="P698">該人類個體 離開 該桌布，進入 空氣<text:span text:style-name="T347"> </text:span><text:span text:style-name="T342">↔</text:span><text:span text:style-name="T347"> 進入（人類 認定的）異次元</text:span>。</text:p>
                                    </text:list-item>
                                    <text:list-item>
                                      <text:p text:style-name="P699">該桌布、空氣 的 材料特性 有機率不同<text:span text:style-name="T347"> </text:span><text:span text:style-name="T342">↔</text:span><text:span text:style-name="T347">。</text:span></text:p>
                                      <text:list>
                                        <text:list-item>
                                          <text:p text:style-name="P241"><text:span text:style-name="T353">存在、變化、（人類認定的）物理定律、化學反應、常數 有機率不同</text:span><text:span text:style-name="T349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3T23:10:21.098000000</dc:date>
    <meta:editing-duration>P20DT17H</meta:editing-duration>
    <meta:editing-cycles>13969</meta:editing-cycles>
    <meta:document-statistic meta:table-count="0" meta:image-count="0" meta:object-count="0" meta:page-count="1" meta:paragraph-count="319" meta:word-count="6876" meta:character-count="8462" meta:non-whitespace-character-count="7465"/>
  </office:meta>
</office:document-meta>
</file>